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808080" style:font-name="Consolas" style:font-name-asian="Consolas" style:font-name-complex="Consolas" style:font-family-generic="modern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14.31395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8.044583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3.6525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4.20812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3.6260416666667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9.18104166666667cm"/>
    </style:style>
    <style:style style:name="co13" style:family="table-column">
      <style:table-column-properties fo:break-before="auto" style:column-width="12.6470833333333cm"/>
    </style:style>
    <style:style style:name="co14" style:family="table-column">
      <style:table-column-properties fo:break-before="auto" style:column-width="11.2183333333333cm"/>
    </style:style>
    <style:style style:name="co15" style:family="table-column">
      <style:table-column-properties fo:break-before="auto" style:column-width="10.74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01" table:style-name="ce5">
            <text:p>1001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1002" table:style-name="ce5">
            <text:p>1002</text:p>
          </table:table-cell>
          <table:table-cell office:value-type="string" table:style-name="ce1">
            <text:p>/wiki/Abbreviations,_automatic</text:p>
          </table:table-cell>
          <table:table-cell table:number-columns-repeated="16382"/>
        </table:table-row>
        <table:table-row table:style-name="ro1">
          <table:table-cell office:value-type="float" office:value="1003" table:style-name="ce5">
            <text:p>1003</text:p>
          </table:table-cell>
          <table:table-cell office:value-type="string" table:style-name="ce1">
            <text:p>/wiki/Abbreviations,_easy</text:p>
          </table:table-cell>
          <table:table-cell table:number-columns-repeated="16382"/>
        </table:table-row>
        <table:table-row table:style-name="ro1">
          <table:table-cell office:value-type="float" office:value="1004" table:style-name="ce5">
            <text:p>1004</text:p>
          </table:table-cell>
          <table:table-cell office:value-type="string" table:style-name="ce6">
            <text:p>/wiki/Abbreviations,_simple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1005" table:style-name="ce5">
            <text:p>1005</text:p>
          </table:table-cell>
          <table:table-cell office:value-type="string" table:style-name="ce1">
            <text:p>/wiki/Addition_chains</text:p>
          </table:table-cell>
          <table:table-cell table:number-columns-repeated="16382"/>
        </table:table-row>
        <table:table-row table:style-name="ro1">
          <table:table-cell office:value-type="float" office:value="1006" table:style-name="ce5">
            <text:p>100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2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1007" table:style-name="ce5">
            <text:p>100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1008" table:style-name="ce5">
            <text:p>1008</text:p>
          </table:table-cell>
          <table:table-cell office:value-type="string" table:style-name="ce1">
            <text:p>/wiki/ASCII_art_diagram_converter</text:p>
          </table:table-cell>
          <table:table-cell table:number-columns-repeated="16382"/>
        </table:table-row>
        <table:table-row table:style-name="ro1">
          <table:table-cell office:value-type="float" office:value="1009" table:style-name="ce5">
            <text:p>1009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1010" table:style-name="ce5">
            <text:p>1010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1011" table:style-name="ce5">
            <text:p>1011</text:p>
          </table:table-cell>
          <table:table-cell office:value-type="string" table:style-name="ce1">
            <text:p>/wiki/Audio_frequency_generator</text:p>
          </table:table-cell>
          <table:table-cell table:number-columns-repeated="16382"/>
        </table:table-row>
        <table:table-row table:style-name="ro1">
          <table:table-cell office:value-type="float" office:value="1012" table:style-name="ce5">
            <text:p>1012</text:p>
          </table:table-cell>
          <table:table-cell office:value-type="string" table:style-name="ce1">
            <text:p>/wiki/Audio_Overlap_Loop</text:p>
          </table:table-cell>
          <table:table-cell table:number-columns-repeated="16382"/>
        </table:table-row>
        <table:table-row table:style-name="ro1">
          <table:table-cell office:value-type="float" office:value="1013" table:style-name="ce5">
            <text:p>1013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1014" table:style-name="ce5">
            <text:p>1014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1015" table:style-name="ce5">
            <text:p>1015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1016" table:style-name="ce5">
            <text:p>1016</text:p>
          </table:table-cell>
          <table:table-cell office:value-type="string" table:style-name="ce1">
            <text:p>/wiki/Base58Check_encoding</text:p>
          </table:table-cell>
          <table:table-cell table:number-columns-repeated="16382"/>
        </table:table-row>
        <table:table-row table:style-name="ro1">
          <table:table-cell office:value-type="float" office:value="1017" table:style-name="ce5">
            <text:p>1017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1018" table:style-name="ce5">
            <text:p>1018</text:p>
          </table:table-cell>
          <table:table-cell office:value-type="string" table:style-name="ce1">
            <text:p>/wiki/Bilinear_interpolation</text:p>
          </table:table-cell>
          <table:table-cell table:number-columns-repeated="16382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1019" table:style-name="ce5">
            <text:p>1019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2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1020" table:style-name="ce5">
            <text:p>1020</text:p>
          </table:table-cell>
          <table:table-cell office:value-type="string" table:style-name="ce1">
            <text:p>/wiki/Black_Box</text:p>
          </table:table-cell>
          <table:table-cell table:number-columns-repeated="16382"/>
        </table:table-row>
        <table:table-row table:style-name="ro1">
          <table:table-cell office:value-type="float" office:value="1021" table:style-name="ce5">
            <text:p>1021</text:p>
          </table:table-cell>
          <table:table-cell office:value-type="string" table:style-name="ce1">
            <text:p>/wiki/Blackjack_strategy</text:p>
          </table:table-cell>
          <table:table-cell table:number-columns-repeated="16382"/>
        </table:table-row>
        <table:table-row table:style-name="ro1">
          <table:table-cell office:value-type="float" office:value="1022" table:style-name="ce5">
            <text:p>1022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2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2"/>
        </table:table-row>
        <table:table-row table:style-name="ro1">
          <table:table-cell office:value-type="float" office:value="1023" table:style-name="ce5">
            <text:p>1023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2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24" table:style-name="ce5">
            <text:p>1024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25" table:style-name="ce5">
            <text:p>10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026" table:style-name="ce5">
            <text:p>10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027" table:style-name="ce5">
            <text:p>1027</text:p>
          </table:table-cell>
          <table:table-cell office:value-type="string" table:style-name="ce1">
            <text:p>/wiki/Chess_player</text:p>
          </table:table-cell>
          <table:table-cell table:number-columns-repeated="16382"/>
        </table:table-row>
        <table:table-row table:style-name="ro1">
          <table:table-cell office:value-type="float" office:value="1028" table:style-name="ce5">
            <text:p>1028</text:p>
          </table:table-cell>
          <table:table-cell office:value-type="string" table:style-name="ce1">
            <text:p>/wiki/Chess_player/Move_generation</text:p>
          </table:table-cell>
          <table:table-cell table:number-columns-repeated="16382"/>
        </table:table-row>
        <table:table-row table:style-name="ro1">
          <table:table-cell office:value-type="float" office:value="1029" table:style-name="ce5">
            <text:p>10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2"/>
        </table:table-row>
        <table:table-row table:style-name="ro1">
          <table:table-cell office:value-type="float" office:value="1030" table:style-name="ce5">
            <text:p>10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2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031" table:style-name="ce5">
            <text:p>1031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032" table:style-name="ce5">
            <text:p>1032</text:p>
          </table:table-cell>
          <table:table-cell office:value-type="string" table:style-name="ce1">
            <text:p>/wiki/Code_segment_unload</text:p>
          </table:table-cell>
          <table:table-cell table:number-columns-repeated="16382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033" table:style-name="ce5">
            <text:p>1033</text:p>
          </table:table-cell>
          <table:table-cell office:value-type="string" table:style-name="ce1">
            <text:p>/wiki/Color_wheel</text:p>
          </table:table-cell>
          <table:table-cell table:number-columns-repeated="16382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2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034" table:style-name="ce5">
            <text:p>10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2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2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2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2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2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2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035" table:style-name="ce5">
            <text:p>10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2"/>
        </table:table-row>
        <table:table-row table:style-name="ro1">
          <table:table-cell office:value-type="float" office:value="1036" table:style-name="ce5">
            <text:p>10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2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037" table:style-name="ce5">
            <text:p>1037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038" table:style-name="ce5">
            <text:p>10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2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039" table:style-name="ce5">
            <text:p>1039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040" table:style-name="ce5">
            <text:p>104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041" table:style-name="ce5">
            <text:p>1041</text:p>
          </table:table-cell>
          <table:table-cell office:value-type="string" table:style-name="ce1">
            <text:p>/wiki/Damm_algorithm</text:p>
          </table:table-cell>
          <table:table-cell table:number-columns-repeated="16382"/>
        </table:table-row>
        <table:table-row table:style-name="ro1">
          <table:table-cell office:value-type="float" office:value="1042" table:style-name="ce5">
            <text:p>1042</text:p>
          </table:table-cell>
          <table:table-cell office:value-type="string" table:style-name="ce1">
            <text:p>/wiki/Data_Encryption_Standard</text:p>
          </table:table-cell>
          <table:table-cell table:number-columns-repeated="16382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043" table:style-name="ce5">
            <text:p>10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2"/>
        </table:table-row>
        <table:table-row table:style-name="ro1">
          <table:table-cell office:value-type="float" office:value="1044" table:style-name="ce5">
            <text:p>1044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2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045" table:style-name="ce5">
            <text:p>1045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046" table:style-name="ce5">
            <text:p>10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2"/>
        </table:table-row>
        <table:table-row table:style-name="ro1">
          <table:table-cell office:value-type="float" office:value="1047" table:style-name="ce5">
            <text:p>1047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048" table:style-name="ce5">
            <text:p>104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049" table:style-name="ce5">
            <text:p>1049</text:p>
          </table:table-cell>
          <table:table-cell office:value-type="string" table:style-name="ce1">
            <text:p>/wiki/Display_a_linear_combination</text:p>
          </table:table-cell>
          <table:table-cell table:number-columns-repeated="16382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050" table:style-name="ce5">
            <text:p>1050</text:p>
          </table:table-cell>
          <table:table-cell office:value-type="string" table:style-name="ce1">
            <text:p>/wiki/Diversity_prediction_theorem</text:p>
          </table:table-cell>
          <table:table-cell table:number-columns-repeated="16382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051" table:style-name="ce5">
            <text:p>1051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2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1052" table:style-name="ce5">
            <text:p>10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2"/>
        </table:table-row>
        <table:table-row table:style-name="ro1">
          <table:table-cell office:value-type="float" office:value="1053" table:style-name="ce5">
            <text:p>10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2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054" table:style-name="ce5">
            <text:p>105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2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2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1055" table:style-name="ce5">
            <text:p>1055</text:p>
          </table:table-cell>
          <table:table-cell office:value-type="string" table:style-name="ce1">
            <text:p>/wiki/External_sort</text:p>
          </table:table-cell>
          <table:table-cell table:number-columns-repeated="16382"/>
        </table:table-row>
        <table:table-row table:style-name="ro1">
          <table:table-cell office:value-type="float" office:value="1056" table:style-name="ce5">
            <text:p>1056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1057" table:style-name="ce5">
            <text:p>1057</text:p>
          </table:table-cell>
          <table:table-cell office:value-type="string" table:style-name="ce1">
            <text:p>/wiki/Faulhaber%27s_formula</text:p>
          </table:table-cell>
          <table:table-cell table:number-columns-repeated="16382"/>
        </table:table-row>
        <table:table-row table:style-name="ro1">
          <table:table-cell office:value-type="float" office:value="1058" table:style-name="ce5">
            <text:p>1058</text:p>
          </table:table-cell>
          <table:table-cell office:value-type="string" table:style-name="ce1">
            <text:p>/wiki/Faulhaber%27s_triangle</text:p>
          </table:table-cell>
          <table:table-cell table:number-columns-repeated="16382"/>
        </table:table-row>
        <table:table-row table:style-name="ro1">
          <table:table-cell office:value-type="float" office:value="1059" table:style-name="ce5">
            <text:p>1059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1060" table:style-name="ce5">
            <text:p>1060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1061" table:style-name="ce5">
            <text:p>1061</text:p>
          </table:table-cell>
          <table:table-cell office:value-type="string" table:style-name="ce1">
            <text:p>/wiki/File_size_distribution</text:p>
          </table:table-cell>
          <table:table-cell table:number-columns-repeated="16382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1062" table:style-name="ce5">
            <text:p>1062</text:p>
          </table:table-cell>
          <table:table-cell office:value-type="string" table:style-name="ce1">
            <text:p>/wiki/Find_duplicate_files</text:p>
          </table:table-cell>
          <table:table-cell table:number-columns-repeated="16382"/>
        </table:table-row>
        <table:table-row table:style-name="ro1">
          <table:table-cell office:value-type="float" office:value="1063" table:style-name="ce5">
            <text:p>1063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1064" table:style-name="ce5">
            <text:p>1064</text:p>
          </table:table-cell>
          <table:table-cell office:value-type="string" table:style-name="ce1">
            <text:p>/wiki/Find_URI_in_text</text:p>
          </table:table-cell>
          <table:table-cell table:number-columns-repeated="16382"/>
        </table:table-row>
        <table:table-row table:style-name="ro1">
          <table:table-cell office:value-type="float" office:value="1065" table:style-name="ce5">
            <text:p>106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2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1066" table:style-name="ce5">
            <text:p>1066</text:p>
          </table:table-cell>
          <table:table-cell office:value-type="string" table:style-name="ce1">
            <text:p>/wiki/Four_is_magic</text:p>
          </table:table-cell>
          <table:table-cell table:number-columns-repeated="16382"/>
        </table:table-row>
        <table:table-row table:style-name="ro1">
          <table:table-cell office:value-type="float" office:value="1067" table:style-name="ce5">
            <text:p>10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2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1068" table:style-name="ce5">
            <text:p>1068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1069" table:style-name="ce5">
            <text:p>1069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1070" table:style-name="ce5">
            <text:p>1070</text:p>
          </table:table-cell>
          <table:table-cell office:value-type="string" table:style-name="ce1">
            <text:p>/wiki/Functional_coverage_tree</text:p>
          </table:table-cell>
          <table:table-cell table:number-columns-repeated="16382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1071" table:style-name="ce5">
            <text:p>10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2"/>
        </table:table-row>
        <table:table-row table:style-name="ro1">
          <table:table-cell office:value-type="float" office:value="1072" table:style-name="ce5">
            <text:p>10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2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1073" table:style-name="ce5">
            <text:p>1073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1074" table:style-name="ce5">
            <text:p>1074</text:p>
          </table:table-cell>
          <table:table-cell office:value-type="string" table:style-name="ce1">
            <text:p>/wiki/Geometric_algebra</text:p>
          </table:table-cell>
          <table:table-cell table:number-columns-repeated="16382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1075" table:style-name="ce5">
            <text:p>107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1076" table:style-name="ce5">
            <text:p>107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2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1077" table:style-name="ce5">
            <text:p>1077</text:p>
          </table:table-cell>
          <table:table-cell office:value-type="string" table:style-name="ce1">
            <text:p>/wiki/I.Q._Puzzle</text:p>
          </table:table-cell>
          <table:table-cell table:number-columns-repeated="16382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1078" table:style-name="ce5">
            <text:p>1078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1079" table:style-name="ce5">
            <text:p>1079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1080" table:style-name="ce5">
            <text:p>1080</text:p>
          </table:table-cell>
          <table:table-cell office:value-type="string" table:style-name="ce1">
            <text:p>/wiki/Imaginary_base_numbers</text:p>
          </table:table-cell>
          <table:table-cell table:number-columns-repeated="16382"/>
        </table:table-row>
        <table:table-row table:style-name="ro1">
          <table:table-cell office:value-type="float" office:value="1081" table:style-name="ce5">
            <text:p>1081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1082" table:style-name="ce5">
            <text:p>1082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1083" table:style-name="ce5">
            <text:p>108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1084" table:style-name="ce5">
            <text:p>108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1085" table:style-name="ce5">
            <text:p>1085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1086" table:style-name="ce5">
            <text:p>1086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1087" table:style-name="ce5">
            <text:p>1087</text:p>
          </table:table-cell>
          <table:table-cell office:value-type="string" table:style-name="ce1">
            <text:p>/wiki/IRC_gateway</text:p>
          </table:table-cell>
          <table:table-cell table:number-columns-repeated="16382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2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1088" table:style-name="ce5">
            <text:p>10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2"/>
        </table:table-row>
        <table:table-row table:style-name="ro1">
          <table:table-cell office:value-type="float" office:value="1089" table:style-name="ce5">
            <text:p>1089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1090" table:style-name="ce5">
            <text:p>1090</text:p>
          </table:table-cell>
          <table:table-cell office:value-type="string" table:style-name="ce1">
            <text:p>/wiki/Knuth%27s_power_tree</text:p>
          </table:table-cell>
          <table:table-cell table:number-columns-repeated="16382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1091" table:style-name="ce5">
            <text:p>1091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2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1092" table:style-name="ce5">
            <text:p>10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2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1093" table:style-name="ce5">
            <text:p>1093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1094" table:style-name="ce5">
            <text:p>1094</text:p>
          </table:table-cell>
          <table:table-cell office:value-type="string" table:style-name="ce1">
            <text:p>/wiki/Linux_CPU_utilization</text:p>
          </table:table-cell>
          <table:table-cell table:number-columns-repeated="16382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1095" table:style-name="ce5">
            <text:p>1095</text:p>
          </table:table-cell>
          <table:table-cell office:value-type="string" table:style-name="ce1">
            <text:p>/wiki/List_rooted_trees</text:p>
          </table:table-cell>
          <table:table-cell table:number-columns-repeated="16382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1096" table:style-name="ce5">
            <text:p>109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1097" table:style-name="ce5">
            <text:p>1097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2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2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1098" table:style-name="ce5">
            <text:p>1098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1099" table:style-name="ce5">
            <text:p>1099</text:p>
          </table:table-cell>
          <table:table-cell office:value-type="string" table:style-name="ce1">
            <text:p>/wiki/Markov_chain_text_generator</text:p>
          </table:table-cell>
          <table:table-cell table:number-columns-repeated="16382"/>
        </table:table-row>
        <table:table-row table:style-name="ro1">
          <table:table-cell office:value-type="float" office:value="1100" table:style-name="ce5">
            <text:p>1100</text:p>
          </table:table-cell>
          <table:table-cell office:value-type="string" table:style-name="ce1">
            <text:p>/wiki/Mastermind</text:p>
          </table:table-cell>
          <table:table-cell table:number-columns-repeated="16382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2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1101" table:style-name="ce5">
            <text:p>1101</text:p>
          </table:table-cell>
          <table:table-cell office:value-type="string" table:style-name="ce1">
            <text:p>/wiki/Mersenne_primes</text:p>
          </table:table-cell>
          <table:table-cell table:number-columns-repeated="16382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2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1102" table:style-name="ce5">
            <text:p>1102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1103" table:style-name="ce5">
            <text:p>1103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1104" table:style-name="ce5">
            <text:p>1104</text:p>
          </table:table-cell>
          <table:table-cell office:value-type="string" table:style-name="ce1">
            <text:p>/wiki/Monads/List_monad</text:p>
          </table:table-cell>
          <table:table-cell table:number-columns-repeated="16382"/>
        </table:table-row>
        <table:table-row table:style-name="ro1">
          <table:table-cell office:value-type="float" office:value="1105" table:style-name="ce5">
            <text:p>1105</text:p>
          </table:table-cell>
          <table:table-cell office:value-type="string" table:style-name="ce1">
            <text:p>/wiki/Monads/Maybe_monad</text:p>
          </table:table-cell>
          <table:table-cell table:number-columns-repeated="16382"/>
        </table:table-row>
        <table:table-row table:style-name="ro1">
          <table:table-cell office:value-type="float" office:value="1106" table:style-name="ce5">
            <text:p>1106</text:p>
          </table:table-cell>
          <table:table-cell office:value-type="string" table:style-name="ce1">
            <text:p>/wiki/Monads/Writer_monad</text:p>
          </table:table-cell>
          <table:table-cell table:number-columns-repeated="16382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1107" table:style-name="ce5">
            <text:p>1107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1108" table:style-name="ce5">
            <text:p>110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1109" table:style-name="ce5">
            <text:p>110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1110" table:style-name="ce5">
            <text:p>1110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1111" table:style-name="ce5">
            <text:p>1111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1112" table:style-name="ce5">
            <text:p>1112</text:p>
          </table:table-cell>
          <table:table-cell office:value-type="string" table:style-name="ce1">
            <text:p>/wiki/Musical_scale</text:p>
          </table:table-cell>
          <table:table-cell table:number-columns-repeated="16382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1114" table:style-name="ce5">
            <text:p>1114</text:p>
          </table:table-cell>
          <table:table-cell office:value-type="string" table:style-name="ce1">
            <text:p>/wiki/Names_to_numbers</text:p>
          </table:table-cell>
          <table:table-cell table:number-columns-repeated="16382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2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1115" table:style-name="ce5">
            <text:p>1115</text:p>
          </table:table-cell>
          <table:table-cell office:value-type="string" table:style-name="ce1">
            <text:p>/wiki/Native_shebang</text:p>
          </table:table-cell>
          <table:table-cell table:number-columns-repeated="16382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1113" table:style-name="ce5">
            <text:p>1113</text:p>
          </table:table-cell>
          <table:table-cell office:value-type="string" table:style-name="ce1">
            <text:p>/wiki/N-body_problem</text:p>
          </table:table-cell>
          <table:table-cell table:number-columns-repeated="16382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1116" table:style-name="ce5">
            <text:p>1116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1117" table:style-name="ce5">
            <text:p>1117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2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1118" table:style-name="ce5">
            <text:p>1118</text:p>
          </table:table-cell>
          <table:table-cell office:value-type="string" table:style-name="ce1">
            <text:p>/wiki/One-time_pad</text:p>
          </table:table-cell>
          <table:table-cell table:number-columns-repeated="16382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1120" table:style-name="ce5">
            <text:p>1120</text:p>
          </table:table-cell>
          <table:table-cell office:value-type="string" table:style-name="ce1">
            <text:p>/wiki/OpenGL/Utah_Teapot</text:p>
          </table:table-cell>
          <table:table-cell table:number-columns-repeated="16382"/>
        </table:table-row>
        <table:table-row table:style-name="ro1">
          <table:table-cell office:value-type="float" office:value="1119" table:style-name="ce5">
            <text:p>1119</text:p>
          </table:table-cell>
          <table:table-cell office:value-type="string" table:style-name="ce1">
            <text:p>/wiki/OpenGL_Pixel_Shader</text:p>
          </table:table-cell>
          <table:table-cell table:number-columns-repeated="16382"/>
        </table:table-row>
        <table:table-row table:style-name="ro1">
          <table:table-cell office:value-type="float" office:value="1121" table:style-name="ce5">
            <text:p>1121</text:p>
          </table:table-cell>
          <table:table-cell office:value-type="string" table:style-name="ce1">
            <text:p>/wiki/OpenWebNet_Password</text:p>
          </table:table-cell>
          <table:table-cell table:number-columns-repeated="16382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1122" table:style-name="ce5">
            <text:p>1122</text:p>
          </table:table-cell>
          <table:table-cell office:value-type="string" table:style-name="ce1">
            <text:p>/wiki/Orbital_elements</text:p>
          </table:table-cell>
          <table:table-cell table:number-columns-repeated="16382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1124" table:style-name="ce5">
            <text:p>112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1125" table:style-name="ce5">
            <text:p>1125</text:p>
          </table:table-cell>
          <table:table-cell office:value-type="string" table:style-name="ce1">
            <text:p>/wiki/Parse_EBNF</text:p>
          </table:table-cell>
          <table:table-cell table:number-columns-repeated="16382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1126" table:style-name="ce5">
            <text:p>1126</text:p>
          </table:table-cell>
          <table:table-cell office:value-type="string" table:style-name="ce1">
            <text:p>/wiki/Particle_Swarm_Optimization</text:p>
          </table:table-cell>
          <table:table-cell table:number-columns-repeated="16382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2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2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1127" table:style-name="ce5">
            <text:p>1127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1128" table:style-name="ce5">
            <text:p>1128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1129" table:style-name="ce5">
            <text:p>1129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1130" table:style-name="ce5">
            <text:p>1130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1131" table:style-name="ce5">
            <text:p>1131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2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2"/>
        </table:table-row>
        <table:table-row table:style-name="ro1">
          <table:table-cell office:value-type="float" office:value="1132" table:style-name="ce5">
            <text:p>113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1133" table:style-name="ce5">
            <text:p>1133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1134" table:style-name="ce5">
            <text:p>113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2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1135" table:style-name="ce5">
            <text:p>1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2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1136" table:style-name="ce5">
            <text:p>1136</text:p>
          </table:table-cell>
          <table:table-cell office:value-type="string" table:style-name="ce1">
            <text:p>/wiki/Proof</text:p>
          </table:table-cell>
          <table:table-cell table:number-columns-repeated="16382"/>
        </table:table-row>
        <table:table-row table:style-name="ro1">
          <table:table-cell office:value-type="float" office:value="1137" table:style-name="ce5">
            <text:p>1137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1123" table:style-name="ce5">
            <text:p>1123</text:p>
          </table:table-cell>
          <table:table-cell office:value-type="string" table:style-name="ce1">
            <text:p>/wiki/P-value_correction</text:p>
          </table:table-cell>
          <table:table-cell table:number-columns-repeated="16382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1138" table:style-name="ce5">
            <text:p>1138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1139" table:style-name="ce5">
            <text:p>113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1140" table:style-name="ce5">
            <text:p>1140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1141" table:style-name="ce5">
            <text:p>1141</text:p>
          </table:table-cell>
          <table:table-cell office:value-type="string" table:style-name="ce1">
            <text:p>/wiki/Readline_interface</text:p>
          </table:table-cell>
          <table:table-cell table:number-columns-repeated="16382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2"/>
        </table:table-row>
        <table:table-row table:style-name="ro1">
          <table:table-cell office:value-type="float" office:value="1142" table:style-name="ce5">
            <text:p>1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2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2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1143" table:style-name="ce5">
            <text:p>1143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1144" table:style-name="ce5">
            <text:p>1144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1145" table:style-name="ce5">
            <text:p>1145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1146" table:style-name="ce5">
            <text:p>1146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1147" table:style-name="ce5">
            <text:p>114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1148" table:style-name="ce5">
            <text:p>1148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1149" table:style-name="ce5">
            <text:p>1149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2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1150" table:style-name="ce5">
            <text:p>1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2"/>
        </table:table-row>
        <table:table-row table:style-name="ro1">
          <table:table-cell office:value-type="float" office:value="1151" table:style-name="ce5">
            <text:p>1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2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1152" table:style-name="ce5">
            <text:p>1152</text:p>
          </table:table-cell>
          <table:table-cell office:value-type="string" table:style-name="ce1">
            <text:p>/wiki/Rosetta_Code/Run_examples</text:p>
          </table:table-cell>
          <table:table-cell table:number-columns-repeated="16382"/>
        </table:table-row>
        <table:table-row table:style-name="ro1">
          <table:table-cell office:value-type="float" office:value="1153" table:style-name="ce5">
            <text:p>1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2"/>
        </table:table-row>
        <table:table-row table:style-name="ro1">
          <table:table-cell office:value-type="float" office:value="1154" table:style-name="ce5">
            <text:p>1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2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1155" table:style-name="ce5">
            <text:p>1155</text:p>
          </table:table-cell>
          <table:table-cell office:value-type="string" table:style-name="ce1">
            <text:p>/wiki/Run_as_a_daemon_or_service</text:p>
          </table:table-cell>
          <table:table-cell table:number-columns-repeated="16382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1156" table:style-name="ce5">
            <text:p>1156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1157" table:style-name="ce5">
            <text:p>1157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1158" table:style-name="ce5">
            <text:p>1158</text:p>
          </table:table-cell>
          <table:table-cell office:value-type="string" table:style-name="ce1">
            <text:p>/wiki/Self-hosting_compiler</text:p>
          </table:table-cell>
          <table:table-cell table:number-columns-repeated="16382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1159" table:style-name="ce5">
            <text:p>1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2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1160" table:style-name="ce5">
            <text:p>116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1161" table:style-name="ce5">
            <text:p>1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2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1162" table:style-name="ce5">
            <text:p>1162</text:p>
          </table:table-cell>
          <table:table-cell office:value-type="string" table:style-name="ce1">
            <text:p>/wiki/Simulated_annealing</text:p>
          </table:table-cell>
          <table:table-cell table:number-columns-repeated="16382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1163" table:style-name="ce5">
            <text:p>1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2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1164" table:style-name="ce5">
            <text:p>1164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1165" table:style-name="ce5">
            <text:p>1165</text:p>
          </table:table-cell>
          <table:table-cell office:value-type="string" table:style-name="ce1">
            <text:p>/wiki/Snake_And_Ladder</text:p>
          </table:table-cell>
          <table:table-cell table:number-columns-repeated="16382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1">
            <text:p>/wiki/SOAP</text:p>
          </table:table-cell>
          <table:table-cell table:number-columns-repeated="16382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1166" table:style-name="ce5">
            <text:p>1166</text:p>
          </table:table-cell>
          <table:table-cell office:value-type="string" table:style-name="ce1">
            <text:p>/wiki/Solve_a_Rubik%27s_Cube</text:p>
          </table:table-cell>
          <table:table-cell table:number-columns-repeated="16382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1167" table:style-name="ce5">
            <text:p>1167</text:p>
          </table:table-cell>
          <table:table-cell office:value-type="string" table:style-name="ce1">
            <text:p>/wiki/Solving_coin_problems</text:p>
          </table:table-cell>
          <table:table-cell table:number-columns-repeated="16382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1168" table:style-name="ce5">
            <text:p>1168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1169" table:style-name="ce5">
            <text:p>1169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1170" table:style-name="ce5">
            <text:p>1170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1171" table:style-name="ce5">
            <text:p>1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2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1172" table:style-name="ce5">
            <text:p>1172</text:p>
          </table:table-cell>
          <table:table-cell office:value-type="string" table:style-name="ce1">
            <text:p>/wiki/Spelling_of_ordinal_numbers</text:p>
          </table:table-cell>
          <table:table-cell table:number-columns-repeated="16382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2"/>
        </table:table-row>
        <table:table-row table:style-name="ro1">
          <table:table-cell office:value-type="float" office:value="1173" table:style-name="ce5">
            <text:p>1173</text:p>
          </table:table-cell>
          <table:table-cell office:value-type="string" table:style-name="ce1">
            <text:p>/wiki/Starting_a_web_browser</text:p>
          </table:table-cell>
          <table:table-cell table:number-columns-repeated="16382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1174" table:style-name="ce5">
            <text:p>1174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1175" table:style-name="ce5">
            <text:p>1175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1176" table:style-name="ce5">
            <text:p>1176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1177" table:style-name="ce5">
            <text:p>11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1178" table:style-name="ce5">
            <text:p>1178</text:p>
          </table:table-cell>
          <table:table-cell office:value-type="string" table:style-name="ce1">
            <text:p>/wiki/Table_creation</text:p>
          </table:table-cell>
          <table:table-cell table:number-columns-repeated="16382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1179" table:style-name="ce5">
            <text:p>1179</text:p>
          </table:table-cell>
          <table:table-cell office:value-type="string" table:style-name="ce1">
            <text:p>/wiki/Tamagotchi_emulator</text:p>
          </table:table-cell>
          <table:table-cell table:number-columns-repeated="16382"/>
        </table:table-row>
        <table:table-row table:style-name="ro1">
          <table:table-cell office:value-type="float" office:value="1180" table:style-name="ce5">
            <text:p>1180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2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2"/>
        </table:table-row>
        <table:table-row table:style-name="ro1">
          <table:table-cell office:value-type="float" office:value="1181" table:style-name="ce5">
            <text:p>1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2"/>
        </table:table-row>
        <table:table-row table:style-name="ro1">
          <table:table-cell office:value-type="float" office:value="1182" table:style-name="ce5">
            <text:p>1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2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2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1183" table:style-name="ce5">
            <text:p>1183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1184" table:style-name="ce5">
            <text:p>1184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1185" table:style-name="ce5">
            <text:p>1185</text:p>
          </table:table-cell>
          <table:table-cell office:value-type="string" table:style-name="ce1">
            <text:p>/wiki/Text_to_HTML</text:p>
          </table:table-cell>
          <table:table-cell table:number-columns-repeated="16382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1186" table:style-name="ce5">
            <text:p>1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1187" table:style-name="ce5">
            <text:p>1187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1188" table:style-name="ce5">
            <text:p>1188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1189" table:style-name="ce5">
            <text:p>118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1190" table:style-name="ce5">
            <text:p>1190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1191" table:style-name="ce5">
            <text:p>1191</text:p>
          </table:table-cell>
          <table:table-cell office:value-type="string" table:style-name="ce1">
            <text:p>/wiki/Type_detection</text:p>
          </table:table-cell>
          <table:table-cell table:number-columns-repeated="16382"/>
        </table:table-row>
        <table:table-row table:style-name="ro1">
          <table:table-cell office:value-type="float" office:value="1192" table:style-name="ce5">
            <text:p>1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2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1193" table:style-name="ce5">
            <text:p>1193</text:p>
          </table:table-cell>
          <table:table-cell office:value-type="string" table:style-name="ce1">
            <text:p>/wiki/Unicode_polynomial_equation</text:p>
          </table:table-cell>
          <table:table-cell table:number-columns-repeated="16382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1194" table:style-name="ce5">
            <text:p>1194</text:p>
          </table:table-cell>
          <table:table-cell office:value-type="string" table:style-name="ce1">
            <text:p>/wiki/Untrusted_environment</text:p>
          </table:table-cell>
          <table:table-cell table:number-columns-repeated="16382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1195" table:style-name="ce5">
            <text:p>1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1196" table:style-name="ce5">
            <text:p>1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2"/>
        </table:table-row>
        <table:table-row table:style-name="ro1">
          <table:table-cell office:value-type="float" office:value="1197" table:style-name="ce5">
            <text:p>1197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1198" table:style-name="ce5">
            <text:p>1198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2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1199" table:style-name="ce5">
            <text:p>1199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1200" table:style-name="ce5">
            <text:p>1200</text:p>
          </table:table-cell>
          <table:table-cell office:value-type="string" table:style-name="ce1">
            <text:p>/wiki/Waveform_analysis/Doh_ray_me</text:p>
          </table:table-cell>
          <table:table-cell table:number-columns-repeated="16382"/>
        </table:table-row>
        <table:table-row table:style-name="ro1">
          <table:table-cell office:value-type="float" office:value="1201" table:style-name="ce5">
            <text:p>1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2"/>
        </table:table-row>
        <table:table-row table:style-name="ro1">
          <table:table-cell office:value-type="float" office:value="1202" table:style-name="ce5">
            <text:p>1202</text:p>
          </table:table-cell>
          <table:table-cell office:value-type="string" table:style-name="ce1">
            <text:p>/wiki/Weather_Routing</text:p>
          </table:table-cell>
          <table:table-cell table:number-columns-repeated="16382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1203" table:style-name="ce5">
            <text:p>1203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1204" table:style-name="ce5">
            <text:p>1204</text:p>
          </table:table-cell>
          <table:table-cell office:value-type="string" table:style-name="ce1">
            <text:p>/wiki/Word_break_problem</text:p>
          </table:table-cell>
          <table:table-cell table:number-columns-repeated="16382"/>
        </table:table-row>
        <table:table-row table:style-name="ro1">
          <table:table-cell office:value-type="float" office:value="1205" table:style-name="ce5">
            <text:p>1205</text:p>
          </table:table-cell>
          <table:table-cell office:value-type="string" table:style-name="ce1">
            <text:p>/wiki/Word_count</text:p>
          </table:table-cell>
          <table:table-cell table:number-columns-repeated="16382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2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1206" table:style-name="ce5">
            <text:p>12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499" table:style-name="ro1">
          <table:table-cell table:number-columns-repeated="16384"/>
        </table:table-row>
      </table:table>
      <table:table table:name="tasks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2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2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2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2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2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2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2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2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2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2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2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2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2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2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2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2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2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2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2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2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2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2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2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2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2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2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2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2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2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2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2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2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2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1">
            <text:p>/wiki/SOAP</text:p>
          </table:table-cell>
          <table:table-cell table:number-columns-repeated="16382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2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2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2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2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2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2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05" table:style-name="ro1">
          <table:table-cell table:number-columns-repeated="16384"/>
        </table:table-row>
      </table:table>
      <table:table table:name="drafts" table:style-name="ta1">
        <table:table-column table:style-name="co1" table:default-cell-style-name="ce5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Abbreviations,_automatic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Abbreviations,_easy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/wiki/Abbreviations,_simpl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Addition_chains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SCII_art_diagram_converter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udio_frequency_generator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udio_Overlap_Loop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Base58Check_encoding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Bilinear_interpolation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Black_Box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Blackjack_strategy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Chess_player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Chess_player/Move_generat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Code_segment_unload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Color_wheel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Damm_algorithm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Data_Encryption_Standard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Display_a_linear_combination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Diversity_prediction_theorem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External_sort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Faulhaber%27s_formula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Faulhaber%27s_triangle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File_size_distribution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Find_duplicate_files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Find_URI_in_text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Four_is_magic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Functional_coverage_tree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Geometric_algebra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I.Q._Puzzle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Imaginary_base_numbers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IRC_gateway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Knuth%27s_power_tre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Linux_CPU_utilization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List_rooted_trees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Markov_chain_text_generator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Mastermind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Mersenne_primes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Monads/List_monad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Monads/Maybe_monad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Monads/Writer_monad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Musical_scale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N-body_problem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Names_to_numbers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Native_shebang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One-time_pad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OpenGL_Pixel_Shader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OpenGL/Utah_Teapot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OpenWebNet_Password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Orbital_elements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P-value_correction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Parse_EBNF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Particle_Swarm_Optimization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Proof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Readline_interface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Rosetta_Code/Run_examples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Run_as_a_daemon_or_service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Self-hosting_compiler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Simulated_annealing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Snake_And_Ladder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Solve_a_Rubik%27s_Cube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Solving_coin_problems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Spelling_of_ordinal_numbers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Starting_a_web_browser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Table_creation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Tamagotchi_emulator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Text_to_HTML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Type_detection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Unicode_polynomial_equation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Untrusted_environment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Waveform_analysis/Doh_ray_me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Weather_Routing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Word_break_problem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Word_count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number-rows-repeated="1048369" table:style-name="ro1">
          <table:table-cell table:number-columns-repeated="16384"/>
        </table:table-row>
      </table:table>
      <table:table table:name="go" table:style-name="ta2">
        <table:table-column table:style-name="co5" table:default-cell-style-name="ce5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*_search_algorithm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Addition-chain_exponentiation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Amb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Arena_storage_pool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Bacon_cipher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Banker%27s_algorithm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Bulls_and_cows/Player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Check_Machin-like_formulas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Cipolla%27s_algorithm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Color_quantization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Combinations_and_permutations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Compile-time_calculation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Conjugate_transpose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Convex_hull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Cramer%27s_rule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Create_a_file_on_magnetic_tape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Decision_tables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Deepcopy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Department_Numbers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Distributed_programming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Doubly-linked_list/Definition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Eertree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/wiki/Entropy/Narcissist</text:p>
          </table:table-cell>
          <table:table-cell table:number-columns-repeated="16382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/wiki/Events</text:p>
          </table:table-cell>
          <table:table-cell table:number-columns-repeated="16382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/wiki/Extensible_prime_generator</text:p>
          </table:table-cell>
          <table:table-cell table:number-columns-repeated="16382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/wiki/Fibonacci_heap</text:p>
          </table:table-cell>
          <table:table-cell table:number-columns-repeated="16382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59" table:style-name="ce5">
            <text:p>259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62" table:style-name="ce5">
            <text:p>262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63" table:style-name="ce5">
            <text:p>263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string" table:style-name="ce1">
            <text:p>/wiki/French_Republican_calendar</text:p>
          </table:table-cell>
          <table:table-cell table:number-columns-repeated="16382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1">
            <text:p>/wiki/Function_frequency</text:p>
          </table:table-cell>
          <table:table-cell table:number-columns-repeated="16382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/wiki/Function_prototype</text:p>
          </table:table-cell>
          <table:table-cell table:number-columns-repeated="16382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string" table:style-name="ce1">
            <text:p>/wiki/Gaussian_elimination</text:p>
          </table:table-cell>
          <table:table-cell table:number-columns-repeated="16382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75" table:style-name="ce5">
            <text:p>275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292" table:style-name="ce5">
            <text:p>292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294" table:style-name="ce5">
            <text:p>294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298" table:style-name="ce5">
            <text:p>298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1">
            <text:p>/wiki/Hexapawn</text:p>
          </table:table-cell>
          <table:table-cell table:number-columns-repeated="16382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/wiki/HTTPS/Authenticated</text:p>
          </table:table-cell>
          <table:table-cell table:number-columns-repeated="16382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26" table:style-name="ce5">
            <text:p>326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29" table:style-name="ce5">
            <text:p>329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39" table:style-name="ce5">
            <text:p>339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string" table:style-name="ce1">
            <text:p>/wiki/Integer_roots</text:p>
          </table:table-cell>
          <table:table-cell table:number-columns-repeated="16382"/>
        </table:table-row>
        <table:table-row table:style-name="ro1">
          <table:table-cell office:value-type="float" office:value="341" table:style-name="ce5">
            <text:p>341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42" table:style-name="ce5">
            <text:p>342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43" table:style-name="ce5">
            <text:p>343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44" table:style-name="ce5">
            <text:p>344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/wiki/IPC_via_named_pipe</text:p>
          </table:table-cell>
          <table:table-cell table:number-columns-repeated="16382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52" table:style-name="ce5">
            <text:p>352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53" table:style-name="ce5">
            <text:p>353</text:p>
          </table:table-cell>
          <table:table-cell office:value-type="string" table:style-name="ce1">
            <text:p>/wiki/K-d_tree</text:p>
          </table:table-cell>
          <table:table-cell table:number-columns-repeated="16382"/>
        </table:table-row>
        <table:table-row table:style-name="ro1">
          <table:table-cell office:value-type="float" office:value="354" table:style-name="ce5">
            <text:p>354</text:p>
          </table:table-cell>
          <table:table-cell office:value-type="string" table:style-name="ce1">
            <text:p>/wiki/K-means%2B%2B_clustering</text:p>
          </table:table-cell>
          <table:table-cell table:number-columns-repeated="16382"/>
        </table:table-row>
        <table:table-row table:style-name="ro1">
          <table:table-cell office:value-type="float" office:value="355" table:style-name="ce5">
            <text:p>355</text:p>
          </table:table-cell>
          <table:table-cell office:value-type="string" table:style-name="ce1">
            <text:p>/wiki/Kahan_summation</text:p>
          </table:table-cell>
          <table:table-cell table:number-columns-repeated="16382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2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2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66" table:style-name="ce5">
            <text:p>366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67" table:style-name="ce5">
            <text:p>367</text:p>
          </table:table-cell>
          <table:table-cell office:value-type="string" table:style-name="ce1">
            <text:p>/wiki/Kosaraju</text:p>
          </table:table-cell>
          <table:table-cell table:number-columns-repeated="16382"/>
        </table:table-row>
        <table:table-row table:style-name="ro1">
          <table:table-cell office:value-type="float" office:value="368" table:style-name="ce5">
            <text:p>368</text:p>
          </table:table-cell>
          <table:table-cell office:value-type="string" table:style-name="ce1">
            <text:p>/wiki/Kronecker_product</text:p>
          </table:table-cell>
          <table:table-cell table:number-columns-repeated="16382"/>
        </table:table-row>
        <table:table-row table:style-name="ro1">
          <table:table-cell office:value-type="float" office:value="369" table:style-name="ce5">
            <text:p>369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/wiki/Main_step_of_GOST_28147-89</text:p>
          </table:table-cell>
          <table:table-cell table:number-columns-repeated="16382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27" table:style-name="ce5">
            <text:p>427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28" table:style-name="ce5">
            <text:p>428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29" table:style-name="ce5">
            <text:p>429</text:p>
          </table:table-cell>
          <table:table-cell office:value-type="string" table:style-name="ce1">
            <text:p>/wiki/Median_filter</text:p>
          </table:table-cell>
          <table:table-cell table:number-columns-repeated="16382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31" table:style-name="ce5">
            <text:p>431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2"/>
        </table:table-row>
        <table:table-row table:style-name="ro1">
          <table:table-cell office:value-type="float" office:value="432" table:style-name="ce5">
            <text:p>432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33" table:style-name="ce5">
            <text:p>433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34" table:style-name="ce5">
            <text:p>434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35" table:style-name="ce5">
            <text:p>435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36" table:style-name="ce5">
            <text:p>436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37" table:style-name="ce5">
            <text:p>437</text:p>
          </table:table-cell>
          <table:table-cell office:value-type="string" table:style-name="ce1">
            <text:p>/wiki/Modular_arithmetic</text:p>
          </table:table-cell>
          <table:table-cell table:number-columns-repeated="16382"/>
        </table:table-row>
        <table:table-row table:style-name="ro1">
          <table:table-cell office:value-type="float" office:value="438" table:style-name="ce5">
            <text:p>438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39" table:style-name="ce5">
            <text:p>439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40" table:style-name="ce5">
            <text:p>440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41" table:style-name="ce5">
            <text:p>441</text:p>
          </table:table-cell>
          <table:table-cell office:value-type="string" table:style-name="ce1">
            <text:p>/wiki/Montgomery_reduction</text:p>
          </table:table-cell>
          <table:table-cell table:number-columns-repeated="16382"/>
        </table:table-row>
        <table:table-row table:style-name="ro1">
          <table:table-cell office:value-type="float" office:value="442" table:style-name="ce5">
            <text:p>442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43" table:style-name="ce5">
            <text:p>443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44" table:style-name="ce5">
            <text:p>444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45" table:style-name="ce5">
            <text:p>445</text:p>
          </table:table-cell>
          <table:table-cell office:value-type="string" table:style-name="ce1">
            <text:p>/wiki/Multi-dimensional_array</text:p>
          </table:table-cell>
          <table:table-cell table:number-columns-repeated="16382"/>
        </table:table-row>
        <table:table-row table:style-name="ro1">
          <table:table-cell office:value-type="float" office:value="446" table:style-name="ce5">
            <text:p>446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47" table:style-name="ce5">
            <text:p>447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448" table:style-name="ce5">
            <text:p>448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49" table:style-name="ce5">
            <text:p>449</text:p>
          </table:table-cell>
          <table:table-cell office:value-type="string" table:style-name="ce1">
            <text:p>/wiki/Multiple_regression</text:p>
          </table:table-cell>
          <table:table-cell table:number-columns-repeated="16382"/>
        </table:table-row>
        <table:table-row table:style-name="ro1">
          <table:table-cell office:value-type="float" office:value="450" table:style-name="ce5">
            <text:p>450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51" table:style-name="ce5">
            <text:p>451</text:p>
          </table:table-cell>
          <table:table-cell office:value-type="string" table:style-name="ce1">
            <text:p>/wiki/Multiplicative_order</text:p>
          </table:table-cell>
          <table:table-cell table:number-columns-repeated="16382"/>
        </table:table-row>
        <table:table-row table:style-name="ro1">
          <table:table-cell office:value-type="float" office:value="452" table:style-name="ce5">
            <text:p>452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53" table:style-name="ce5">
            <text:p>453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54" table:style-name="ce5">
            <text:p>454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55" table:style-name="ce5">
            <text:p>455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456" table:style-name="ce5">
            <text:p>456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57" table:style-name="ce5">
            <text:p>457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58" table:style-name="ce5">
            <text:p>458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59" table:style-name="ce5">
            <text:p>459</text:p>
          </table:table-cell>
          <table:table-cell office:value-type="string" table:style-name="ce1">
            <text:p>/wiki/Narcissist</text:p>
          </table:table-cell>
          <table:table-cell table:number-columns-repeated="16382"/>
        </table:table-row>
        <table:table-row table:style-name="ro1">
          <table:table-cell office:value-type="float" office:value="460" table:style-name="ce5">
            <text:p>460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61" table:style-name="ce5">
            <text:p>461</text:p>
          </table:table-cell>
          <table:table-cell office:value-type="string" table:style-name="ce1">
            <text:p>/wiki/Natural_sorting</text:p>
          </table:table-cell>
          <table:table-cell table:number-columns-repeated="16382"/>
        </table:table-row>
        <table:table-row table:style-name="ro1">
          <table:table-cell office:value-type="float" office:value="462" table:style-name="ce5">
            <text:p>462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63" table:style-name="ce5">
            <text:p>463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64" table:style-name="ce5">
            <text:p>464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65" table:style-name="ce5">
            <text:p>465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66" table:style-name="ce5">
            <text:p>466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67" table:style-name="ce5">
            <text:p>467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68" table:style-name="ce5">
            <text:p>468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69" table:style-name="ce5">
            <text:p>469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70" table:style-name="ce5">
            <text:p>470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71" table:style-name="ce5">
            <text:p>471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72" table:style-name="ce5">
            <text:p>472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73" table:style-name="ce5">
            <text:p>473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474" table:style-name="ce5">
            <text:p>474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475" table:style-name="ce5">
            <text:p>475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476" table:style-name="ce5">
            <text:p>476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477" table:style-name="ce5">
            <text:p>477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478" table:style-name="ce5">
            <text:p>478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479" table:style-name="ce5">
            <text:p>479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480" table:style-name="ce5">
            <text:p>480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481" table:style-name="ce5">
            <text:p>481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482" table:style-name="ce5">
            <text:p>482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483" table:style-name="ce5">
            <text:p>483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484" table:style-name="ce5">
            <text:p>484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485" table:style-name="ce5">
            <text:p>485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486" table:style-name="ce5">
            <text:p>486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5">
            <text:p>487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488" table:style-name="ce5">
            <text:p>488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489" table:style-name="ce5">
            <text:p>489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490" table:style-name="ce5">
            <text:p>490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491" table:style-name="ce5">
            <text:p>491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492" table:style-name="ce5">
            <text:p>492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493" table:style-name="ce5">
            <text:p>493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494" table:style-name="ce5">
            <text:p>494</text:p>
          </table:table-cell>
          <table:table-cell office:value-type="string" table:style-name="ce1">
            <text:p>/wiki/Parse_command-line_arguments</text:p>
          </table:table-cell>
          <table:table-cell table:number-columns-repeated="16382"/>
        </table:table-row>
        <table:table-row table:style-name="ro1">
          <table:table-cell office:value-type="float" office:value="495" table:style-name="ce5">
            <text:p>495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496" table:style-name="ce5">
            <text:p>496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497" table:style-name="ce5">
            <text:p>497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498" table:style-name="ce5">
            <text:p>498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499" table:style-name="ce5">
            <text:p>499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500" table:style-name="ce5">
            <text:p>500</text:p>
          </table:table-cell>
          <table:table-cell office:value-type="string" table:style-name="ce1">
            <text:p>/wiki/Pascal%27s_triangle/Puzzle</text:p>
          </table:table-cell>
          <table:table-cell table:number-columns-repeated="16382"/>
        </table:table-row>
        <table:table-row table:style-name="ro1">
          <table:table-cell office:value-type="float" office:value="501" table:style-name="ce5">
            <text:p>501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502" table:style-name="ce5">
            <text:p>502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2"/>
        </table:table-row>
        <table:table-row table:style-name="ro1">
          <table:table-cell office:value-type="float" office:value="503" table:style-name="ce5">
            <text:p>503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504" table:style-name="ce5">
            <text:p>504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505" table:style-name="ce5">
            <text:p>505</text:p>
          </table:table-cell>
          <table:table-cell office:value-type="string" table:style-name="ce1">
            <text:p>/wiki/Percolation/Bond_percolation</text:p>
          </table:table-cell>
          <table:table-cell table:number-columns-repeated="16382"/>
        </table:table-row>
        <table:table-row table:style-name="ro1">
          <table:table-cell office:value-type="float" office:value="506" table:style-name="ce5">
            <text:p>50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2"/>
        </table:table-row>
        <table:table-row table:style-name="ro1">
          <table:table-cell office:value-type="float" office:value="507" table:style-name="ce5">
            <text:p>507</text:p>
          </table:table-cell>
          <table:table-cell office:value-type="string" table:style-name="ce1">
            <text:p>/wiki/Percolation/Mean_run_density</text:p>
          </table:table-cell>
          <table:table-cell table:number-columns-repeated="16382"/>
        </table:table-row>
        <table:table-row table:style-name="ro1">
          <table:table-cell office:value-type="float" office:value="508" table:style-name="ce5">
            <text:p>508</text:p>
          </table:table-cell>
          <table:table-cell office:value-type="string" table:style-name="ce1">
            <text:p>/wiki/Percolation/Site_percolation</text:p>
          </table:table-cell>
          <table:table-cell table:number-columns-repeated="16382"/>
        </table:table-row>
        <table:table-row table:style-name="ro1">
          <table:table-cell office:value-type="float" office:value="509" table:style-name="ce5">
            <text:p>509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510" table:style-name="ce5">
            <text:p>510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511" table:style-name="ce5">
            <text:p>511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512" table:style-name="ce5">
            <text:p>512</text:p>
          </table:table-cell>
          <table:table-cell office:value-type="string" table:style-name="ce1">
            <text:p>/wiki/Permutation_test</text:p>
          </table:table-cell>
          <table:table-cell table:number-columns-repeated="16382"/>
        </table:table-row>
        <table:table-row table:style-name="ro1">
          <table:table-cell office:value-type="float" office:value="513" table:style-name="ce5">
            <text:p>513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514" table:style-name="ce5">
            <text:p>514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15" table:style-name="ce5">
            <text:p>515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16" table:style-name="ce5">
            <text:p>516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17" table:style-name="ce5">
            <text:p>517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18" table:style-name="ce5">
            <text:p>518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19" table:style-name="ce5">
            <text:p>519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20" table:style-name="ce5">
            <text:p>520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21" table:style-name="ce5">
            <text:p>521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22" table:style-name="ce5">
            <text:p>522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23" table:style-name="ce5">
            <text:p>523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24" table:style-name="ce5">
            <text:p>524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25" table:style-name="ce5">
            <text:p>525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26" table:style-name="ce5">
            <text:p>526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27" table:style-name="ce5">
            <text:p>527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28" table:style-name="ce5">
            <text:p>528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29" table:style-name="ce5">
            <text:p>529</text:p>
          </table:table-cell>
          <table:table-cell office:value-type="string" table:style-name="ce1">
            <text:p>/wiki/Polynomial_long_division</text:p>
          </table:table-cell>
          <table:table-cell table:number-columns-repeated="16382"/>
        </table:table-row>
        <table:table-row table:style-name="ro1">
          <table:table-cell office:value-type="float" office:value="530" table:style-name="ce5">
            <text:p>530</text:p>
          </table:table-cell>
          <table:table-cell office:value-type="string" table:style-name="ce1">
            <text:p>/wiki/Polynomial_regression</text:p>
          </table:table-cell>
          <table:table-cell table:number-columns-repeated="16382"/>
        </table:table-row>
        <table:table-row table:style-name="ro1">
          <table:table-cell office:value-type="float" office:value="531" table:style-name="ce5">
            <text:p>531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32" table:style-name="ce5">
            <text:p>532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33" table:style-name="ce5">
            <text:p>533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34" table:style-name="ce5">
            <text:p>534</text:p>
          </table:table-cell>
          <table:table-cell office:value-type="string" table:style-name="ce1">
            <text:p>/wiki/Pragmatic_directives</text:p>
          </table:table-cell>
          <table:table-cell table:number-columns-repeated="16382"/>
        </table:table-row>
        <table:table-row table:style-name="ro1">
          <table:table-cell office:value-type="float" office:value="535" table:style-name="ce5">
            <text:p>535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5">
            <text:p>536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37" table:style-name="ce5">
            <text:p>537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38" table:style-name="ce5">
            <text:p>538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39" table:style-name="ce5">
            <text:p>539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40" table:style-name="ce5">
            <text:p>540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41" table:style-name="ce5">
            <text:p>541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42" table:style-name="ce5">
            <text:p>542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43" table:style-name="ce5">
            <text:p>543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44" table:style-name="ce5">
            <text:p>544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45" table:style-name="ce5">
            <text:p>545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46" table:style-name="ce5">
            <text:p>546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47" table:style-name="ce5">
            <text:p>547</text:p>
          </table:table-cell>
          <table:table-cell office:value-type="string" table:style-name="ce1">
            <text:p>/wiki/QR_decomposition</text:p>
          </table:table-cell>
          <table:table-cell table:number-columns-repeated="16382"/>
        </table:table-row>
        <table:table-row table:style-name="ro1">
          <table:table-cell office:value-type="float" office:value="548" table:style-name="ce5">
            <text:p>548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49" table:style-name="ce5">
            <text:p>549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50" table:style-name="ce5">
            <text:p>550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51" table:style-name="ce5">
            <text:p>551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52" table:style-name="ce5">
            <text:p>552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53" table:style-name="ce5">
            <text:p>553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54" table:style-name="ce5">
            <text:p>554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55" table:style-name="ce5">
            <text:p>555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56" table:style-name="ce5">
            <text:p>556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57" table:style-name="ce5">
            <text:p>557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58" table:style-name="ce5">
            <text:p>558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59" table:style-name="ce5">
            <text:p>559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60" table:style-name="ce5">
            <text:p>560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61" table:style-name="ce5">
            <text:p>561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62" table:style-name="ce5">
            <text:p>562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63" table:style-name="ce5">
            <text:p>563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64" table:style-name="ce5">
            <text:p>564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65" table:style-name="ce5">
            <text:p>565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566" table:style-name="ce5">
            <text:p>566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567" table:style-name="ce5">
            <text:p>567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568" table:style-name="ce5">
            <text:p>568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569" table:style-name="ce5">
            <text:p>569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570" table:style-name="ce5">
            <text:p>570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571" table:style-name="ce5">
            <text:p>571</text:p>
          </table:table-cell>
          <table:table-cell office:value-type="string" table:style-name="ce1">
            <text:p>/wiki/Remote_agent/Agent_interface</text:p>
          </table:table-cell>
          <table:table-cell table:number-columns-repeated="16382"/>
        </table:table-row>
        <table:table-row table:style-name="ro1">
          <table:table-cell office:value-type="float" office:value="572" table:style-name="ce5">
            <text:p>572</text:p>
          </table:table-cell>
          <table:table-cell office:value-type="string" table:style-name="ce1">
            <text:p>/wiki/Remote_agent/Agent_logic</text:p>
          </table:table-cell>
          <table:table-cell table:number-columns-repeated="16382"/>
        </table:table-row>
        <table:table-row table:style-name="ro1">
          <table:table-cell office:value-type="float" office:value="573" table:style-name="ce5">
            <text:p>573</text:p>
          </table:table-cell>
          <table:table-cell office:value-type="string" table:style-name="ce1">
            <text:p>/wiki/Remote_agent/Simulation</text:p>
          </table:table-cell>
          <table:table-cell table:number-columns-repeated="16382"/>
        </table:table-row>
        <table:table-row table:style-name="ro1">
          <table:table-cell office:value-type="float" office:value="574" table:style-name="ce5">
            <text:p>574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575" table:style-name="ce5">
            <text:p>575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576" table:style-name="ce5">
            <text:p>576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577" table:style-name="ce5">
            <text:p>577</text:p>
          </table:table-cell>
          <table:table-cell office:value-type="string" table:style-name="ce1">
            <text:p>/wiki/Rendezvous</text:p>
          </table:table-cell>
          <table:table-cell table:number-columns-repeated="16382"/>
        </table:table-row>
        <table:table-row table:style-name="ro1">
          <table:table-cell office:value-type="float" office:value="578" table:style-name="ce5">
            <text:p>578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579" table:style-name="ce5">
            <text:p>579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580" table:style-name="ce5">
            <text:p>580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581" table:style-name="ce5">
            <text:p>581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582" table:style-name="ce5">
            <text:p>582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583" table:style-name="ce5">
            <text:p>583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2"/>
        </table:table-row>
        <table:table-row table:style-name="ro1">
          <table:table-cell office:value-type="float" office:value="584" table:style-name="ce5">
            <text:p>584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585" table:style-name="ce5">
            <text:p>585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586" table:style-name="ce5">
            <text:p>586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587" table:style-name="ce5">
            <text:p>587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588" table:style-name="ce5">
            <text:p>588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589" table:style-name="ce5">
            <text:p>589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590" table:style-name="ce5">
            <text:p>590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591" table:style-name="ce5">
            <text:p>591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592" table:style-name="ce5">
            <text:p>592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593" table:style-name="ce5">
            <text:p>593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594" table:style-name="ce5">
            <text:p>594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595" table:style-name="ce5">
            <text:p>595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596" table:style-name="ce5">
            <text:p>596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2"/>
        </table:table-row>
        <table:table-row table:style-name="ro1">
          <table:table-cell office:value-type="float" office:value="597" table:style-name="ce5">
            <text:p>597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598" table:style-name="ce5">
            <text:p>598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599" table:style-name="ce5">
            <text:p>599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600" table:style-name="ce5">
            <text:p>600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601" table:style-name="ce5">
            <text:p>601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602" table:style-name="ce5">
            <text:p>602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603" table:style-name="ce5">
            <text:p>603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604" table:style-name="ce5">
            <text:p>604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605" table:style-name="ce5">
            <text:p>605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606" table:style-name="ce5">
            <text:p>606</text:p>
          </table:table-cell>
          <table:table-cell office:value-type="string" table:style-name="ce1">
            <text:p>/wiki/Safe_addition</text:p>
          </table:table-cell>
          <table:table-cell table:number-columns-repeated="16382"/>
        </table:table-row>
        <table:table-row table:style-name="ro1">
          <table:table-cell office:value-type="float" office:value="607" table:style-name="ce5">
            <text:p>607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608" table:style-name="ce5">
            <text:p>608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609" table:style-name="ce5">
            <text:p>609</text:p>
          </table:table-cell>
          <table:table-cell office:value-type="string" table:style-name="ce1">
            <text:p>/wiki/Scope/Function_names_and_labels</text:p>
          </table:table-cell>
          <table:table-cell table:number-columns-repeated="16382"/>
        </table:table-row>
        <table:table-row table:style-name="ro1">
          <table:table-cell office:value-type="float" office:value="610" table:style-name="ce5">
            <text:p>610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611" table:style-name="ce5">
            <text:p>611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612" table:style-name="ce5">
            <text:p>612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613" table:style-name="ce5">
            <text:p>613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14" table:style-name="ce5">
            <text:p>614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15" table:style-name="ce5">
            <text:p>615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16" table:style-name="ce5">
            <text:p>616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17" table:style-name="ce5">
            <text:p>617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18" table:style-name="ce5">
            <text:p>618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19" table:style-name="ce5">
            <text:p>619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20" table:style-name="ce5">
            <text:p>620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21" table:style-name="ce5">
            <text:p>621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22" table:style-name="ce5">
            <text:p>622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23" table:style-name="ce5">
            <text:p>623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24" table:style-name="ce5">
            <text:p>624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25" table:style-name="ce5">
            <text:p>625</text:p>
          </table:table-cell>
          <table:table-cell office:value-type="string" table:style-name="ce1">
            <text:p>/wiki/Set_of_real_numbers</text:p>
          </table:table-cell>
          <table:table-cell table:number-columns-repeated="16382"/>
        </table:table-row>
        <table:table-row table:style-name="ro1">
          <table:table-cell office:value-type="float" office:value="626" table:style-name="ce5">
            <text:p>626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27" table:style-name="ce5">
            <text:p>627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28" table:style-name="ce5">
            <text:p>628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29" table:style-name="ce5">
            <text:p>629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30" table:style-name="ce5">
            <text:p>630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31" table:style-name="ce5">
            <text:p>631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32" table:style-name="ce5">
            <text:p>632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33" table:style-name="ce5">
            <text:p>633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34" table:style-name="ce5">
            <text:p>634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35" table:style-name="ce5">
            <text:p>635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36" table:style-name="ce5">
            <text:p>636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37" table:style-name="ce5">
            <text:p>637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38" table:style-name="ce5">
            <text:p>638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39" table:style-name="ce5">
            <text:p>639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41" table:style-name="ce5">
            <text:p>641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42" table:style-name="ce5">
            <text:p>642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43" table:style-name="ce5">
            <text:p>643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44" table:style-name="ce5">
            <text:p>644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45" table:style-name="ce5">
            <text:p>645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46" table:style-name="ce5">
            <text:p>646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47" table:style-name="ce5">
            <text:p>647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48" table:style-name="ce5">
            <text:p>648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2"/>
        </table:table-row>
        <table:table-row table:style-name="ro1">
          <table:table-cell office:value-type="float" office:value="649" table:style-name="ce5">
            <text:p>649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50" table:style-name="ce5">
            <text:p>650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51" table:style-name="ce5">
            <text:p>651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52" table:style-name="ce5">
            <text:p>652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53" table:style-name="ce5">
            <text:p>653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54" table:style-name="ce5">
            <text:p>654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55" table:style-name="ce5">
            <text:p>655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56" table:style-name="ce5">
            <text:p>656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57" table:style-name="ce5">
            <text:p>657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658" table:style-name="ce5">
            <text:p>658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659" table:style-name="ce5">
            <text:p>659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660" table:style-name="ce5">
            <text:p>660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661" table:style-name="ce5">
            <text:p>661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662" table:style-name="ce5">
            <text:p>662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663" table:style-name="ce5">
            <text:p>663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664" table:style-name="ce5">
            <text:p>664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665" table:style-name="ce5">
            <text:p>665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666" table:style-name="ce5">
            <text:p>666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667" table:style-name="ce5">
            <text:p>667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668" table:style-name="ce5">
            <text:p>66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669" table:style-name="ce5">
            <text:p>669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670" table:style-name="ce5">
            <text:p>670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671" table:style-name="ce5">
            <text:p>671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672" table:style-name="ce5">
            <text:p>672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673" table:style-name="ce5">
            <text:p>673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674" table:style-name="ce5">
            <text:p>674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675" table:style-name="ce5">
            <text:p>675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676" table:style-name="ce5">
            <text:p>676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677" table:style-name="ce5">
            <text:p>677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678" table:style-name="ce5">
            <text:p>67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679" table:style-name="ce5">
            <text:p>67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680" table:style-name="ce5">
            <text:p>680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681" table:style-name="ce5">
            <text:p>681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682" table:style-name="ce5">
            <text:p>682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683" table:style-name="ce5">
            <text:p>683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684" table:style-name="ce5">
            <text:p>684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685" table:style-name="ce5">
            <text:p>685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686" table:style-name="ce5">
            <text:p>686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687" table:style-name="ce5">
            <text:p>687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688" table:style-name="ce5">
            <text:p>688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689" table:style-name="ce5">
            <text:p>689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690" table:style-name="ce5">
            <text:p>690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691" table:style-name="ce5">
            <text:p>691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692" table:style-name="ce5">
            <text:p>692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693" table:style-name="ce5">
            <text:p>693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694" table:style-name="ce5">
            <text:p>694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695" table:style-name="ce5">
            <text:p>695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696" table:style-name="ce5">
            <text:p>696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697" table:style-name="ce5">
            <text:p>697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698" table:style-name="ce5">
            <text:p>698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699" table:style-name="ce5">
            <text:p>699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700" table:style-name="ce5">
            <text:p>700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701" table:style-name="ce5">
            <text:p>701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702" table:style-name="ce5">
            <text:p>702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703" table:style-name="ce5">
            <text:p>703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704" table:style-name="ce5">
            <text:p>704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705" table:style-name="ce5">
            <text:p>705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06" table:style-name="ce5">
            <text:p>706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07" table:style-name="ce5">
            <text:p>707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08" table:style-name="ce5">
            <text:p>708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09" table:style-name="ce5">
            <text:p>709</text:p>
          </table:table-cell>
          <table:table-cell office:value-type="string" table:style-name="ce1">
            <text:p>/wiki/Subset_sum_problem</text:p>
          </table:table-cell>
          <table:table-cell table:number-columns-repeated="16382"/>
        </table:table-row>
        <table:table-row table:style-name="ro1">
          <table:table-cell office:value-type="float" office:value="710" table:style-name="ce5">
            <text:p>71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11" table:style-name="ce5">
            <text:p>71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12" table:style-name="ce5">
            <text:p>712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13" table:style-name="ce5">
            <text:p>713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14" table:style-name="ce5">
            <text:p>714</text:p>
          </table:table-cell>
          <table:table-cell office:value-type="string" table:style-name="ce1">
            <text:p>/wiki/Suffix_tree</text:p>
          </table:table-cell>
          <table:table-cell table:number-columns-repeated="16382"/>
        </table:table-row>
        <table:table-row table:style-name="ro1">
          <table:table-cell office:value-type="float" office:value="715" table:style-name="ce5">
            <text:p>715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16" table:style-name="ce5">
            <text:p>716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17" table:style-name="ce5">
            <text:p>717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18" table:style-name="ce5">
            <text:p>718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19" table:style-name="ce5">
            <text:p>719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20" table:style-name="ce5">
            <text:p>720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21" table:style-name="ce5">
            <text:p>721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22" table:style-name="ce5">
            <text:p>722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23" table:style-name="ce5">
            <text:p>723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24" table:style-name="ce5">
            <text:p>724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25" table:style-name="ce5">
            <text:p>725</text:p>
          </table:table-cell>
          <table:table-cell office:value-type="string" table:style-name="ce1">
            <text:p>/wiki/Table_creation/Postal_addresses</text:p>
          </table:table-cell>
          <table:table-cell table:number-columns-repeated="16382"/>
        </table:table-row>
        <table:table-row table:style-name="ro1">
          <table:table-cell office:value-type="float" office:value="726" table:style-name="ce5">
            <text:p>726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27" table:style-name="ce5">
            <text:p>727</text:p>
          </table:table-cell>
          <table:table-cell office:value-type="string" table:style-name="ce1">
            <text:p>/wiki/Tarjan</text:p>
          </table:table-cell>
          <table:table-cell table:number-columns-repeated="16382"/>
        </table:table-row>
        <table:table-row table:style-name="ro1">
          <table:table-cell office:value-type="float" office:value="728" table:style-name="ce5">
            <text:p>728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29" table:style-name="ce5">
            <text:p>729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30" table:style-name="ce5">
            <text:p>730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31" table:style-name="ce5">
            <text:p>731</text:p>
          </table:table-cell>
          <table:table-cell office:value-type="string" table:style-name="ce1">
            <text:p>/wiki/Terminal_control/Coloured_text</text:p>
          </table:table-cell>
          <table:table-cell table:number-columns-repeated="16382"/>
        </table:table-row>
        <table:table-row table:style-name="ro1">
          <table:table-cell office:value-type="float" office:value="732" table:style-name="ce5">
            <text:p>73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2"/>
        </table:table-row>
        <table:table-row table:style-name="ro1">
          <table:table-cell office:value-type="float" office:value="733" table:style-name="ce5">
            <text:p>73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2"/>
        </table:table-row>
        <table:table-row table:style-name="ro1">
          <table:table-cell office:value-type="float" office:value="734" table:style-name="ce5">
            <text:p>734</text:p>
          </table:table-cell>
          <table:table-cell office:value-type="string" table:style-name="ce1">
            <text:p>/wiki/Terminal_control/Dimensions</text:p>
          </table:table-cell>
          <table:table-cell table:number-columns-repeated="16382"/>
        </table:table-row>
        <table:table-row table:style-name="ro1">
          <table:table-cell office:value-type="float" office:value="735" table:style-name="ce5">
            <text:p>73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36" table:style-name="ce5">
            <text:p>73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2"/>
        </table:table-row>
        <table:table-row table:style-name="ro1">
          <table:table-cell office:value-type="float" office:value="737" table:style-name="ce5">
            <text:p>737</text:p>
          </table:table-cell>
          <table:table-cell office:value-type="string" table:style-name="ce1">
            <text:p>/wiki/Terminal_control/Inverse_video</text:p>
          </table:table-cell>
          <table:table-cell table:number-columns-repeated="16382"/>
        </table:table-row>
        <table:table-row table:style-name="ro1">
          <table:table-cell office:value-type="float" office:value="738" table:style-name="ce5">
            <text:p>738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39" table:style-name="ce5">
            <text:p>739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40" table:style-name="ce5">
            <text:p>740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41" table:style-name="ce5">
            <text:p>741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42" table:style-name="ce5">
            <text:p>742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43" table:style-name="ce5">
            <text:p>743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44" table:style-name="ce5">
            <text:p>74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45" table:style-name="ce5">
            <text:p>745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46" table:style-name="ce5">
            <text:p>746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47" table:style-name="ce5">
            <text:p>747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48" table:style-name="ce5">
            <text:p>748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49" table:style-name="ce5">
            <text:p>749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50" table:style-name="ce5">
            <text:p>750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51" table:style-name="ce5">
            <text:p>751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52" table:style-name="ce5">
            <text:p>752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2"/>
        </table:table-row>
        <table:table-row table:style-name="ro1">
          <table:table-cell office:value-type="float" office:value="753" table:style-name="ce5">
            <text:p>753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54" table:style-name="ce5">
            <text:p>754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55" table:style-name="ce5">
            <text:p>755</text:p>
          </table:table-cell>
          <table:table-cell office:value-type="string" table:style-name="ce1">
            <text:p>/wiki/Tonelli-Shanks_algorithm</text:p>
          </table:table-cell>
          <table:table-cell table:number-columns-repeated="16382"/>
        </table:table-row>
        <table:table-row table:style-name="ro1">
          <table:table-cell office:value-type="float" office:value="756" table:style-name="ce5">
            <text:p>756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57" table:style-name="ce5">
            <text:p>757</text:p>
          </table:table-cell>
          <table:table-cell office:value-type="string" table:style-name="ce1">
            <text:p>/wiki/Topic_variable</text:p>
          </table:table-cell>
          <table:table-cell table:number-columns-repeated="16382"/>
        </table:table-row>
        <table:table-row table:style-name="ro1">
          <table:table-cell office:value-type="float" office:value="758" table:style-name="ce5">
            <text:p>758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759" table:style-name="ce5">
            <text:p>759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760" table:style-name="ce5">
            <text:p>760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761" table:style-name="ce5">
            <text:p>761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762" table:style-name="ce5">
            <text:p>762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763" table:style-name="ce5">
            <text:p>763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764" table:style-name="ce5">
            <text:p>764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765" table:style-name="ce5">
            <text:p>765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766" table:style-name="ce5">
            <text:p>766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767" table:style-name="ce5">
            <text:p>767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768" table:style-name="ce5">
            <text:p>768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769" table:style-name="ce5">
            <text:p>769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770" table:style-name="ce5">
            <text:p>770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771" table:style-name="ce5">
            <text:p>771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772" table:style-name="ce5">
            <text:p>772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773" table:style-name="ce5">
            <text:p>773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774" table:style-name="ce5">
            <text:p>77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775" table:style-name="ce5">
            <text:p>775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776" table:style-name="ce5">
            <text:p>776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777" table:style-name="ce5">
            <text:p>777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778" table:style-name="ce5">
            <text:p>778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779" table:style-name="ce5">
            <text:p>779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780" table:style-name="ce5">
            <text:p>780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781" table:style-name="ce5">
            <text:p>781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782" table:style-name="ce5">
            <text:p>782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2"/>
        </table:table-row>
        <table:table-row table:style-name="ro1">
          <table:table-cell office:value-type="float" office:value="783" table:style-name="ce5">
            <text:p>783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784" table:style-name="ce5">
            <text:p>784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785" table:style-name="ce5">
            <text:p>785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786" table:style-name="ce5">
            <text:p>786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787" table:style-name="ce5">
            <text:p>787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788" table:style-name="ce5">
            <text:p>788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789" table:style-name="ce5">
            <text:p>789</text:p>
          </table:table-cell>
          <table:table-cell office:value-type="string" table:style-name="ce1">
            <text:p>/wiki/Variable_size/Get</text:p>
          </table:table-cell>
          <table:table-cell table:number-columns-repeated="16382"/>
        </table:table-row>
        <table:table-row table:style-name="ro1">
          <table:table-cell office:value-type="float" office:value="790" table:style-name="ce5">
            <text:p>790</text:p>
          </table:table-cell>
          <table:table-cell office:value-type="string" table:style-name="ce1">
            <text:p>/wiki/Variable_size/Set</text:p>
          </table:table-cell>
          <table:table-cell table:number-columns-repeated="16382"/>
        </table:table-row>
        <table:table-row table:style-name="ro1">
          <table:table-cell office:value-type="float" office:value="791" table:style-name="ce5">
            <text:p>791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792" table:style-name="ce5">
            <text:p>792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793" table:style-name="ce5">
            <text:p>793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794" table:style-name="ce5">
            <text:p>794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795" table:style-name="ce5">
            <text:p>795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796" table:style-name="ce5">
            <text:p>796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797" table:style-name="ce5">
            <text:p>797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798" table:style-name="ce5">
            <text:p>798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799" table:style-name="ce5">
            <text:p>799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800" table:style-name="ce5">
            <text:p>800</text:p>
          </table:table-cell>
          <table:table-cell office:value-type="string" table:style-name="ce1">
            <text:p>/wiki/VList</text:p>
          </table:table-cell>
          <table:table-cell table:number-columns-repeated="16382"/>
        </table:table-row>
        <table:table-row table:style-name="ro1">
          <table:table-cell office:value-type="float" office:value="801" table:style-name="ce5">
            <text:p>801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802" table:style-name="ce5">
            <text:p>80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803" table:style-name="ce5">
            <text:p>80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804" table:style-name="ce5">
            <text:p>80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805" table:style-name="ce5">
            <text:p>80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806" table:style-name="ce5">
            <text:p>806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807" table:style-name="ce5">
            <text:p>807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808" table:style-name="ce5">
            <text:p>808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809" table:style-name="ce5">
            <text:p>80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810" table:style-name="ce5">
            <text:p>810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11" table:style-name="ce5">
            <text:p>811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12" table:style-name="ce5">
            <text:p>812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13" table:style-name="ce5">
            <text:p>813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14" table:style-name="ce5">
            <text:p>814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15" table:style-name="ce5">
            <text:p>815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16" table:style-name="ce5">
            <text:p>816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17" table:style-name="ce5">
            <text:p>817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18" table:style-name="ce5">
            <text:p>818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19" table:style-name="ce5">
            <text:p>819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20" table:style-name="ce5">
            <text:p>820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21" table:style-name="ce5">
            <text:p>821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22" table:style-name="ce5">
            <text:p>822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23" table:style-name="ce5">
            <text:p>823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24" table:style-name="ce5">
            <text:p>824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25" table:style-name="ce5">
            <text:p>825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50" table:style-name="ro1">
          <table:table-cell table:number-columns-repeated="16384"/>
        </table:table-row>
      </table:table>
      <table:table table:name="java" table:style-name="ta3">
        <table:table-column table:style-name="co7" table:default-cell-style-name="ce5"/>
        <table:table-column table:style-name="co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259" table:style-name="ce5">
            <text:p>259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262" table:style-name="ce5">
            <text:p>262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263" table:style-name="ce5">
            <text:p>263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275" table:style-name="ce5">
            <text:p>275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292" table:style-name="ce5">
            <text:p>292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294" table:style-name="ce5">
            <text:p>294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298" table:style-name="ce5">
            <text:p>298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326" table:style-name="ce5">
            <text:p>326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329" table:style-name="ce5">
            <text:p>329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339" table:style-name="ce5">
            <text:p>339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341" table:style-name="ce5">
            <text:p>341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342" table:style-name="ce5">
            <text:p>342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343" table:style-name="ce5">
            <text:p>343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344" table:style-name="ce5">
            <text:p>344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352" table:style-name="ce5">
            <text:p>352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353" table:style-name="ce5">
            <text:p>353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354" table:style-name="ce5">
            <text:p>354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355" table:style-name="ce5">
            <text:p>355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366" table:style-name="ce5">
            <text:p>366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367" table:style-name="ce5">
            <text:p>367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368" table:style-name="ce5">
            <text:p>368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369" table:style-name="ce5">
            <text:p>369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427" table:style-name="ce5">
            <text:p>427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428" table:style-name="ce5">
            <text:p>428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429" table:style-name="ce5">
            <text:p>429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431" table:style-name="ce5">
            <text:p>431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432" table:style-name="ce5">
            <text:p>432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433" table:style-name="ce5">
            <text:p>433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434" table:style-name="ce5">
            <text:p>434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435" table:style-name="ce5">
            <text:p>435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436" table:style-name="ce5">
            <text:p>436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437" table:style-name="ce5">
            <text:p>437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438" table:style-name="ce5">
            <text:p>438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439" table:style-name="ce5">
            <text:p>439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440" table:style-name="ce5">
            <text:p>440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441" table:style-name="ce5">
            <text:p>441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442" table:style-name="ce5">
            <text:p>442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443" table:style-name="ce5">
            <text:p>443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444" table:style-name="ce5">
            <text:p>444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445" table:style-name="ce5">
            <text:p>445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446" table:style-name="ce5">
            <text:p>446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447" table:style-name="ce5">
            <text:p>447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448" table:style-name="ce5">
            <text:p>448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449" table:style-name="ce5">
            <text:p>449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450" table:style-name="ce5">
            <text:p>450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451" table:style-name="ce5">
            <text:p>451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452" table:style-name="ce5">
            <text:p>452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453" table:style-name="ce5">
            <text:p>453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454" table:style-name="ce5">
            <text:p>454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455" table:style-name="ce5">
            <text:p>455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456" table:style-name="ce5">
            <text:p>456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457" table:style-name="ce5">
            <text:p>457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458" table:style-name="ce5">
            <text:p>458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459" table:style-name="ce5">
            <text:p>459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460" table:style-name="ce5">
            <text:p>460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461" table:style-name="ce5">
            <text:p>461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462" table:style-name="ce5">
            <text:p>462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463" table:style-name="ce5">
            <text:p>463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464" table:style-name="ce5">
            <text:p>464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465" table:style-name="ce5">
            <text:p>465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466" table:style-name="ce5">
            <text:p>466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467" table:style-name="ce5">
            <text:p>467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468" table:style-name="ce5">
            <text:p>468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469" table:style-name="ce5">
            <text:p>469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470" table:style-name="ce5">
            <text:p>470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471" table:style-name="ce5">
            <text:p>471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472" table:style-name="ce5">
            <text:p>472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473" table:style-name="ce5">
            <text:p>473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474" table:style-name="ce5">
            <text:p>474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475" table:style-name="ce5">
            <text:p>475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476" table:style-name="ce5">
            <text:p>476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477" table:style-name="ce5">
            <text:p>477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478" table:style-name="ce5">
            <text:p>478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479" table:style-name="ce5">
            <text:p>479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480" table:style-name="ce5">
            <text:p>480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481" table:style-name="ce5">
            <text:p>481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482" table:style-name="ce5">
            <text:p>482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483" table:style-name="ce5">
            <text:p>483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484" table:style-name="ce5">
            <text:p>484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485" table:style-name="ce5">
            <text:p>485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486" table:style-name="ce5">
            <text:p>48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487" table:style-name="ce5">
            <text:p>48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488" table:style-name="ce5">
            <text:p>488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489" table:style-name="ce5">
            <text:p>489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490" table:style-name="ce5">
            <text:p>490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491" table:style-name="ce5">
            <text:p>491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492" table:style-name="ce5">
            <text:p>492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493" table:style-name="ce5">
            <text:p>493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494" table:style-name="ce5">
            <text:p>494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495" table:style-name="ce5">
            <text:p>495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496" table:style-name="ce5">
            <text:p>496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497" table:style-name="ce5">
            <text:p>497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498" table:style-name="ce5">
            <text:p>498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499" table:style-name="ce5">
            <text:p>499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500" table:style-name="ce5">
            <text:p>500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501" table:style-name="ce5">
            <text:p>501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502" table:style-name="ce5">
            <text:p>502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503" table:style-name="ce5">
            <text:p>503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504" table:style-name="ce5">
            <text:p>504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505" table:style-name="ce5">
            <text:p>505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506" table:style-name="ce5">
            <text:p>506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507" table:style-name="ce5">
            <text:p>507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508" table:style-name="ce5">
            <text:p>508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509" table:style-name="ce5">
            <text:p>509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510" table:style-name="ce5">
            <text:p>510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511" table:style-name="ce5">
            <text:p>511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512" table:style-name="ce5">
            <text:p>512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513" table:style-name="ce5">
            <text:p>513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514" table:style-name="ce5">
            <text:p>514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515" table:style-name="ce5">
            <text:p>515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516" table:style-name="ce5">
            <text:p>516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517" table:style-name="ce5">
            <text:p>517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518" table:style-name="ce5">
            <text:p>518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519" table:style-name="ce5">
            <text:p>519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520" table:style-name="ce5">
            <text:p>520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521" table:style-name="ce5">
            <text:p>521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522" table:style-name="ce5">
            <text:p>522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523" table:style-name="ce5">
            <text:p>523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524" table:style-name="ce5">
            <text:p>524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525" table:style-name="ce5">
            <text:p>525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526" table:style-name="ce5">
            <text:p>526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527" table:style-name="ce5">
            <text:p>527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528" table:style-name="ce5">
            <text:p>528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529" table:style-name="ce5">
            <text:p>529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530" table:style-name="ce5">
            <text:p>530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531" table:style-name="ce5">
            <text:p>531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532" table:style-name="ce5">
            <text:p>532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533" table:style-name="ce5">
            <text:p>533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534" table:style-name="ce5">
            <text:p>534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535" table:style-name="ce5">
            <text:p>535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536" table:style-name="ce5">
            <text:p>536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537" table:style-name="ce5">
            <text:p>537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538" table:style-name="ce5">
            <text:p>538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539" table:style-name="ce5">
            <text:p>539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540" table:style-name="ce5">
            <text:p>540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541" table:style-name="ce5">
            <text:p>541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542" table:style-name="ce5">
            <text:p>542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543" table:style-name="ce5">
            <text:p>543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544" table:style-name="ce5">
            <text:p>544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545" table:style-name="ce5">
            <text:p>545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546" table:style-name="ce5">
            <text:p>546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547" table:style-name="ce5">
            <text:p>547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548" table:style-name="ce5">
            <text:p>548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549" table:style-name="ce5">
            <text:p>549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550" table:style-name="ce5">
            <text:p>550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551" table:style-name="ce5">
            <text:p>551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552" table:style-name="ce5">
            <text:p>552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553" table:style-name="ce5">
            <text:p>553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554" table:style-name="ce5">
            <text:p>554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555" table:style-name="ce5">
            <text:p>555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556" table:style-name="ce5">
            <text:p>556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557" table:style-name="ce5">
            <text:p>557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558" table:style-name="ce5">
            <text:p>558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559" table:style-name="ce5">
            <text:p>559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560" table:style-name="ce5">
            <text:p>560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561" table:style-name="ce5">
            <text:p>561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562" table:style-name="ce5">
            <text:p>562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563" table:style-name="ce5">
            <text:p>563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564" table:style-name="ce5">
            <text:p>564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565" table:style-name="ce5">
            <text:p>565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566" table:style-name="ce5">
            <text:p>566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567" table:style-name="ce5">
            <text:p>567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568" table:style-name="ce5">
            <text:p>568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569" table:style-name="ce5">
            <text:p>569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570" table:style-name="ce5">
            <text:p>570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571" table:style-name="ce5">
            <text:p>571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572" table:style-name="ce5">
            <text:p>572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573" table:style-name="ce5">
            <text:p>573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574" table:style-name="ce5">
            <text:p>574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575" table:style-name="ce5">
            <text:p>575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576" table:style-name="ce5">
            <text:p>576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577" table:style-name="ce5">
            <text:p>577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578" table:style-name="ce5">
            <text:p>578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579" table:style-name="ce5">
            <text:p>579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580" table:style-name="ce5">
            <text:p>580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581" table:style-name="ce5">
            <text:p>581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582" table:style-name="ce5">
            <text:p>582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583" table:style-name="ce5">
            <text:p>583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584" table:style-name="ce5">
            <text:p>584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585" table:style-name="ce5">
            <text:p>585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586" table:style-name="ce5">
            <text:p>586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587" table:style-name="ce5">
            <text:p>587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588" table:style-name="ce5">
            <text:p>588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589" table:style-name="ce5">
            <text:p>589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590" table:style-name="ce5">
            <text:p>590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591" table:style-name="ce5">
            <text:p>591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592" table:style-name="ce5">
            <text:p>592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593" table:style-name="ce5">
            <text:p>593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594" table:style-name="ce5">
            <text:p>594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595" table:style-name="ce5">
            <text:p>595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596" table:style-name="ce5">
            <text:p>596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597" table:style-name="ce5">
            <text:p>597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598" table:style-name="ce5">
            <text:p>598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599" table:style-name="ce5">
            <text:p>599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600" table:style-name="ce5">
            <text:p>600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601" table:style-name="ce5">
            <text:p>601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602" table:style-name="ce5">
            <text:p>602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603" table:style-name="ce5">
            <text:p>603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604" table:style-name="ce5">
            <text:p>604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605" table:style-name="ce5">
            <text:p>605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606" table:style-name="ce5">
            <text:p>606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607" table:style-name="ce5">
            <text:p>607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608" table:style-name="ce5">
            <text:p>608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609" table:style-name="ce5">
            <text:p>609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610" table:style-name="ce5">
            <text:p>610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611" table:style-name="ce5">
            <text:p>611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612" table:style-name="ce5">
            <text:p>612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613" table:style-name="ce5">
            <text:p>613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614" table:style-name="ce5">
            <text:p>614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615" table:style-name="ce5">
            <text:p>615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616" table:style-name="ce5">
            <text:p>616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617" table:style-name="ce5">
            <text:p>617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618" table:style-name="ce5">
            <text:p>618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619" table:style-name="ce5">
            <text:p>619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620" table:style-name="ce5">
            <text:p>620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621" table:style-name="ce5">
            <text:p>621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622" table:style-name="ce5">
            <text:p>622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623" table:style-name="ce5">
            <text:p>623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624" table:style-name="ce5">
            <text:p>624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625" table:style-name="ce5">
            <text:p>625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626" table:style-name="ce5">
            <text:p>626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627" table:style-name="ce5">
            <text:p>627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628" table:style-name="ce5">
            <text:p>628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629" table:style-name="ce5">
            <text:p>629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630" table:style-name="ce5">
            <text:p>630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631" table:style-name="ce5">
            <text:p>631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632" table:style-name="ce5">
            <text:p>632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633" table:style-name="ce5">
            <text:p>633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634" table:style-name="ce5">
            <text:p>634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635" table:style-name="ce5">
            <text:p>635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636" table:style-name="ce5">
            <text:p>636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637" table:style-name="ce5">
            <text:p>637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638" table:style-name="ce5">
            <text:p>638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639" table:style-name="ce5">
            <text:p>639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641" table:style-name="ce5">
            <text:p>641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642" table:style-name="ce5">
            <text:p>642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643" table:style-name="ce5">
            <text:p>643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644" table:style-name="ce5">
            <text:p>644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645" table:style-name="ce5">
            <text:p>645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646" table:style-name="ce5">
            <text:p>646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647" table:style-name="ce5">
            <text:p>647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648" table:style-name="ce5">
            <text:p>648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649" table:style-name="ce5">
            <text:p>649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650" table:style-name="ce5">
            <text:p>650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651" table:style-name="ce5">
            <text:p>651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652" table:style-name="ce5">
            <text:p>652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653" table:style-name="ce5">
            <text:p>653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654" table:style-name="ce5">
            <text:p>654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655" table:style-name="ce5">
            <text:p>655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656" table:style-name="ce5">
            <text:p>656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657" table:style-name="ce5">
            <text:p>657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658" table:style-name="ce5">
            <text:p>658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659" table:style-name="ce5">
            <text:p>659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660" table:style-name="ce5">
            <text:p>660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661" table:style-name="ce5">
            <text:p>661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662" table:style-name="ce5">
            <text:p>662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663" table:style-name="ce5">
            <text:p>663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664" table:style-name="ce5">
            <text:p>664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665" table:style-name="ce5">
            <text:p>665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666" table:style-name="ce5">
            <text:p>666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667" table:style-name="ce5">
            <text:p>667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668" table:style-name="ce5">
            <text:p>668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669" table:style-name="ce5">
            <text:p>669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670" table:style-name="ce5">
            <text:p>670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671" table:style-name="ce5">
            <text:p>671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672" table:style-name="ce5">
            <text:p>672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673" table:style-name="ce5">
            <text:p>673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674" table:style-name="ce5">
            <text:p>674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675" table:style-name="ce5">
            <text:p>675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676" table:style-name="ce5">
            <text:p>676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677" table:style-name="ce5">
            <text:p>677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678" table:style-name="ce5">
            <text:p>678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679" table:style-name="ce5">
            <text:p>679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680" table:style-name="ce5">
            <text:p>680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681" table:style-name="ce5">
            <text:p>681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682" table:style-name="ce5">
            <text:p>682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683" table:style-name="ce5">
            <text:p>683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684" table:style-name="ce5">
            <text:p>684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685" table:style-name="ce5">
            <text:p>685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686" table:style-name="ce5">
            <text:p>686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687" table:style-name="ce5">
            <text:p>687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688" table:style-name="ce5">
            <text:p>688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689" table:style-name="ce5">
            <text:p>689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690" table:style-name="ce5">
            <text:p>690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691" table:style-name="ce5">
            <text:p>691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692" table:style-name="ce5">
            <text:p>692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693" table:style-name="ce5">
            <text:p>693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694" table:style-name="ce5">
            <text:p>694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695" table:style-name="ce5">
            <text:p>695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696" table:style-name="ce5">
            <text:p>696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697" table:style-name="ce5">
            <text:p>697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698" table:style-name="ce5">
            <text:p>698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699" table:style-name="ce5">
            <text:p>699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700" table:style-name="ce5">
            <text:p>700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701" table:style-name="ce5">
            <text:p>701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702" table:style-name="ce5">
            <text:p>702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703" table:style-name="ce5">
            <text:p>703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704" table:style-name="ce5">
            <text:p>704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705" table:style-name="ce5">
            <text:p>705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706" table:style-name="ce5">
            <text:p>706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707" table:style-name="ce5">
            <text:p>707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708" table:style-name="ce5">
            <text:p>708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709" table:style-name="ce5">
            <text:p>709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710" table:style-name="ce5">
            <text:p>710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711" table:style-name="ce5">
            <text:p>711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712" table:style-name="ce5">
            <text:p>712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713" table:style-name="ce5">
            <text:p>713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714" table:style-name="ce5">
            <text:p>714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715" table:style-name="ce5">
            <text:p>715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716" table:style-name="ce5">
            <text:p>716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717" table:style-name="ce5">
            <text:p>717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718" table:style-name="ce5">
            <text:p>718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719" table:style-name="ce5">
            <text:p>719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720" table:style-name="ce5">
            <text:p>720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721" table:style-name="ce5">
            <text:p>721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722" table:style-name="ce5">
            <text:p>722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723" table:style-name="ce5">
            <text:p>723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724" table:style-name="ce5">
            <text:p>724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725" table:style-name="ce5">
            <text:p>725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726" table:style-name="ce5">
            <text:p>726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727" table:style-name="ce5">
            <text:p>727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728" table:style-name="ce5">
            <text:p>728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729" table:style-name="ce5">
            <text:p>729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730" table:style-name="ce5">
            <text:p>730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731" table:style-name="ce5">
            <text:p>731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732" table:style-name="ce5">
            <text:p>732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733" table:style-name="ce5">
            <text:p>733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734" table:style-name="ce5">
            <text:p>73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735" table:style-name="ce5">
            <text:p>735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736" table:style-name="ce5">
            <text:p>736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737" table:style-name="ce5">
            <text:p>737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738" table:style-name="ce5">
            <text:p>738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739" table:style-name="ce5">
            <text:p>739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740" table:style-name="ce5">
            <text:p>740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741" table:style-name="ce5">
            <text:p>741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742" table:style-name="ce5">
            <text:p>742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743" table:style-name="ce5">
            <text:p>743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744" table:style-name="ce5">
            <text:p>744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745" table:style-name="ce5">
            <text:p>745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746" table:style-name="ce5">
            <text:p>746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747" table:style-name="ce5">
            <text:p>747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748" table:style-name="ce5">
            <text:p>748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749" table:style-name="ce5">
            <text:p>749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750" table:style-name="ce5">
            <text:p>750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751" table:style-name="ce5">
            <text:p>751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752" table:style-name="ce5">
            <text:p>752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753" table:style-name="ce5">
            <text:p>753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754" table:style-name="ce5">
            <text:p>754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755" table:style-name="ce5">
            <text:p>755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756" table:style-name="ce5">
            <text:p>756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757" table:style-name="ce5">
            <text:p>757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758" table:style-name="ce5">
            <text:p>758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759" table:style-name="ce5">
            <text:p>759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760" table:style-name="ce5">
            <text:p>760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761" table:style-name="ce5">
            <text:p>761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762" table:style-name="ce5">
            <text:p>762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763" table:style-name="ce5">
            <text:p>763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764" table:style-name="ce5">
            <text:p>764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765" table:style-name="ce5">
            <text:p>765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766" table:style-name="ce5">
            <text:p>766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767" table:style-name="ce5">
            <text:p>767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768" table:style-name="ce5">
            <text:p>768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769" table:style-name="ce5">
            <text:p>769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770" table:style-name="ce5">
            <text:p>770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771" table:style-name="ce5">
            <text:p>771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772" table:style-name="ce5">
            <text:p>772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773" table:style-name="ce5">
            <text:p>773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774" table:style-name="ce5">
            <text:p>774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775" table:style-name="ce5">
            <text:p>775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776" table:style-name="ce5">
            <text:p>77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777" table:style-name="ce5">
            <text:p>77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778" table:style-name="ce5">
            <text:p>778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779" table:style-name="ce5">
            <text:p>779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780" table:style-name="ce5">
            <text:p>780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781" table:style-name="ce5">
            <text:p>781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782" table:style-name="ce5">
            <text:p>782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783" table:style-name="ce5">
            <text:p>783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784" table:style-name="ce5">
            <text:p>784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785" table:style-name="ce5">
            <text:p>785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786" table:style-name="ce5">
            <text:p>786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787" table:style-name="ce5">
            <text:p>787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788" table:style-name="ce5">
            <text:p>788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789" table:style-name="ce5">
            <text:p>789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790" table:style-name="ce5">
            <text:p>790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791" table:style-name="ce5">
            <text:p>791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792" table:style-name="ce5">
            <text:p>792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793" table:style-name="ce5">
            <text:p>793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794" table:style-name="ce5">
            <text:p>794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795" table:style-name="ce5">
            <text:p>795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796" table:style-name="ce5">
            <text:p>796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797" table:style-name="ce5">
            <text:p>797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798" table:style-name="ce5">
            <text:p>798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799" table:style-name="ce5">
            <text:p>799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800" table:style-name="ce5">
            <text:p>800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801" table:style-name="ce5">
            <text:p>801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802" table:style-name="ce5">
            <text:p>802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803" table:style-name="ce5">
            <text:p>803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804" table:style-name="ce5">
            <text:p>804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805" table:style-name="ce5">
            <text:p>805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806" table:style-name="ce5">
            <text:p>806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807" table:style-name="ce5">
            <text:p>807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808" table:style-name="ce5">
            <text:p>808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809" table:style-name="ce5">
            <text:p>809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810" table:style-name="ce5">
            <text:p>810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811" table:style-name="ce5">
            <text:p>811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812" table:style-name="ce5">
            <text:p>812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813" table:style-name="ce5">
            <text:p>813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814" table:style-name="ce5">
            <text:p>814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815" table:style-name="ce5">
            <text:p>815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816" table:style-name="ce5">
            <text:p>816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style-name="ro1">
          <table:table-cell office:value-type="float" office:value="817" table:style-name="ce5">
            <text:p>817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818" table:style-name="ce5">
            <text:p>818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819" table:style-name="ce5">
            <text:p>819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7756" table:style-name="ro1">
          <table:table-cell table:number-columns-repeated="16384"/>
        </table:table-row>
      </table:table>
      <table:table table:name="groovy" table:style-name="ta1">
        <table:table-column table:style-name="co9" table:default-cell-style-name="ce5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">
            <text:p>/wiki/100_doors</text:p>
          </table:table-cell>
          <table:table-cell table:number-columns-repeated="16382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/wiki/24_game</text:p>
          </table:table-cell>
          <table:table-cell table:number-columns-repeated="16382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2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/wiki/99_Bottles_of_Beer</text:p>
          </table:table-cell>
          <table:table-cell table:number-columns-repeated="16382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/wiki/A%2BB</text:p>
          </table:table-cell>
          <table:table-cell table:number-columns-repeated="16382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/wiki/ABC_Problem</text:p>
          </table:table-cell>
          <table:table-cell table:number-columns-repeated="16382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/wiki/Abstract_type</text:p>
          </table:table-cell>
          <table:table-cell table:number-columns-repeated="16382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/wiki/Abundant,_deficient_and_perfect_number_classifications</text:p>
          </table:table-cell>
          <table:table-cell table:number-columns-repeated="16382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/wiki/Accumulator_factory</text:p>
          </table:table-cell>
          <table:table-cell table:number-columns-repeated="16382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/wiki/Ackermann_function</text:p>
          </table:table-cell>
          <table:table-cell table:number-columns-repeated="16382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/wiki/Align_columns</text:p>
          </table:table-cell>
          <table:table-cell table:number-columns-repeated="16382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/wiki/Almost_prime</text:p>
          </table:table-cell>
          <table:table-cell table:number-columns-repeated="16382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/wiki/Anagrams</text:p>
          </table:table-cell>
          <table:table-cell table:number-columns-repeated="16382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/wiki/Anagrams/Deranged_anagrams</text:p>
          </table:table-cell>
          <table:table-cell table:number-columns-repeated="16382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/wiki/Anonymous_recursion</text:p>
          </table:table-cell>
          <table:table-cell table:number-columns-repeated="16382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/wiki/Append_a_record_to_the_end_of_a_text_file</text:p>
          </table:table-cell>
          <table:table-cell table:number-columns-repeated="16382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/wiki/Apply_a_callback_to_an_array</text:p>
          </table:table-cell>
          <table:table-cell table:number-columns-repeated="16382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/wiki/Arbitrary-precision_integers_(included)</text:p>
          </table:table-cell>
          <table:table-cell table:number-columns-repeated="16382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/wiki/Arithmetic_evaluation</text:p>
          </table:table-cell>
          <table:table-cell table:number-columns-repeated="16382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/wiki/Arithmetic-geometric_mean</text:p>
          </table:table-cell>
          <table:table-cell table:number-columns-repeated="16382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1">
            <text:p>/wiki/Arithmetic/Complex</text:p>
          </table:table-cell>
          <table:table-cell table:number-columns-repeated="16382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1">
            <text:p>/wiki/Arithmetic/Integer</text:p>
          </table:table-cell>
          <table:table-cell table:number-columns-repeated="16382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1">
            <text:p>/wiki/Arithmetic/Rational</text:p>
          </table:table-cell>
          <table:table-cell table:number-columns-repeated="16382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1">
            <text:p>/wiki/Array_concatenation</text:p>
          </table:table-cell>
          <table:table-cell table:number-columns-repeated="16382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1">
            <text:p>/wiki/Array_length</text:p>
          </table:table-cell>
          <table:table-cell table:number-columns-repeated="16382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1">
            <text:p>/wiki/Arrays</text:p>
          </table:table-cell>
          <table:table-cell table:number-columns-repeated="16382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1">
            <text:p>/wiki/Assertions</text:p>
          </table:table-cell>
          <table:table-cell table:number-columns-repeated="16382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1">
            <text:p>/wiki/Associative_array/Creation</text:p>
          </table:table-cell>
          <table:table-cell table:number-columns-repeated="16382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1">
            <text:p>/wiki/Associative_array/Iteration</text:p>
          </table:table-cell>
          <table:table-cell table:number-columns-repeated="16382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1">
            <text:p>/wiki/Atomic_updates</text:p>
          </table:table-cell>
          <table:table-cell table:number-columns-repeated="16382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1">
            <text:p>/wiki/Averages/Arithmetic_mean</text:p>
          </table:table-cell>
          <table:table-cell table:number-columns-repeated="16382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1">
            <text:p>/wiki/Averages/Mean_angle</text:p>
          </table:table-cell>
          <table:table-cell table:number-columns-repeated="16382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1">
            <text:p>/wiki/Averages/Mean_time_of_day</text:p>
          </table:table-cell>
          <table:table-cell table:number-columns-repeated="16382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1">
            <text:p>/wiki/Averages/Median</text:p>
          </table:table-cell>
          <table:table-cell table:number-columns-repeated="16382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1">
            <text:p>/wiki/Averages/Mode</text:p>
          </table:table-cell>
          <table:table-cell table:number-columns-repeated="16382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1">
            <text:p>/wiki/Averages/Pythagorean_means</text:p>
          </table:table-cell>
          <table:table-cell table:number-columns-repeated="16382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1">
            <text:p>/wiki/Averages/Root_mean_square</text:p>
          </table:table-cell>
          <table:table-cell table:number-columns-repeated="16382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1">
            <text:p>/wiki/Averages/Simple_moving_average</text:p>
          </table:table-cell>
          <table:table-cell table:number-columns-repeated="16382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1">
            <text:p>/wiki/Babbage_problem</text:p>
          </table:table-cell>
          <table:table-cell table:number-columns-repeated="16382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1">
            <text:p>/wiki/Balanced_brackets</text:p>
          </table:table-cell>
          <table:table-cell table:number-columns-repeated="16382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1">
            <text:p>/wiki/Balanced_ternary</text:p>
          </table:table-cell>
          <table:table-cell table:number-columns-repeated="16382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1">
            <text:p>/wiki/Best_shuffle</text:p>
          </table:table-cell>
          <table:table-cell table:number-columns-repeated="16382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1">
            <text:p>/wiki/Binary_digits</text:p>
          </table:table-cell>
          <table:table-cell table:number-columns-repeated="16382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1">
            <text:p>/wiki/Binary_search</text:p>
          </table:table-cell>
          <table:table-cell table:number-columns-repeated="16382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1">
            <text:p>/wiki/Bitwise_operations</text:p>
          </table:table-cell>
          <table:table-cell table:number-columns-repeated="16382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1">
            <text:p>/wiki/Boolean_values</text:p>
          </table:table-cell>
          <table:table-cell table:number-columns-repeated="16382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1">
            <text:p>/wiki/Box_the_compass</text:p>
          </table:table-cell>
          <table:table-cell table:number-columns-repeated="16382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1">
            <text:p>/wiki/Caesar_cipher</text:p>
          </table:table-cell>
          <table:table-cell table:number-columns-repeated="16382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1">
            <text:p>/wiki/Case-sensitivity_of_identifiers</text:p>
          </table:table-cell>
          <table:table-cell table:number-columns-repeated="16382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1">
            <text:p>/wiki/Catalan_numbers</text:p>
          </table:table-cell>
          <table:table-cell table:number-columns-repeated="16382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2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1">
            <text:p>/wiki/Catamorphism</text:p>
          </table:table-cell>
          <table:table-cell table:number-columns-repeated="16382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1">
            <text:p>/wiki/Character_codes</text:p>
          </table:table-cell>
          <table:table-cell table:number-columns-repeated="16382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1">
            <text:p>/wiki/Check_that_file_exists</text:p>
          </table:table-cell>
          <table:table-cell table:number-columns-repeated="16382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1">
            <text:p>/wiki/Classes</text:p>
          </table:table-cell>
          <table:table-cell table:number-columns-repeated="16382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1">
            <text:p>/wiki/Closest-pair_problem</text:p>
          </table:table-cell>
          <table:table-cell table:number-columns-repeated="16382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1">
            <text:p>/wiki/Closures/Value_capture</text:p>
          </table:table-cell>
          <table:table-cell table:number-columns-repeated="16382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1">
            <text:p>/wiki/Collections</text:p>
          </table:table-cell>
          <table:table-cell table:number-columns-repeated="16382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1">
            <text:p>/wiki/Combinations</text:p>
          </table:table-cell>
          <table:table-cell table:number-columns-repeated="16382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1">
            <text:p>/wiki/Comma_quibbling</text:p>
          </table:table-cell>
          <table:table-cell table:number-columns-repeated="16382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1">
            <text:p>/wiki/Command-line_arguments</text:p>
          </table:table-cell>
          <table:table-cell table:number-columns-repeated="16382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1">
            <text:p>/wiki/Comments</text:p>
          </table:table-cell>
          <table:table-cell table:number-columns-repeated="16382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1">
            <text:p>/wiki/Compound_data_type</text:p>
          </table:table-cell>
          <table:table-cell table:number-columns-repeated="16382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1">
            <text:p>/wiki/Concurrent_computing</text:p>
          </table:table-cell>
          <table:table-cell table:number-columns-repeated="16382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1">
            <text:p>/wiki/Conway%27s_Game_of_Life</text:p>
          </table:table-cell>
          <table:table-cell table:number-columns-repeated="16382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1">
            <text:p>/wiki/Copy_a_string</text:p>
          </table:table-cell>
          <table:table-cell table:number-columns-repeated="16382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1">
            <text:p>/wiki/Count_in_factors</text:p>
          </table:table-cell>
          <table:table-cell table:number-columns-repeated="16382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1">
            <text:p>/wiki/Count_in_octal</text:p>
          </table:table-cell>
          <table:table-cell table:number-columns-repeated="16382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1">
            <text:p>/wiki/Count_occurrences_of_a_substring</text:p>
          </table:table-cell>
          <table:table-cell table:number-columns-repeated="16382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1">
            <text:p>/wiki/Count_the_coins</text:p>
          </table:table-cell>
          <table:table-cell table:number-columns-repeated="16382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1">
            <text:p>/wiki/CRC-32</text:p>
          </table:table-cell>
          <table:table-cell table:number-columns-repeated="16382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1">
            <text:p>/wiki/Create_a_file</text:p>
          </table:table-cell>
          <table:table-cell table:number-columns-repeated="16382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1">
            <text:p>/wiki/Create_a_two-dimensional_array_at_runtime</text:p>
          </table:table-cell>
          <table:table-cell table:number-columns-repeated="16382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1">
            <text:p>/wiki/Create_an_HTML_table</text:p>
          </table:table-cell>
          <table:table-cell table:number-columns-repeated="16382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1">
            <text:p>/wiki/CSV_data_manipulation</text:p>
          </table:table-cell>
          <table:table-cell table:number-columns-repeated="16382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1">
            <text:p>/wiki/CSV_to_HTML_translation</text:p>
          </table:table-cell>
          <table:table-cell table:number-columns-repeated="16382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1">
            <text:p>/wiki/Cumulative_standard_deviation</text:p>
          </table:table-cell>
          <table:table-cell table:number-columns-repeated="16382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1">
            <text:p>/wiki/Currying</text:p>
          </table:table-cell>
          <table:table-cell table:number-columns-repeated="16382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1">
            <text:p>/wiki/Date_format</text:p>
          </table:table-cell>
          <table:table-cell table:number-columns-repeated="16382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1">
            <text:p>/wiki/Date_manipulation</text:p>
          </table:table-cell>
          <table:table-cell table:number-columns-repeated="16382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1">
            <text:p>/wiki/Day_of_the_week</text:p>
          </table:table-cell>
          <table:table-cell table:number-columns-repeated="16382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1">
            <text:p>/wiki/Delete_a_file</text:p>
          </table:table-cell>
          <table:table-cell table:number-columns-repeated="16382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1">
            <text:p>/wiki/Detect_division_by_zero</text:p>
          </table:table-cell>
          <table:table-cell table:number-columns-repeated="16382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1">
            <text:p>/wiki/Determine_if_a_string_is_numeric</text:p>
          </table:table-cell>
          <table:table-cell table:number-columns-repeated="16382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1">
            <text:p>/wiki/Dining_philosophers</text:p>
          </table:table-cell>
          <table:table-cell table:number-columns-repeated="16382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1">
            <text:p>/wiki/DNS_query</text:p>
          </table:table-cell>
          <table:table-cell table:number-columns-repeated="16382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1">
            <text:p>/wiki/Dot_product</text:p>
          </table:table-cell>
          <table:table-cell table:number-columns-repeated="16382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1">
            <text:p>/wiki/Empty_directory</text:p>
          </table:table-cell>
          <table:table-cell table:number-columns-repeated="16382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1">
            <text:p>/wiki/Empty_program</text:p>
          </table:table-cell>
          <table:table-cell table:number-columns-repeated="16382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1">
            <text:p>/wiki/Empty_string</text:p>
          </table:table-cell>
          <table:table-cell table:number-columns-repeated="16382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1">
            <text:p>/wiki/Entropy</text:p>
          </table:table-cell>
          <table:table-cell table:number-columns-repeated="16382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1">
            <text:p>/wiki/Enumerations</text:p>
          </table:table-cell>
          <table:table-cell table:number-columns-repeated="16382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1">
            <text:p>/wiki/Environment_variables</text:p>
          </table:table-cell>
          <table:table-cell table:number-columns-repeated="16382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1">
            <text:p>/wiki/Euler_method</text:p>
          </table:table-cell>
          <table:table-cell table:number-columns-repeated="16382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1">
            <text:p>/wiki/Evaluate_binomial_coefficients</text:p>
          </table:table-cell>
          <table:table-cell table:number-columns-repeated="16382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1">
            <text:p>/wiki/Even_or_odd</text:p>
          </table:table-cell>
          <table:table-cell table:number-columns-repeated="16382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1">
            <text:p>/wiki/Execute_a_Markov_algorithm</text:p>
          </table:table-cell>
          <table:table-cell table:number-columns-repeated="16382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1">
            <text:p>/wiki/Execute_a_system_command</text:p>
          </table:table-cell>
          <table:table-cell table:number-columns-repeated="16382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1">
            <text:p>/wiki/Execute_Brain****</text:p>
          </table:table-cell>
          <table:table-cell table:number-columns-repeated="16382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1">
            <text:p>/wiki/Extreme_floating_point_values</text:p>
          </table:table-cell>
          <table:table-cell table:number-columns-repeated="16382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1">
            <text:p>/wiki/Factorial</text:p>
          </table:table-cell>
          <table:table-cell table:number-columns-repeated="16382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1">
            <text:p>/wiki/Factors_of_an_integer</text:p>
          </table:table-cell>
          <table:table-cell table:number-columns-repeated="16382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1">
            <text:p>/wiki/Fibonacci_n-step_number_sequences</text:p>
          </table:table-cell>
          <table:table-cell table:number-columns-repeated="16382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1">
            <text:p>/wiki/Fibonacci_sequence</text:p>
          </table:table-cell>
          <table:table-cell table:number-columns-repeated="16382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1">
            <text:p>/wiki/File_input/output</text:p>
          </table:table-cell>
          <table:table-cell table:number-columns-repeated="16382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1">
            <text:p>/wiki/File_size</text:p>
          </table:table-cell>
          <table:table-cell table:number-columns-repeated="16382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1">
            <text:p>/wiki/Filter</text:p>
          </table:table-cell>
          <table:table-cell table:number-columns-repeated="16382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1">
            <text:p>/wiki/Find_common_directory_path</text:p>
          </table:table-cell>
          <table:table-cell table:number-columns-repeated="16382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1">
            <text:p>/wiki/Find_limit_of_recursion</text:p>
          </table:table-cell>
          <table:table-cell table:number-columns-repeated="16382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1">
            <text:p>/wiki/Find_the_last_Sunday_of_each_month</text:p>
          </table:table-cell>
          <table:table-cell table:number-columns-repeated="16382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1">
            <text:p>/wiki/Find_the_missing_permutation</text:p>
          </table:table-cell>
          <table:table-cell table:number-columns-repeated="16382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1">
            <text:p>/wiki/First-class_functions</text:p>
          </table:table-cell>
          <table:table-cell table:number-columns-repeated="16382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1">
            <text:p>/wiki/Five_weekends</text:p>
          </table:table-cell>
          <table:table-cell table:number-columns-repeated="16382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1">
            <text:p>/wiki/FizzBuzz</text:p>
          </table:table-cell>
          <table:table-cell table:number-columns-repeated="16382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1">
            <text:p>/wiki/Flatten_a_list</text:p>
          </table:table-cell>
          <table:table-cell table:number-columns-repeated="16382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1">
            <text:p>/wiki/Fork</text:p>
          </table:table-cell>
          <table:table-cell table:number-columns-repeated="16382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1">
            <text:p>/wiki/Formatted_numeric_output</text:p>
          </table:table-cell>
          <table:table-cell table:number-columns-repeated="16382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1">
            <text:p>/wiki/FTP</text:p>
          </table:table-cell>
          <table:table-cell table:number-columns-repeated="16382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1">
            <text:p>/wiki/Function_composition</text:p>
          </table:table-cell>
          <table:table-cell table:number-columns-repeated="16382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1">
            <text:p>/wiki/Function_definition</text:p>
          </table:table-cell>
          <table:table-cell table:number-columns-repeated="16382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1">
            <text:p>/wiki/Gamma_function</text:p>
          </table:table-cell>
          <table:table-cell table:number-columns-repeated="16382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1">
            <text:p>/wiki/General_FizzBuzz</text:p>
          </table:table-cell>
          <table:table-cell table:number-columns-repeated="16382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1">
            <text:p>/wiki/Generate_lower_case_ASCII_alphabet</text:p>
          </table:table-cell>
          <table:table-cell table:number-columns-repeated="16382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1">
            <text:p>/wiki/Generic_swap</text:p>
          </table:table-cell>
          <table:table-cell table:number-columns-repeated="16382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1">
            <text:p>/wiki/Gray_code</text:p>
          </table:table-cell>
          <table:table-cell table:number-columns-repeated="16382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1">
            <text:p>/wiki/Greatest_common_divisor</text:p>
          </table:table-cell>
          <table:table-cell table:number-columns-repeated="16382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1">
            <text:p>/wiki/Greatest_element_of_a_list</text:p>
          </table:table-cell>
          <table:table-cell table:number-columns-repeated="16382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1">
            <text:p>/wiki/Guess_the_number</text:p>
          </table:table-cell>
          <table:table-cell table:number-columns-repeated="16382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1">
            <text:p>/wiki/Guess_the_number/With_feedback</text:p>
          </table:table-cell>
          <table:table-cell table:number-columns-repeated="16382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1">
            <text:p>/wiki/GUI/Maximum_window_dimensions</text:p>
          </table:table-cell>
          <table:table-cell table:number-columns-repeated="16382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1">
            <text:p>/wiki/Hailstone_sequence</text:p>
          </table:table-cell>
          <table:table-cell table:number-columns-repeated="16382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1">
            <text:p>/wiki/Happy_numbers</text:p>
          </table:table-cell>
          <table:table-cell table:number-columns-repeated="16382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1">
            <text:p>/wiki/Harshad_or_Niven_series</text:p>
          </table:table-cell>
          <table:table-cell table:number-columns-repeated="16382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1">
            <text:p>/wiki/Hash_from_two_arrays</text:p>
          </table:table-cell>
          <table:table-cell table:number-columns-repeated="16382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1">
            <text:p>/wiki/Hash_join</text:p>
          </table:table-cell>
          <table:table-cell table:number-columns-repeated="16382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1">
            <text:p>/wiki/Haversine_formula</text:p>
          </table:table-cell>
          <table:table-cell table:number-columns-repeated="16382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1">
            <text:p>/wiki/Hello_world/Graphical</text:p>
          </table:table-cell>
          <table:table-cell table:number-columns-repeated="16382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1">
            <text:p>/wiki/Hello_world/Line_printer</text:p>
          </table:table-cell>
          <table:table-cell table:number-columns-repeated="16382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1">
            <text:p>/wiki/Hello_world/Newbie</text:p>
          </table:table-cell>
          <table:table-cell table:number-columns-repeated="16382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1">
            <text:p>/wiki/Hello_world/Newline_omission</text:p>
          </table:table-cell>
          <table:table-cell table:number-columns-repeated="16382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1">
            <text:p>/wiki/Hello_world/Standard_error</text:p>
          </table:table-cell>
          <table:table-cell table:number-columns-repeated="16382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1">
            <text:p>/wiki/Hello_world/Text</text:p>
          </table:table-cell>
          <table:table-cell table:number-columns-repeated="16382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1">
            <text:p>/wiki/Higher-order_functions</text:p>
          </table:table-cell>
          <table:table-cell table:number-columns-repeated="16382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1">
            <text:p>/wiki/Horner%27s_rule_for_polynomial_evaluation</text:p>
          </table:table-cell>
          <table:table-cell table:number-columns-repeated="16382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1">
            <text:p>/wiki/Host_introspection</text:p>
          </table:table-cell>
          <table:table-cell table:number-columns-repeated="16382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1">
            <text:p>/wiki/Hostname</text:p>
          </table:table-cell>
          <table:table-cell table:number-columns-repeated="16382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1">
            <text:p>/wiki/HTTP</text:p>
          </table:table-cell>
          <table:table-cell table:number-columns-repeated="16382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1">
            <text:p>/wiki/HTTPS</text:p>
          </table:table-cell>
          <table:table-cell table:number-columns-repeated="16382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1">
            <text:p>/wiki/Huffman_coding</text:p>
          </table:table-cell>
          <table:table-cell table:number-columns-repeated="16382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1">
            <text:p>/wiki/IBAN</text:p>
          </table:table-cell>
          <table:table-cell table:number-columns-repeated="16382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1">
            <text:p>/wiki/Identity_matrix</text:p>
          </table:table-cell>
          <table:table-cell table:number-columns-repeated="16382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1">
            <text:p>/wiki/Increment_a_numerical_string</text:p>
          </table:table-cell>
          <table:table-cell table:number-columns-repeated="16382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1">
            <text:p>/wiki/Infinity</text:p>
          </table:table-cell>
          <table:table-cell table:number-columns-repeated="16382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1">
            <text:p>/wiki/Inheritance/Single</text:p>
          </table:table-cell>
          <table:table-cell table:number-columns-repeated="16382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1">
            <text:p>/wiki/Input_loop</text:p>
          </table:table-cell>
          <table:table-cell table:number-columns-repeated="16382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1">
            <text:p>/wiki/Integer_comparison</text:p>
          </table:table-cell>
          <table:table-cell table:number-columns-repeated="16382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1">
            <text:p>/wiki/Interactive_programming</text:p>
          </table:table-cell>
          <table:table-cell table:number-columns-repeated="16382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1">
            <text:p>/wiki/Jensen%27s_Device</text:p>
          </table:table-cell>
          <table:table-cell table:number-columns-repeated="16382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1">
            <text:p>/wiki/Josephus_problem</text:p>
          </table:table-cell>
          <table:table-cell table:number-columns-repeated="16382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1">
            <text:p>/wiki/JSON</text:p>
          </table:table-cell>
          <table:table-cell table:number-columns-repeated="16382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1">
            <text:p>/wiki/Knapsack_problem/0-1</text:p>
          </table:table-cell>
          <table:table-cell table:number-columns-repeated="16382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1">
            <text:p>/wiki/Knapsack_problem/Bounded</text:p>
          </table:table-cell>
          <table:table-cell table:number-columns-repeated="16382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1">
            <text:p>/wiki/Knapsack_problem/Continuous</text:p>
          </table:table-cell>
          <table:table-cell table:number-columns-repeated="16382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string" table:style-name="ce1">
            <text:p>/wiki/Knapsack_problem/Unbounded</text:p>
          </table:table-cell>
          <table:table-cell table:number-columns-repeated="16382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string" table:style-name="ce1">
            <text:p>/wiki/Knuth_shuffle</text:p>
          </table:table-cell>
          <table:table-cell table:number-columns-repeated="16382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string" table:style-name="ce1">
            <text:p>/wiki/Largest_int_from_concatenated_ints</text:p>
          </table:table-cell>
          <table:table-cell table:number-columns-repeated="16382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string" table:style-name="ce1">
            <text:p>/wiki/Last_Friday_of_each_month</text:p>
          </table:table-cell>
          <table:table-cell table:number-columns-repeated="16382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string" table:style-name="ce1">
            <text:p>/wiki/Leap_year</text:p>
          </table:table-cell>
          <table:table-cell table:number-columns-repeated="16382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string" table:style-name="ce1">
            <text:p>/wiki/Least_common_multiple</text:p>
          </table:table-cell>
          <table:table-cell table:number-columns-repeated="16382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string" table:style-name="ce1">
            <text:p>/wiki/Letter_frequency</text:p>
          </table:table-cell>
          <table:table-cell table:number-columns-repeated="16382"/>
        </table:table-row>
        <table:table-row table:style-name="ro1">
          <table:table-cell office:value-type="float" office:value="175" table:style-name="ce8">
            <text:p>175</text:p>
          </table:table-cell>
          <table:table-cell office:value-type="string" table:style-name="ce1">
            <text:p>/wiki/Levenshtein_distance</text:p>
          </table:table-cell>
          <table:table-cell table:number-columns-repeated="16382"/>
        </table:table-row>
        <table:table-row table:style-name="ro1">
          <table:table-cell office:value-type="float" office:value="176" table:style-name="ce8">
            <text:p>176</text:p>
          </table:table-cell>
          <table:table-cell office:value-type="string" table:style-name="ce1">
            <text:p>/wiki/Literals/Floating_point</text:p>
          </table:table-cell>
          <table:table-cell table:number-columns-repeated="16382"/>
        </table:table-row>
        <table:table-row table:style-name="ro1">
          <table:table-cell office:value-type="float" office:value="177" table:style-name="ce8">
            <text:p>177</text:p>
          </table:table-cell>
          <table:table-cell office:value-type="string" table:style-name="ce1">
            <text:p>/wiki/Literals/Integer</text:p>
          </table:table-cell>
          <table:table-cell table:number-columns-repeated="16382"/>
        </table:table-row>
        <table:table-row table:style-name="ro1">
          <table:table-cell office:value-type="float" office:value="178" table:style-name="ce8">
            <text:p>178</text:p>
          </table:table-cell>
          <table:table-cell office:value-type="string" table:style-name="ce1">
            <text:p>/wiki/Literals/String</text:p>
          </table:table-cell>
          <table:table-cell table:number-columns-repeated="16382"/>
        </table:table-row>
        <table:table-row table:style-name="ro1">
          <table:table-cell office:value-type="float" office:value="179" table:style-name="ce8">
            <text:p>179</text:p>
          </table:table-cell>
          <table:table-cell office:value-type="string" table:style-name="ce1">
            <text:p>/wiki/Logical_operations</text:p>
          </table:table-cell>
          <table:table-cell table:number-columns-repeated="16382"/>
        </table:table-row>
        <table:table-row table:style-name="ro1">
          <table:table-cell office:value-type="float" office:value="180" table:style-name="ce8">
            <text:p>180</text:p>
          </table:table-cell>
          <table:table-cell office:value-type="string" table:style-name="ce1">
            <text:p>/wiki/Longest_common_subsequence</text:p>
          </table:table-cell>
          <table:table-cell table:number-columns-repeated="16382"/>
        </table:table-row>
        <table:table-row table:style-name="ro1">
          <table:table-cell office:value-type="float" office:value="181" table:style-name="ce8">
            <text:p>181</text:p>
          </table:table-cell>
          <table:table-cell office:value-type="string" table:style-name="ce1">
            <text:p>/wiki/Longest_string_challenge</text:p>
          </table:table-cell>
          <table:table-cell table:number-columns-repeated="16382"/>
        </table:table-row>
        <table:table-row table:style-name="ro1">
          <table:table-cell office:value-type="float" office:value="182" table:style-name="ce8">
            <text:p>182</text:p>
          </table:table-cell>
          <table:table-cell office:value-type="string" table:style-name="ce1">
            <text:p>/wiki/Look-and-say_sequence</text:p>
          </table:table-cell>
          <table:table-cell table:number-columns-repeated="16382"/>
        </table:table-row>
        <table:table-row table:style-name="ro1">
          <table:table-cell office:value-type="float" office:value="183" table:style-name="ce8">
            <text:p>183</text:p>
          </table:table-cell>
          <table:table-cell office:value-type="string" table:style-name="ce1">
            <text:p>/wiki/Loop_over_multiple_arrays_simultaneously</text:p>
          </table:table-cell>
          <table:table-cell table:number-columns-repeated="16382"/>
        </table:table-row>
        <table:table-row table:style-name="ro1">
          <table:table-cell office:value-type="float" office:value="184" table:style-name="ce8">
            <text:p>184</text:p>
          </table:table-cell>
          <table:table-cell office:value-type="string" table:style-name="ce1">
            <text:p>/wiki/Loops/Break</text:p>
          </table:table-cell>
          <table:table-cell table:number-columns-repeated="16382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string" table:style-name="ce1">
            <text:p>/wiki/Loops/Continue</text:p>
          </table:table-cell>
          <table:table-cell table:number-columns-repeated="16382"/>
        </table:table-row>
        <table:table-row table:style-name="ro1">
          <table:table-cell office:value-type="float" office:value="186" table:style-name="ce8">
            <text:p>186</text:p>
          </table:table-cell>
          <table:table-cell office:value-type="string" table:style-name="ce1">
            <text:p>/wiki/Loops/Do-while</text:p>
          </table:table-cell>
          <table:table-cell table:number-columns-repeated="16382"/>
        </table:table-row>
        <table:table-row table:style-name="ro1">
          <table:table-cell office:value-type="float" office:value="187" table:style-name="ce8">
            <text:p>187</text:p>
          </table:table-cell>
          <table:table-cell office:value-type="string" table:style-name="ce1">
            <text:p>/wiki/Loops/Downward_for</text:p>
          </table:table-cell>
          <table:table-cell table:number-columns-repeated="16382"/>
        </table:table-row>
        <table:table-row table:style-name="ro1">
          <table:table-cell office:value-type="float" office:value="188" table:style-name="ce8">
            <text:p>188</text:p>
          </table:table-cell>
          <table:table-cell office:value-type="string" table:style-name="ce1">
            <text:p>/wiki/Loops/For</text:p>
          </table:table-cell>
          <table:table-cell table:number-columns-repeated="16382"/>
        </table:table-row>
        <table:table-row table:style-name="ro1">
          <table:table-cell office:value-type="float" office:value="189" table:style-name="ce8">
            <text:p>189</text:p>
          </table:table-cell>
          <table:table-cell office:value-type="string" table:style-name="ce1">
            <text:p>/wiki/Loops/For_with_a_specified_step</text:p>
          </table:table-cell>
          <table:table-cell table:number-columns-repeated="16382"/>
        </table:table-row>
        <table:table-row table:style-name="ro1">
          <table:table-cell office:value-type="float" office:value="190" table:style-name="ce8">
            <text:p>190</text:p>
          </table:table-cell>
          <table:table-cell office:value-type="string" table:style-name="ce1">
            <text:p>/wiki/Loops/Foreach</text:p>
          </table:table-cell>
          <table:table-cell table:number-columns-repeated="16382"/>
        </table:table-row>
        <table:table-row table:style-name="ro1">
          <table:table-cell office:value-type="float" office:value="191" table:style-name="ce8">
            <text:p>191</text:p>
          </table:table-cell>
          <table:table-cell office:value-type="string" table:style-name="ce1">
            <text:p>/wiki/Loops/Infinite</text:p>
          </table:table-cell>
          <table:table-cell table:number-columns-repeated="16382"/>
        </table:table-row>
        <table:table-row table:style-name="ro1">
          <table:table-cell office:value-type="float" office:value="192" table:style-name="ce8">
            <text:p>192</text:p>
          </table:table-cell>
          <table:table-cell office:value-type="string" table:style-name="ce1">
            <text:p>/wiki/Loops/N_plus_one_half</text:p>
          </table:table-cell>
          <table:table-cell table:number-columns-repeated="16382"/>
        </table:table-row>
        <table:table-row table:style-name="ro1">
          <table:table-cell office:value-type="float" office:value="193" table:style-name="ce8">
            <text:p>193</text:p>
          </table:table-cell>
          <table:table-cell office:value-type="string" table:style-name="ce1">
            <text:p>/wiki/Loops/Nested</text:p>
          </table:table-cell>
          <table:table-cell table:number-columns-repeated="16382"/>
        </table:table-row>
        <table:table-row table:style-name="ro1">
          <table:table-cell office:value-type="float" office:value="194" table:style-name="ce8">
            <text:p>194</text:p>
          </table:table-cell>
          <table:table-cell office:value-type="string" table:style-name="ce1">
            <text:p>/wiki/Loops/While</text:p>
          </table:table-cell>
          <table:table-cell table:number-columns-repeated="16382"/>
        </table:table-row>
        <table:table-row table:style-name="ro1">
          <table:table-cell office:value-type="float" office:value="195" table:style-name="ce8">
            <text:p>195</text:p>
          </table:table-cell>
          <table:table-cell office:value-type="string" table:style-name="ce1">
            <text:p>/wiki/Luhn_test_of_credit_card_numbers</text:p>
          </table:table-cell>
          <table:table-cell table:number-columns-repeated="16382"/>
        </table:table-row>
        <table:table-row table:style-name="ro1">
          <table:table-cell office:value-type="float" office:value="196" table:style-name="ce8">
            <text:p>196</text:p>
          </table:table-cell>
          <table:table-cell office:value-type="string" table:style-name="ce1">
            <text:p>/wiki/LZW_compression</text:p>
          </table:table-cell>
          <table:table-cell table:number-columns-repeated="16382"/>
        </table:table-row>
        <table:table-row table:style-name="ro1">
          <table:table-cell office:value-type="float" office:value="197" table:style-name="ce8">
            <text:p>197</text:p>
          </table:table-cell>
          <table:table-cell office:value-type="string" table:style-name="ce1">
            <text:p>/wiki/Man_or_boy_test</text:p>
          </table:table-cell>
          <table:table-cell table:number-columns-repeated="16382"/>
        </table:table-row>
        <table:table-row table:style-name="ro1">
          <table:table-cell office:value-type="float" office:value="198" table:style-name="ce8">
            <text:p>198</text:p>
          </table:table-cell>
          <table:table-cell office:value-type="string" table:style-name="ce1">
            <text:p>/wiki/Map_range</text:p>
          </table:table-cell>
          <table:table-cell table:number-columns-repeated="16382"/>
        </table:table-row>
        <table:table-row table:style-name="ro1">
          <table:table-cell office:value-type="float" office:value="199" table:style-name="ce8">
            <text:p>199</text:p>
          </table:table-cell>
          <table:table-cell office:value-type="string" table:style-name="ce1">
            <text:p>/wiki/Matrix_multiplication</text:p>
          </table:table-cell>
          <table:table-cell table:number-columns-repeated="16382"/>
        </table:table-row>
        <table:table-row table:style-name="ro1">
          <table:table-cell office:value-type="float" office:value="200" table:style-name="ce8">
            <text:p>200</text:p>
          </table:table-cell>
          <table:table-cell office:value-type="string" table:style-name="ce1">
            <text:p>/wiki/Matrix_transposition</text:p>
          </table:table-cell>
          <table:table-cell table:number-columns-repeated="16382"/>
        </table:table-row>
        <table:table-row table:style-name="ro1">
          <table:table-cell office:value-type="float" office:value="201" table:style-name="ce8">
            <text:p>201</text:p>
          </table:table-cell>
          <table:table-cell office:value-type="string" table:style-name="ce1">
            <text:p>/wiki/MD5</text:p>
          </table:table-cell>
          <table:table-cell table:number-columns-repeated="16382"/>
        </table:table-row>
        <table:table-row table:style-name="ro1">
          <table:table-cell office:value-type="float" office:value="202" table:style-name="ce8">
            <text:p>202</text:p>
          </table:table-cell>
          <table:table-cell office:value-type="string" table:style-name="ce1">
            <text:p>/wiki/Metered_concurrency</text:p>
          </table:table-cell>
          <table:table-cell table:number-columns-repeated="16382"/>
        </table:table-row>
        <table:table-row table:style-name="ro1">
          <table:table-cell office:value-type="float" office:value="203" table:style-name="ce8">
            <text:p>203</text:p>
          </table:table-cell>
          <table:table-cell office:value-type="string" table:style-name="ce1">
            <text:p>/wiki/Middle_three_digits</text:p>
          </table:table-cell>
          <table:table-cell table:number-columns-repeated="16382"/>
        </table:table-row>
        <table:table-row table:style-name="ro1">
          <table:table-cell office:value-type="float" office:value="204" table:style-name="ce8">
            <text:p>204</text:p>
          </table:table-cell>
          <table:table-cell office:value-type="string" table:style-name="ce1">
            <text:p>/wiki/Modular_exponentiation</text:p>
          </table:table-cell>
          <table:table-cell table:number-columns-repeated="16382"/>
        </table:table-row>
        <table:table-row table:style-name="ro1">
          <table:table-cell office:value-type="float" office:value="205" table:style-name="ce8">
            <text:p>205</text:p>
          </table:table-cell>
          <table:table-cell office:value-type="string" table:style-name="ce1">
            <text:p>/wiki/Modulinos</text:p>
          </table:table-cell>
          <table:table-cell table:number-columns-repeated="16382"/>
        </table:table-row>
        <table:table-row table:style-name="ro1">
          <table:table-cell office:value-type="float" office:value="206" table:style-name="ce8">
            <text:p>206</text:p>
          </table:table-cell>
          <table:table-cell office:value-type="string" table:style-name="ce1">
            <text:p>/wiki/Mouse_position</text:p>
          </table:table-cell>
          <table:table-cell table:number-columns-repeated="16382"/>
        </table:table-row>
        <table:table-row table:style-name="ro1">
          <table:table-cell office:value-type="float" office:value="207" table:style-name="ce8">
            <text:p>207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208" table:style-name="ce8">
            <text:p>208</text:p>
          </table:table-cell>
          <table:table-cell office:value-type="string" table:style-name="ce1">
            <text:p>/wiki/Multiple_distinct_objects</text:p>
          </table:table-cell>
          <table:table-cell table:number-columns-repeated="16382"/>
        </table:table-row>
        <table:table-row table:style-name="ro1">
          <table:table-cell office:value-type="float" office:value="209" table:style-name="ce8">
            <text:p>209</text:p>
          </table:table-cell>
          <table:table-cell office:value-type="string" table:style-name="ce1">
            <text:p>/wiki/Multiplication_tables</text:p>
          </table:table-cell>
          <table:table-cell table:number-columns-repeated="16382"/>
        </table:table-row>
        <table:table-row table:style-name="ro1">
          <table:table-cell office:value-type="float" office:value="210" table:style-name="ce8">
            <text:p>210</text:p>
          </table:table-cell>
          <table:table-cell office:value-type="string" table:style-name="ce1">
            <text:p>/wiki/Mutual_recursion</text:p>
          </table:table-cell>
          <table:table-cell table:number-columns-repeated="16382"/>
        </table:table-row>
        <table:table-row table:style-name="ro1">
          <table:table-cell office:value-type="float" office:value="211" table:style-name="ce8">
            <text:p>211</text:p>
          </table:table-cell>
          <table:table-cell office:value-type="string" table:style-name="ce1">
            <text:p>/wiki/N-queens_problem</text:p>
          </table:table-cell>
          <table:table-cell table:number-columns-repeated="16382"/>
        </table:table-row>
        <table:table-row table:style-name="ro1">
          <table:table-cell office:value-type="float" office:value="212" table:style-name="ce8">
            <text:p>212</text:p>
          </table:table-cell>
          <table:table-cell office:value-type="string" table:style-name="ce1">
            <text:p>/wiki/Non-decimal_radices/Convert</text:p>
          </table:table-cell>
          <table:table-cell table:number-columns-repeated="16382"/>
        </table:table-row>
        <table:table-row table:style-name="ro1">
          <table:table-cell office:value-type="float" office:value="213" table:style-name="ce8">
            <text:p>213</text:p>
          </table:table-cell>
          <table:table-cell office:value-type="string" table:style-name="ce1">
            <text:p>/wiki/Nth_root</text:p>
          </table:table-cell>
          <table:table-cell table:number-columns-repeated="16382"/>
        </table:table-row>
        <table:table-row table:style-name="ro1">
          <table:table-cell office:value-type="float" office:value="214" table:style-name="ce8">
            <text:p>214</text:p>
          </table:table-cell>
          <table:table-cell office:value-type="string" table:style-name="ce1">
            <text:p>/wiki/Number_names</text:p>
          </table:table-cell>
          <table:table-cell table:number-columns-repeated="16382"/>
        </table:table-row>
        <table:table-row table:style-name="ro1">
          <table:table-cell office:value-type="float" office:value="215" table:style-name="ce8">
            <text:p>215</text:p>
          </table:table-cell>
          <table:table-cell office:value-type="string" table:style-name="ce1">
            <text:p>/wiki/Number_reversal_game</text:p>
          </table:table-cell>
          <table:table-cell table:number-columns-repeated="16382"/>
        </table:table-row>
        <table:table-row table:style-name="ro1">
          <table:table-cell office:value-type="float" office:value="216" table:style-name="ce8">
            <text:p>216</text:p>
          </table:table-cell>
          <table:table-cell office:value-type="string" table:style-name="ce1">
            <text:p>/wiki/Numerical_integration</text:p>
          </table:table-cell>
          <table:table-cell table:number-columns-repeated="16382"/>
        </table:table-row>
        <table:table-row table:style-name="ro1">
          <table:table-cell office:value-type="float" office:value="217" table:style-name="ce8">
            <text:p>217</text:p>
          </table:table-cell>
          <table:table-cell office:value-type="string" table:style-name="ce1">
            <text:p>/wiki/Object_serialization</text:p>
          </table:table-cell>
          <table:table-cell table:number-columns-repeated="16382"/>
        </table:table-row>
        <table:table-row table:style-name="ro1">
          <table:table-cell office:value-type="float" office:value="218" table:style-name="ce8">
            <text:p>218</text:p>
          </table:table-cell>
          <table:table-cell office:value-type="string" table:style-name="ce1">
            <text:p>/wiki/One-dimensional_cellular_automata</text:p>
          </table:table-cell>
          <table:table-cell table:number-columns-repeated="16382"/>
        </table:table-row>
        <table:table-row table:style-name="ro1">
          <table:table-cell office:value-type="float" office:value="219" table:style-name="ce8">
            <text:p>219</text:p>
          </table:table-cell>
          <table:table-cell office:value-type="string" table:style-name="ce1">
            <text:p>/wiki/Optional_parameters</text:p>
          </table:table-cell>
          <table:table-cell table:number-columns-repeated="16382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string" table:style-name="ce1">
            <text:p>/wiki/Order_two_numerical_lists</text:p>
          </table:table-cell>
          <table:table-cell table:number-columns-repeated="16382"/>
        </table:table-row>
        <table:table-row table:style-name="ro1">
          <table:table-cell office:value-type="float" office:value="221" table:style-name="ce8">
            <text:p>221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222" table:style-name="ce8">
            <text:p>222</text:p>
          </table:table-cell>
          <table:table-cell office:value-type="string" table:style-name="ce1">
            <text:p>/wiki/Ordered_words</text:p>
          </table:table-cell>
          <table:table-cell table:number-columns-repeated="16382"/>
        </table:table-row>
        <table:table-row table:style-name="ro1">
          <table:table-cell office:value-type="float" office:value="223" table:style-name="ce8">
            <text:p>223</text:p>
          </table:table-cell>
          <table:table-cell office:value-type="string" table:style-name="ce1">
            <text:p>/wiki/Palindrome_detection</text:p>
          </table:table-cell>
          <table:table-cell table:number-columns-repeated="16382"/>
        </table:table-row>
        <table:table-row table:style-name="ro1">
          <table:table-cell office:value-type="float" office:value="224" table:style-name="ce8">
            <text:p>224</text:p>
          </table:table-cell>
          <table:table-cell office:value-type="string" table:style-name="ce1">
            <text:p>/wiki/Parametric_polymorphism</text:p>
          </table:table-cell>
          <table:table-cell table:number-columns-repeated="16382"/>
        </table:table-row>
        <table:table-row table:style-name="ro1">
          <table:table-cell office:value-type="float" office:value="225" table:style-name="ce8">
            <text:p>225</text:p>
          </table:table-cell>
          <table:table-cell office:value-type="string" table:style-name="ce1">
            <text:p>/wiki/Parsing/RPN_calculator_algorithm</text:p>
          </table:table-cell>
          <table:table-cell table:number-columns-repeated="16382"/>
        </table:table-row>
        <table:table-row table:style-name="ro1">
          <table:table-cell office:value-type="float" office:value="226" table:style-name="ce8">
            <text:p>226</text:p>
          </table:table-cell>
          <table:table-cell office:value-type="string" table:style-name="ce1">
            <text:p>/wiki/Partial_function_application</text:p>
          </table:table-cell>
          <table:table-cell table:number-columns-repeated="16382"/>
        </table:table-row>
        <table:table-row table:style-name="ro1">
          <table:table-cell office:value-type="float" office:value="227" table:style-name="ce8">
            <text:p>227</text:p>
          </table:table-cell>
          <table:table-cell office:value-type="string" table:style-name="ce1">
            <text:p>/wiki/Pascal%27s_triangle</text:p>
          </table:table-cell>
          <table:table-cell table:number-columns-repeated="16382"/>
        </table:table-row>
        <table:table-row table:style-name="ro1">
          <table:table-cell office:value-type="float" office:value="228" table:style-name="ce8">
            <text:p>228</text:p>
          </table:table-cell>
          <table:table-cell office:value-type="string" table:style-name="ce1">
            <text:p>/wiki/Perfect_numbers</text:p>
          </table:table-cell>
          <table:table-cell table:number-columns-repeated="16382"/>
        </table:table-row>
        <table:table-row table:style-name="ro1">
          <table:table-cell office:value-type="float" office:value="229" table:style-name="ce8">
            <text:p>229</text:p>
          </table:table-cell>
          <table:table-cell office:value-type="string" table:style-name="ce1">
            <text:p>/wiki/Permutations</text:p>
          </table:table-cell>
          <table:table-cell table:number-columns-repeated="16382"/>
        </table:table-row>
        <table:table-row table:style-name="ro1">
          <table:table-cell office:value-type="float" office:value="230" table:style-name="ce8">
            <text:p>230</text:p>
          </table:table-cell>
          <table:table-cell office:value-type="string" table:style-name="ce1">
            <text:p>/wiki/Permutations/Derangements</text:p>
          </table:table-cell>
          <table:table-cell table:number-columns-repeated="16382"/>
        </table:table-row>
        <table:table-row table:style-name="ro1">
          <table:table-cell office:value-type="float" office:value="231" table:style-name="ce8">
            <text:p>231</text:p>
          </table:table-cell>
          <table:table-cell office:value-type="string" table:style-name="ce1">
            <text:p>/wiki/Pernicious_numbers</text:p>
          </table:table-cell>
          <table:table-cell table:number-columns-repeated="16382"/>
        </table:table-row>
        <table:table-row table:style-name="ro1">
          <table:table-cell office:value-type="float" office:value="232" table:style-name="ce8">
            <text:p>232</text:p>
          </table:table-cell>
          <table:table-cell office:value-type="string" table:style-name="ce1">
            <text:p>/wiki/Phrase_reversals</text:p>
          </table:table-cell>
          <table:table-cell table:number-columns-repeated="16382"/>
        </table:table-row>
        <table:table-row table:style-name="ro1">
          <table:table-cell office:value-type="float" office:value="233" table:style-name="ce8">
            <text:p>233</text:p>
          </table:table-cell>
          <table:table-cell office:value-type="string" table:style-name="ce1">
            <text:p>/wiki/Pi</text:p>
          </table:table-cell>
          <table:table-cell table:number-columns-repeated="16382"/>
        </table:table-row>
        <table:table-row table:style-name="ro1">
          <table:table-cell office:value-type="float" office:value="234" table:style-name="ce8">
            <text:p>234</text:p>
          </table:table-cell>
          <table:table-cell office:value-type="string" table:style-name="ce1">
            <text:p>/wiki/Pick_random_element</text:p>
          </table:table-cell>
          <table:table-cell table:number-columns-repeated="16382"/>
        </table:table-row>
        <table:table-row table:style-name="ro1">
          <table:table-cell office:value-type="float" office:value="235" table:style-name="ce8">
            <text:p>235</text:p>
          </table:table-cell>
          <table:table-cell office:value-type="string" table:style-name="ce1">
            <text:p>/wiki/Pig_the_dice_game</text:p>
          </table:table-cell>
          <table:table-cell table:number-columns-repeated="16382"/>
        </table:table-row>
        <table:table-row table:style-name="ro1">
          <table:table-cell office:value-type="float" office:value="236" table:style-name="ce8">
            <text:p>236</text:p>
          </table:table-cell>
          <table:table-cell office:value-type="string" table:style-name="ce1">
            <text:p>/wiki/Playing_cards</text:p>
          </table:table-cell>
          <table:table-cell table:number-columns-repeated="16382"/>
        </table:table-row>
        <table:table-row table:style-name="ro1">
          <table:table-cell office:value-type="float" office:value="237" table:style-name="ce8">
            <text:p>237</text:p>
          </table:table-cell>
          <table:table-cell office:value-type="string" table:style-name="ce1">
            <text:p>/wiki/Plot_coordinate_pairs</text:p>
          </table:table-cell>
          <table:table-cell table:number-columns-repeated="16382"/>
        </table:table-row>
        <table:table-row table:style-name="ro1">
          <table:table-cell office:value-type="float" office:value="238" table:style-name="ce8">
            <text:p>238</text:p>
          </table:table-cell>
          <table:table-cell office:value-type="string" table:style-name="ce1">
            <text:p>/wiki/Polymorphic_copy</text:p>
          </table:table-cell>
          <table:table-cell table:number-columns-repeated="16382"/>
        </table:table-row>
        <table:table-row table:style-name="ro1">
          <table:table-cell office:value-type="float" office:value="239" table:style-name="ce8">
            <text:p>239</text:p>
          </table:table-cell>
          <table:table-cell office:value-type="string" table:style-name="ce1">
            <text:p>/wiki/Polymorphism</text:p>
          </table:table-cell>
          <table:table-cell table:number-columns-repeated="16382"/>
        </table:table-row>
        <table:table-row table:style-name="ro1">
          <table:table-cell office:value-type="float" office:value="240" table:style-name="ce8">
            <text:p>240</text:p>
          </table:table-cell>
          <table:table-cell office:value-type="string" table:style-name="ce1">
            <text:p>/wiki/Power_set</text:p>
          </table:table-cell>
          <table:table-cell table:number-columns-repeated="16382"/>
        </table:table-row>
        <table:table-row table:style-name="ro1">
          <table:table-cell office:value-type="float" office:value="241" table:style-name="ce8">
            <text:p>241</text:p>
          </table:table-cell>
          <table:table-cell office:value-type="string" table:style-name="ce1">
            <text:p>/wiki/Price_fraction</text:p>
          </table:table-cell>
          <table:table-cell table:number-columns-repeated="16382"/>
        </table:table-row>
        <table:table-row table:style-name="ro1">
          <table:table-cell office:value-type="float" office:value="242" table:style-name="ce8">
            <text:p>242</text:p>
          </table:table-cell>
          <table:table-cell office:value-type="string" table:style-name="ce1">
            <text:p>/wiki/Primality_by_trial_division</text:p>
          </table:table-cell>
          <table:table-cell table:number-columns-repeated="16382"/>
        </table:table-row>
        <table:table-row table:style-name="ro1">
          <table:table-cell office:value-type="float" office:value="243" table:style-name="ce8">
            <text:p>243</text:p>
          </table:table-cell>
          <table:table-cell office:value-type="string" table:style-name="ce1">
            <text:p>/wiki/Prime_decomposition</text:p>
          </table:table-cell>
          <table:table-cell table:number-columns-repeated="16382"/>
        </table:table-row>
        <table:table-row table:style-name="ro1">
          <table:table-cell office:value-type="float" office:value="244" table:style-name="ce8">
            <text:p>244</text:p>
          </table:table-cell>
          <table:table-cell office:value-type="string" table:style-name="ce1">
            <text:p>/wiki/Priority_queue</text:p>
          </table:table-cell>
          <table:table-cell table:number-columns-repeated="16382"/>
        </table:table-row>
        <table:table-row table:style-name="ro1">
          <table:table-cell office:value-type="float" office:value="245" table:style-name="ce8">
            <text:p>245</text:p>
          </table:table-cell>
          <table:table-cell office:value-type="string" table:style-name="ce1">
            <text:p>/wiki/Program_name</text:p>
          </table:table-cell>
          <table:table-cell table:number-columns-repeated="16382"/>
        </table:table-row>
        <table:table-row table:style-name="ro1">
          <table:table-cell office:value-type="float" office:value="246" table:style-name="ce8">
            <text:p>246</text:p>
          </table:table-cell>
          <table:table-cell office:value-type="string" table:style-name="ce1">
            <text:p>/wiki/Program_termination</text:p>
          </table:table-cell>
          <table:table-cell table:number-columns-repeated="16382"/>
        </table:table-row>
        <table:table-row table:style-name="ro1">
          <table:table-cell office:value-type="float" office:value="247" table:style-name="ce8">
            <text:p>247</text:p>
          </table:table-cell>
          <table:table-cell office:value-type="string" table:style-name="ce1">
            <text:p>/wiki/Pythagorean_triples</text:p>
          </table:table-cell>
          <table:table-cell table:number-columns-repeated="16382"/>
        </table:table-row>
        <table:table-row table:style-name="ro1">
          <table:table-cell office:value-type="float" office:value="248" table:style-name="ce8">
            <text:p>248</text:p>
          </table:table-cell>
          <table:table-cell office:value-type="string" table:style-name="ce1">
            <text:p>/wiki/Queue/Definition</text:p>
          </table:table-cell>
          <table:table-cell table:number-columns-repeated="16382"/>
        </table:table-row>
        <table:table-row table:style-name="ro1">
          <table:table-cell office:value-type="float" office:value="249" table:style-name="ce8">
            <text:p>249</text:p>
          </table:table-cell>
          <table:table-cell office:value-type="string" table:style-name="ce1">
            <text:p>/wiki/Queue/Usage</text:p>
          </table:table-cell>
          <table:table-cell table:number-columns-repeated="16382"/>
        </table:table-row>
        <table:table-row table:style-name="ro1">
          <table:table-cell office:value-type="float" office:value="250" table:style-name="ce8">
            <text:p>250</text:p>
          </table:table-cell>
          <table:table-cell office:value-type="string" table:style-name="ce1">
            <text:p>/wiki/Quine</text:p>
          </table:table-cell>
          <table:table-cell table:number-columns-repeated="16382"/>
        </table:table-row>
        <table:table-row table:style-name="ro1">
          <table:table-cell office:value-type="float" office:value="251" table:style-name="ce8">
            <text:p>251</text:p>
          </table:table-cell>
          <table:table-cell office:value-type="string" table:style-name="ce1">
            <text:p>/wiki/Random_number_generator_(device)</text:p>
          </table:table-cell>
          <table:table-cell table:number-columns-repeated="16382"/>
        </table:table-row>
        <table:table-row table:style-name="ro1">
          <table:table-cell office:value-type="float" office:value="252" table:style-name="ce8">
            <text:p>252</text:p>
          </table:table-cell>
          <table:table-cell office:value-type="string" table:style-name="ce1">
            <text:p>/wiki/Random_number_generator_(included)</text:p>
          </table:table-cell>
          <table:table-cell table:number-columns-repeated="16382"/>
        </table:table-row>
        <table:table-row table:style-name="ro1">
          <table:table-cell office:value-type="float" office:value="253" table:style-name="ce8">
            <text:p>253</text:p>
          </table:table-cell>
          <table:table-cell office:value-type="string" table:style-name="ce1">
            <text:p>/wiki/Random_numbers</text:p>
          </table:table-cell>
          <table:table-cell table:number-columns-repeated="16382"/>
        </table:table-row>
        <table:table-row table:style-name="ro1">
          <table:table-cell office:value-type="float" office:value="254" table:style-name="ce8">
            <text:p>254</text:p>
          </table:table-cell>
          <table:table-cell office:value-type="string" table:style-name="ce1">
            <text:p>/wiki/Range_expansion</text:p>
          </table:table-cell>
          <table:table-cell table:number-columns-repeated="16382"/>
        </table:table-row>
        <table:table-row table:style-name="ro1">
          <table:table-cell office:value-type="float" office:value="255" table:style-name="ce8">
            <text:p>255</text:p>
          </table:table-cell>
          <table:table-cell office:value-type="string" table:style-name="ce1">
            <text:p>/wiki/Range_extraction</text:p>
          </table:table-cell>
          <table:table-cell table:number-columns-repeated="16382"/>
        </table:table-row>
        <table:table-row table:style-name="ro1">
          <table:table-cell office:value-type="float" office:value="256" table:style-name="ce8">
            <text:p>256</text:p>
          </table:table-cell>
          <table:table-cell office:value-type="string" table:style-name="ce1">
            <text:p>/wiki/Read_a_configuration_file</text:p>
          </table:table-cell>
          <table:table-cell table:number-columns-repeated="16382"/>
        </table:table-row>
        <table:table-row table:style-name="ro1">
          <table:table-cell office:value-type="float" office:value="257" table:style-name="ce8">
            <text:p>257</text:p>
          </table:table-cell>
          <table:table-cell office:value-type="string" table:style-name="ce1">
            <text:p>/wiki/Read_a_file_line_by_line</text:p>
          </table:table-cell>
          <table:table-cell table:number-columns-repeated="16382"/>
        </table:table-row>
        <table:table-row table:style-name="ro1">
          <table:table-cell office:value-type="float" office:value="258" table:style-name="ce8">
            <text:p>258</text:p>
          </table:table-cell>
          <table:table-cell office:value-type="string" table:style-name="ce1">
            <text:p>/wiki/Read_a_specific_line_from_a_file</text:p>
          </table:table-cell>
          <table:table-cell table:number-columns-repeated="16382"/>
        </table:table-row>
        <table:table-row table:style-name="ro1">
          <table:table-cell office:value-type="float" office:value="259" table:style-name="ce8">
            <text:p>259</text:p>
          </table:table-cell>
          <table:table-cell office:value-type="string" table:style-name="ce1">
            <text:p>/wiki/Read_entire_file</text:p>
          </table:table-cell>
          <table:table-cell table:number-columns-repeated="16382"/>
        </table:table-row>
        <table:table-row table:style-name="ro1">
          <table:table-cell office:value-type="float" office:value="260" table:style-name="ce8">
            <text:p>260</text:p>
          </table:table-cell>
          <table:table-cell office:value-type="string" table:style-name="ce1">
            <text:p>/wiki/Real_constants_and_functions</text:p>
          </table:table-cell>
          <table:table-cell table:number-columns-repeated="16382"/>
        </table:table-row>
        <table:table-row table:style-name="ro1">
          <table:table-cell office:value-type="float" office:value="261" table:style-name="ce8">
            <text:p>261</text:p>
          </table:table-cell>
          <table:table-cell office:value-type="string" table:style-name="ce1">
            <text:p>/wiki/Reduced_row_echelon_form</text:p>
          </table:table-cell>
          <table:table-cell table:number-columns-repeated="16382"/>
        </table:table-row>
        <table:table-row table:style-name="ro1">
          <table:table-cell office:value-type="float" office:value="262" table:style-name="ce8">
            <text:p>262</text:p>
          </table:table-cell>
          <table:table-cell office:value-type="string" table:style-name="ce1">
            <text:p>/wiki/Regular_expressions</text:p>
          </table:table-cell>
          <table:table-cell table:number-columns-repeated="16382"/>
        </table:table-row>
        <table:table-row table:style-name="ro1">
          <table:table-cell office:value-type="float" office:value="263" table:style-name="ce8">
            <text:p>263</text:p>
          </table:table-cell>
          <table:table-cell office:value-type="string" table:style-name="ce1">
            <text:p>/wiki/Remove_duplicate_elements</text:p>
          </table:table-cell>
          <table:table-cell table:number-columns-repeated="16382"/>
        </table:table-row>
        <table:table-row table:style-name="ro1">
          <table:table-cell office:value-type="float" office:value="264" table:style-name="ce8">
            <text:p>264</text:p>
          </table:table-cell>
          <table:table-cell office:value-type="string" table:style-name="ce1">
            <text:p>/wiki/Rename_a_file</text:p>
          </table:table-cell>
          <table:table-cell table:number-columns-repeated="16382"/>
        </table:table-row>
        <table:table-row table:style-name="ro1">
          <table:table-cell office:value-type="float" office:value="265" table:style-name="ce8">
            <text:p>265</text:p>
          </table:table-cell>
          <table:table-cell office:value-type="string" table:style-name="ce1">
            <text:p>/wiki/Repeat_a_string</text:p>
          </table:table-cell>
          <table:table-cell table:number-columns-repeated="16382"/>
        </table:table-row>
        <table:table-row table:style-name="ro1">
          <table:table-cell office:value-type="float" office:value="266" table:style-name="ce8">
            <text:p>266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267" table:style-name="ce8">
            <text:p>267</text:p>
          </table:table-cell>
          <table:table-cell office:value-type="string" table:style-name="ce1">
            <text:p>/wiki/Return_multiple_values</text:p>
          </table:table-cell>
          <table:table-cell table:number-columns-repeated="16382"/>
        </table:table-row>
        <table:table-row table:style-name="ro1">
          <table:table-cell office:value-type="float" office:value="268" table:style-name="ce8">
            <text:p>268</text:p>
          </table:table-cell>
          <table:table-cell office:value-type="string" table:style-name="ce1">
            <text:p>/wiki/Reverse_a_string</text:p>
          </table:table-cell>
          <table:table-cell table:number-columns-repeated="16382"/>
        </table:table-row>
        <table:table-row table:style-name="ro1">
          <table:table-cell office:value-type="float" office:value="269" table:style-name="ce8">
            <text:p>269</text:p>
          </table:table-cell>
          <table:table-cell office:value-type="string" table:style-name="ce1">
            <text:p>/wiki/Reverse_words_in_a_string</text:p>
          </table:table-cell>
          <table:table-cell table:number-columns-repeated="16382"/>
        </table:table-row>
        <table:table-row table:style-name="ro1">
          <table:table-cell office:value-type="float" office:value="270" table:style-name="ce8">
            <text:p>270</text:p>
          </table:table-cell>
          <table:table-cell office:value-type="string" table:style-name="ce1">
            <text:p>/wiki/Roman_numerals/Decode</text:p>
          </table:table-cell>
          <table:table-cell table:number-columns-repeated="16382"/>
        </table:table-row>
        <table:table-row table:style-name="ro1">
          <table:table-cell office:value-type="float" office:value="271" table:style-name="ce8">
            <text:p>271</text:p>
          </table:table-cell>
          <table:table-cell office:value-type="string" table:style-name="ce1">
            <text:p>/wiki/Roman_numerals/Encode</text:p>
          </table:table-cell>
          <table:table-cell table:number-columns-repeated="16382"/>
        </table:table-row>
        <table:table-row table:style-name="ro1">
          <table:table-cell office:value-type="float" office:value="272" table:style-name="ce8">
            <text:p>272</text:p>
          </table:table-cell>
          <table:table-cell office:value-type="string" table:style-name="ce1">
            <text:p>/wiki/Roots_of_unity</text:p>
          </table:table-cell>
          <table:table-cell table:number-columns-repeated="16382"/>
        </table:table-row>
        <table:table-row table:style-name="ro1">
          <table:table-cell office:value-type="float" office:value="273" table:style-name="ce8">
            <text:p>273</text:p>
          </table:table-cell>
          <table:table-cell office:value-type="string" table:style-name="ce1">
            <text:p>/wiki/Rosetta_Code/Rank_languages_by_popularity</text:p>
          </table:table-cell>
          <table:table-cell table:number-columns-repeated="16382"/>
        </table:table-row>
        <table:table-row table:style-name="ro1">
          <table:table-cell office:value-type="float" office:value="274" table:style-name="ce8">
            <text:p>274</text:p>
          </table:table-cell>
          <table:table-cell office:value-type="string" table:style-name="ce1">
            <text:p>/wiki/Rot-13</text:p>
          </table:table-cell>
          <table:table-cell table:number-columns-repeated="16382"/>
        </table:table-row>
        <table:table-row table:style-name="ro1">
          <table:table-cell office:value-type="float" office:value="275" table:style-name="ce8">
            <text:p>275</text:p>
          </table:table-cell>
          <table:table-cell office:value-type="string" table:style-name="ce1">
            <text:p>/wiki/Run-length_encoding</text:p>
          </table:table-cell>
          <table:table-cell table:number-columns-repeated="16382"/>
        </table:table-row>
        <table:table-row table:style-name="ro1">
          <table:table-cell office:value-type="float" office:value="276" table:style-name="ce8">
            <text:p>276</text:p>
          </table:table-cell>
          <table:table-cell office:value-type="string" table:style-name="ce1">
            <text:p>/wiki/Runge-Kutta_method</text:p>
          </table:table-cell>
          <table:table-cell table:number-columns-repeated="16382"/>
        </table:table-row>
        <table:table-row table:style-name="ro1">
          <table:table-cell office:value-type="float" office:value="277" table:style-name="ce8">
            <text:p>277</text:p>
          </table:table-cell>
          <table:table-cell office:value-type="string" table:style-name="ce1">
            <text:p>/wiki/Runtime_evaluation</text:p>
          </table:table-cell>
          <table:table-cell table:number-columns-repeated="16382"/>
        </table:table-row>
        <table:table-row table:style-name="ro1">
          <table:table-cell office:value-type="float" office:value="278" table:style-name="ce8">
            <text:p>278</text:p>
          </table:table-cell>
          <table:table-cell office:value-type="string" table:style-name="ce1">
            <text:p>/wiki/Runtime_evaluation/In_an_environment</text:p>
          </table:table-cell>
          <table:table-cell table:number-columns-repeated="16382"/>
        </table:table-row>
        <table:table-row table:style-name="ro1">
          <table:table-cell office:value-type="float" office:value="279" table:style-name="ce8">
            <text:p>279</text:p>
          </table:table-cell>
          <table:table-cell office:value-type="string" table:style-name="ce1">
            <text:p>/wiki/Search_a_list</text:p>
          </table:table-cell>
          <table:table-cell table:number-columns-repeated="16382"/>
        </table:table-row>
        <table:table-row table:style-name="ro1">
          <table:table-cell office:value-type="float" office:value="280" table:style-name="ce8">
            <text:p>280</text:p>
          </table:table-cell>
          <table:table-cell office:value-type="string" table:style-name="ce1">
            <text:p>/wiki/Secure_temporary_file</text:p>
          </table:table-cell>
          <table:table-cell table:number-columns-repeated="16382"/>
        </table:table-row>
        <table:table-row table:style-name="ro1">
          <table:table-cell office:value-type="float" office:value="281" table:style-name="ce8">
            <text:p>281</text:p>
          </table:table-cell>
          <table:table-cell office:value-type="string" table:style-name="ce1">
            <text:p>/wiki/SEDOLs</text:p>
          </table:table-cell>
          <table:table-cell table:number-columns-repeated="16382"/>
        </table:table-row>
        <table:table-row table:style-name="ro1">
          <table:table-cell office:value-type="float" office:value="282" table:style-name="ce8">
            <text:p>282</text:p>
          </table:table-cell>
          <table:table-cell office:value-type="string" table:style-name="ce1">
            <text:p>/wiki/Self-referential_sequence</text:p>
          </table:table-cell>
          <table:table-cell table:number-columns-repeated="16382"/>
        </table:table-row>
        <table:table-row table:style-name="ro1">
          <table:table-cell office:value-type="float" office:value="283" table:style-name="ce8">
            <text:p>283</text:p>
          </table:table-cell>
          <table:table-cell office:value-type="string" table:style-name="ce1">
            <text:p>/wiki/Semordnilap</text:p>
          </table:table-cell>
          <table:table-cell table:number-columns-repeated="16382"/>
        </table:table-row>
        <table:table-row table:style-name="ro1">
          <table:table-cell office:value-type="float" office:value="284" table:style-name="ce8">
            <text:p>284</text:p>
          </table:table-cell>
          <table:table-cell office:value-type="string" table:style-name="ce1">
            <text:p>/wiki/Send_an_unknown_method_call</text:p>
          </table:table-cell>
          <table:table-cell table:number-columns-repeated="16382"/>
        </table:table-row>
        <table:table-row table:style-name="ro1">
          <table:table-cell office:value-type="float" office:value="285" table:style-name="ce8">
            <text:p>285</text:p>
          </table:table-cell>
          <table:table-cell office:value-type="string" table:style-name="ce1">
            <text:p>/wiki/Send_email</text:p>
          </table:table-cell>
          <table:table-cell table:number-columns-repeated="16382"/>
        </table:table-row>
        <table:table-row table:style-name="ro1">
          <table:table-cell office:value-type="float" office:value="286" table:style-name="ce8">
            <text:p>286</text:p>
          </table:table-cell>
          <table:table-cell office:value-type="string" table:style-name="ce1">
            <text:p>/wiki/Sequence_of_non-squares</text:p>
          </table:table-cell>
          <table:table-cell table:number-columns-repeated="16382"/>
        </table:table-row>
        <table:table-row table:style-name="ro1">
          <table:table-cell office:value-type="float" office:value="287" table:style-name="ce8">
            <text:p>287</text:p>
          </table:table-cell>
          <table:table-cell office:value-type="string" table:style-name="ce1">
            <text:p>/wiki/Set</text:p>
          </table:table-cell>
          <table:table-cell table:number-columns-repeated="16382"/>
        </table:table-row>
        <table:table-row table:style-name="ro1">
          <table:table-cell office:value-type="float" office:value="288" table:style-name="ce8">
            <text:p>288</text:p>
          </table:table-cell>
          <table:table-cell office:value-type="string" table:style-name="ce1">
            <text:p>/wiki/Seven-sided_dice_from_five-sided_dice</text:p>
          </table:table-cell>
          <table:table-cell table:number-columns-repeated="16382"/>
        </table:table-row>
        <table:table-row table:style-name="ro1">
          <table:table-cell office:value-type="float" office:value="289" table:style-name="ce8">
            <text:p>289</text:p>
          </table:table-cell>
          <table:table-cell office:value-type="string" table:style-name="ce1">
            <text:p>/wiki/SHA-256</text:p>
          </table:table-cell>
          <table:table-cell table:number-columns-repeated="16382"/>
        </table:table-row>
        <table:table-row table:style-name="ro1">
          <table:table-cell office:value-type="float" office:value="290" table:style-name="ce8">
            <text:p>290</text:p>
          </table:table-cell>
          <table:table-cell office:value-type="string" table:style-name="ce1">
            <text:p>/wiki/Shell_one-liner</text:p>
          </table:table-cell>
          <table:table-cell table:number-columns-repeated="16382"/>
        </table:table-row>
        <table:table-row table:style-name="ro1">
          <table:table-cell office:value-type="float" office:value="291" table:style-name="ce8">
            <text:p>291</text:p>
          </table:table-cell>
          <table:table-cell office:value-type="string" table:style-name="ce1">
            <text:p>/wiki/Short-circuit_evaluation</text:p>
          </table:table-cell>
          <table:table-cell table:number-columns-repeated="16382"/>
        </table:table-row>
        <table:table-row table:style-name="ro1">
          <table:table-cell office:value-type="float" office:value="292" table:style-name="ce8">
            <text:p>292</text:p>
          </table:table-cell>
          <table:table-cell office:value-type="string" table:style-name="ce1">
            <text:p>/wiki/Show_the_epoch</text:p>
          </table:table-cell>
          <table:table-cell table:number-columns-repeated="16382"/>
        </table:table-row>
        <table:table-row table:style-name="ro1">
          <table:table-cell office:value-type="float" office:value="293" table:style-name="ce8">
            <text:p>293</text:p>
          </table:table-cell>
          <table:table-cell office:value-type="string" table:style-name="ce1">
            <text:p>/wiki/Sierpinski_carpet</text:p>
          </table:table-cell>
          <table:table-cell table:number-columns-repeated="16382"/>
        </table:table-row>
        <table:table-row table:style-name="ro1">
          <table:table-cell office:value-type="float" office:value="294" table:style-name="ce8">
            <text:p>294</text:p>
          </table:table-cell>
          <table:table-cell office:value-type="string" table:style-name="ce1">
            <text:p>/wiki/Sierpinski_triangle</text:p>
          </table:table-cell>
          <table:table-cell table:number-columns-repeated="16382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string" table:style-name="ce1">
            <text:p>/wiki/Sieve_of_Eratosthenes</text:p>
          </table:table-cell>
          <table:table-cell table:number-columns-repeated="16382"/>
        </table:table-row>
        <table:table-row table:style-name="ro1">
          <table:table-cell office:value-type="float" office:value="296" table:style-name="ce8">
            <text:p>296</text:p>
          </table:table-cell>
          <table:table-cell office:value-type="string" table:style-name="ce1">
            <text:p>/wiki/Simple_windowed_application</text:p>
          </table:table-cell>
          <table:table-cell table:number-columns-repeated="16382"/>
        </table:table-row>
        <table:table-row table:style-name="ro1">
          <table:table-cell office:value-type="float" office:value="297" table:style-name="ce8">
            <text:p>297</text:p>
          </table:table-cell>
          <table:table-cell office:value-type="string" table:style-name="ce1">
            <text:p>/wiki/Singleton</text:p>
          </table:table-cell>
          <table:table-cell table:number-columns-repeated="16382"/>
        </table:table-row>
        <table:table-row table:style-name="ro1">
          <table:table-cell office:value-type="float" office:value="298" table:style-name="ce8">
            <text:p>298</text:p>
          </table:table-cell>
          <table:table-cell office:value-type="string" table:style-name="ce1">
            <text:p>/wiki/Sing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299" table:style-name="ce8">
            <text:p>299</text:p>
          </table:table-cell>
          <table:table-cell office:value-type="string" table:style-name="ce1">
            <text:p>/wiki/Singly-linked_list/Element_insertion</text:p>
          </table:table-cell>
          <table:table-cell table:number-columns-repeated="16382"/>
        </table:table-row>
        <table:table-row table:style-name="ro1">
          <table:table-cell office:value-type="float" office:value="300" table:style-name="ce8">
            <text:p>300</text:p>
          </table:table-cell>
          <table:table-cell office:value-type="string" table:style-name="ce1">
            <text:p>/wiki/Sleep</text:p>
          </table:table-cell>
          <table:table-cell table:number-columns-repeated="16382"/>
        </table:table-row>
        <table:table-row table:style-name="ro1">
          <table:table-cell office:value-type="float" office:value="301" table:style-name="ce8">
            <text:p>301</text:p>
          </table:table-cell>
          <table:table-cell office:value-type="string" table:style-name="ce1">
            <text:p>/wiki/Sockets</text:p>
          </table:table-cell>
          <table:table-cell table:number-columns-repeated="16382"/>
        </table:table-row>
        <table:table-row table:style-name="ro1">
          <table:table-cell office:value-type="float" office:value="302" table:style-name="ce8">
            <text:p>302</text:p>
          </table:table-cell>
          <table:table-cell office:value-type="string" table:style-name="ce1">
            <text:p>/wiki/Sort_an_array_of_composite_structures</text:p>
          </table:table-cell>
          <table:table-cell table:number-columns-repeated="16382"/>
        </table:table-row>
        <table:table-row table:style-name="ro1">
          <table:table-cell office:value-type="float" office:value="303" table:style-name="ce8">
            <text:p>303</text:p>
          </table:table-cell>
          <table:table-cell office:value-type="string" table:style-name="ce1">
            <text:p>/wiki/Sort_an_integer_array</text:p>
          </table:table-cell>
          <table:table-cell table:number-columns-repeated="16382"/>
        </table:table-row>
        <table:table-row table:style-name="ro1">
          <table:table-cell office:value-type="float" office:value="304" table:style-name="ce8">
            <text:p>304</text:p>
          </table:table-cell>
          <table:table-cell office:value-type="string" table:style-name="ce1">
            <text:p>/wiki/Sort_disjoint_sublist</text:p>
          </table:table-cell>
          <table:table-cell table:number-columns-repeated="16382"/>
        </table:table-row>
        <table:table-row table:style-name="ro1">
          <table:table-cell office:value-type="float" office:value="305" table:style-name="ce8">
            <text:p>305</text:p>
          </table:table-cell>
          <table:table-cell office:value-type="string" table:style-name="ce1">
            <text:p>/wiki/Sort_stability</text:p>
          </table:table-cell>
          <table:table-cell table:number-columns-repeated="16382"/>
        </table:table-row>
        <table:table-row table:style-name="ro1">
          <table:table-cell office:value-type="float" office:value="306" table:style-name="ce8">
            <text:p>306</text:p>
          </table:table-cell>
          <table:table-cell office:value-type="string" table:style-name="ce1">
            <text:p>/wiki/Sort_using_a_custom_comparator</text:p>
          </table:table-cell>
          <table:table-cell table:number-columns-repeated="16382"/>
        </table:table-row>
        <table:table-row table:style-name="ro1">
          <table:table-cell office:value-type="float" office:value="307" table:style-name="ce8">
            <text:p>307</text:p>
          </table:table-cell>
          <table:table-cell office:value-type="string" table:style-name="ce1">
            <text:p>/wiki/Sorting_algorithms/Bead_sort</text:p>
          </table:table-cell>
          <table:table-cell table:number-columns-repeated="16382"/>
        </table:table-row>
        <table:table-row table:style-name="ro1">
          <table:table-cell office:value-type="float" office:value="308" table:style-name="ce8">
            <text:p>308</text:p>
          </table:table-cell>
          <table:table-cell office:value-type="string" table:style-name="ce1">
            <text:p>/wiki/Sorting_algorithms/Bogosort</text:p>
          </table:table-cell>
          <table:table-cell table:number-columns-repeated="16382"/>
        </table:table-row>
        <table:table-row table:style-name="ro1">
          <table:table-cell office:value-type="float" office:value="309" table:style-name="ce8">
            <text:p>309</text:p>
          </table:table-cell>
          <table:table-cell office:value-type="string" table:style-name="ce1">
            <text:p>/wiki/Sorting_algorithms/Bubble_sort</text:p>
          </table:table-cell>
          <table:table-cell table:number-columns-repeated="16382"/>
        </table:table-row>
        <table:table-row table:style-name="ro1">
          <table:table-cell office:value-type="float" office:value="310" table:style-name="ce8">
            <text:p>310</text:p>
          </table:table-cell>
          <table:table-cell office:value-type="string" table:style-name="ce1">
            <text:p>/wiki/Sorting_algorithms/Cocktail_sort</text:p>
          </table:table-cell>
          <table:table-cell table:number-columns-repeated="16382"/>
        </table:table-row>
        <table:table-row table:style-name="ro1">
          <table:table-cell office:value-type="float" office:value="311" table:style-name="ce8">
            <text:p>311</text:p>
          </table:table-cell>
          <table:table-cell office:value-type="string" table:style-name="ce1">
            <text:p>/wiki/Sorting_algorithms/Comb_sort</text:p>
          </table:table-cell>
          <table:table-cell table:number-columns-repeated="16382"/>
        </table:table-row>
        <table:table-row table:style-name="ro1">
          <table:table-cell office:value-type="float" office:value="312" table:style-name="ce8">
            <text:p>312</text:p>
          </table:table-cell>
          <table:table-cell office:value-type="string" table:style-name="ce1">
            <text:p>/wiki/Sorting_algorithms/Counting_sort</text:p>
          </table:table-cell>
          <table:table-cell table:number-columns-repeated="16382"/>
        </table:table-row>
        <table:table-row table:style-name="ro1">
          <table:table-cell office:value-type="float" office:value="313" table:style-name="ce8">
            <text:p>313</text:p>
          </table:table-cell>
          <table:table-cell office:value-type="string" table:style-name="ce1">
            <text:p>/wiki/Sorting_algorithms/Gnome_sort</text:p>
          </table:table-cell>
          <table:table-cell table:number-columns-repeated="16382"/>
        </table:table-row>
        <table:table-row table:style-name="ro1">
          <table:table-cell office:value-type="float" office:value="314" table:style-name="ce8">
            <text:p>314</text:p>
          </table:table-cell>
          <table:table-cell office:value-type="string" table:style-name="ce1">
            <text:p>/wiki/Sorting_algorithms/Heapsort</text:p>
          </table:table-cell>
          <table:table-cell table:number-columns-repeated="16382"/>
        </table:table-row>
        <table:table-row table:style-name="ro1">
          <table:table-cell office:value-type="float" office:value="315" table:style-name="ce8">
            <text:p>315</text:p>
          </table:table-cell>
          <table:table-cell office:value-type="string" table:style-name="ce1">
            <text:p>/wiki/Sorting_algorithms/Insertion_sort</text:p>
          </table:table-cell>
          <table:table-cell table:number-columns-repeated="16382"/>
        </table:table-row>
        <table:table-row table:style-name="ro1">
          <table:table-cell office:value-type="float" office:value="316" table:style-name="ce8">
            <text:p>316</text:p>
          </table:table-cell>
          <table:table-cell office:value-type="string" table:style-name="ce1">
            <text:p>/wiki/Sorting_algorithms/Merge_sort</text:p>
          </table:table-cell>
          <table:table-cell table:number-columns-repeated="16382"/>
        </table:table-row>
        <table:table-row table:style-name="ro1">
          <table:table-cell office:value-type="float" office:value="317" table:style-name="ce8">
            <text:p>317</text:p>
          </table:table-cell>
          <table:table-cell office:value-type="string" table:style-name="ce1">
            <text:p>/wiki/Sorting_algorithms/Pancake_sort</text:p>
          </table:table-cell>
          <table:table-cell table:number-columns-repeated="16382"/>
        </table:table-row>
        <table:table-row table:style-name="ro1">
          <table:table-cell office:value-type="float" office:value="318" table:style-name="ce8">
            <text:p>318</text:p>
          </table:table-cell>
          <table:table-cell office:value-type="string" table:style-name="ce1">
            <text:p>/wiki/Sorting_algorithms/Permutation_sort</text:p>
          </table:table-cell>
          <table:table-cell table:number-columns-repeated="16382"/>
        </table:table-row>
        <table:table-row table:style-name="ro1">
          <table:table-cell office:value-type="float" office:value="319" table:style-name="ce8">
            <text:p>319</text:p>
          </table:table-cell>
          <table:table-cell office:value-type="string" table:style-name="ce1">
            <text:p>/wiki/Sorting_algorithms/Radix_sort</text:p>
          </table:table-cell>
          <table:table-cell table:number-columns-repeated="16382"/>
        </table:table-row>
        <table:table-row table:style-name="ro1">
          <table:table-cell office:value-type="float" office:value="320" table:style-name="ce8">
            <text:p>320</text:p>
          </table:table-cell>
          <table:table-cell office:value-type="string" table:style-name="ce1">
            <text:p>/wiki/Sorting_algorithms/Sleep_sort</text:p>
          </table:table-cell>
          <table:table-cell table:number-columns-repeated="16382"/>
        </table:table-row>
        <table:table-row table:style-name="ro1">
          <table:table-cell office:value-type="float" office:value="321" table:style-name="ce8">
            <text:p>321</text:p>
          </table:table-cell>
          <table:table-cell office:value-type="string" table:style-name="ce1">
            <text:p>/wiki/Soundex</text:p>
          </table:table-cell>
          <table:table-cell table:number-columns-repeated="16382"/>
        </table:table-row>
        <table:table-row table:style-name="ro1">
          <table:table-cell office:value-type="float" office:value="322" table:style-name="ce8">
            <text:p>322</text:p>
          </table:table-cell>
          <table:table-cell office:value-type="string" table:style-name="ce1">
            <text:p>/wiki/Sparkline_in_unicode</text:p>
          </table:table-cell>
          <table:table-cell table:number-columns-repeated="16382"/>
        </table:table-row>
        <table:table-row table:style-name="ro1">
          <table:table-cell office:value-type="float" office:value="323" table:style-name="ce8">
            <text:p>323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style-name="ro1">
          <table:table-cell office:value-type="float" office:value="324" table:style-name="ce8">
            <text:p>324</text:p>
          </table:table-cell>
          <table:table-cell office:value-type="string" table:style-name="ce1">
            <text:p>/wiki/Spiral_matrix</text:p>
          </table:table-cell>
          <table:table-cell table:number-columns-repeated="16382"/>
        </table:table-row>
        <table:table-row table:style-name="ro1">
          <table:table-cell office:value-type="float" office:value="325" table:style-name="ce8">
            <text:p>325</text:p>
          </table:table-cell>
          <table:table-cell office:value-type="string" table:style-name="ce1">
            <text:p>/wiki/Stable_marriage_problem</text:p>
          </table:table-cell>
          <table:table-cell table:number-columns-repeated="16382"/>
        </table:table-row>
        <table:table-row table:style-name="ro1">
          <table:table-cell office:value-type="float" office:value="326" table:style-name="ce8">
            <text:p>326</text:p>
          </table:table-cell>
          <table:table-cell office:value-type="string" table:style-name="ce1">
            <text:p>/wiki/Stack</text:p>
          </table:table-cell>
          <table:table-cell table:number-columns-repeated="16382"/>
        </table:table-row>
        <table:table-row table:style-name="ro1">
          <table:table-cell office:value-type="float" office:value="327" table:style-name="ce8">
            <text:p>327</text:p>
          </table:table-cell>
          <table:table-cell office:value-type="string" table:style-name="ce1">
            <text:p>/wiki/Stack_traces</text:p>
          </table:table-cell>
          <table:table-cell table:number-columns-repeated="16382"/>
        </table:table-row>
        <table:table-row table:style-name="ro1">
          <table:table-cell office:value-type="float" office:value="328" table:style-name="ce8">
            <text:p>328</text:p>
          </table:table-cell>
          <table:table-cell office:value-type="string" table:style-name="ce1">
            <text:p>/wiki/Stair-climbing_puzzle</text:p>
          </table:table-cell>
          <table:table-cell table:number-columns-repeated="16382"/>
        </table:table-row>
        <table:table-row table:style-name="ro1">
          <table:table-cell office:value-type="float" office:value="329" table:style-name="ce8">
            <text:p>329</text:p>
          </table:table-cell>
          <table:table-cell office:value-type="string" table:style-name="ce1">
            <text:p>/wiki/String_append</text:p>
          </table:table-cell>
          <table:table-cell table:number-columns-repeated="16382"/>
        </table:table-row>
        <table:table-row table:style-name="ro1">
          <table:table-cell office:value-type="float" office:value="330" table:style-name="ce8">
            <text:p>330</text:p>
          </table:table-cell>
          <table:table-cell office:value-type="string" table:style-name="ce1">
            <text:p>/wiki/String_case</text:p>
          </table:table-cell>
          <table:table-cell table:number-columns-repeated="16382"/>
        </table:table-row>
        <table:table-row table:style-name="ro1">
          <table:table-cell office:value-type="float" office:value="331" table:style-name="ce8">
            <text:p>331</text:p>
          </table:table-cell>
          <table:table-cell office:value-type="string" table:style-name="ce1">
            <text:p>/wiki/String_concatenation</text:p>
          </table:table-cell>
          <table:table-cell table:number-columns-repeated="16382"/>
        </table:table-row>
        <table:table-row table:style-name="ro1">
          <table:table-cell office:value-type="float" office:value="332" table:style-name="ce8">
            <text:p>332</text:p>
          </table:table-cell>
          <table:table-cell office:value-type="string" table:style-name="ce1">
            <text:p>/wiki/String_interpolation_(included)</text:p>
          </table:table-cell>
          <table:table-cell table:number-columns-repeated="16382"/>
        </table:table-row>
        <table:table-row table:style-name="ro1">
          <table:table-cell office:value-type="float" office:value="333" table:style-name="ce8">
            <text:p>333</text:p>
          </table:table-cell>
          <table:table-cell office:value-type="string" table:style-name="ce1">
            <text:p>/wiki/String_length</text:p>
          </table:table-cell>
          <table:table-cell table:number-columns-repeated="16382"/>
        </table:table-row>
        <table:table-row table:style-name="ro1">
          <table:table-cell office:value-type="float" office:value="334" table:style-name="ce8">
            <text:p>334</text:p>
          </table:table-cell>
          <table:table-cell office:value-type="string" table:style-name="ce1">
            <text:p>/wiki/String_matching</text:p>
          </table:table-cell>
          <table:table-cell table:number-columns-repeated="16382"/>
        </table:table-row>
        <table:table-row table:style-name="ro1">
          <table:table-cell office:value-type="float" office:value="335" table:style-name="ce8">
            <text:p>335</text:p>
          </table:table-cell>
          <table:table-cell office:value-type="string" table:style-name="ce1">
            <text:p>/wiki/Strip_a_set_of_characters_from_a_string</text:p>
          </table:table-cell>
          <table:table-cell table:number-columns-repeated="16382"/>
        </table:table-row>
        <table:table-row table:style-name="ro1">
          <table:table-cell office:value-type="float" office:value="336" table:style-name="ce8">
            <text:p>336</text:p>
          </table:table-cell>
          <table:table-cell office:value-type="string" table:style-name="ce1">
            <text:p>/wiki/Strip_block_comments</text:p>
          </table:table-cell>
          <table:table-cell table:number-columns-repeated="16382"/>
        </table:table-row>
        <table:table-row table:style-name="ro1">
          <table:table-cell office:value-type="float" office:value="337" table:style-name="ce8">
            <text:p>337</text:p>
          </table:table-cell>
          <table:table-cell office:value-type="string" table:style-name="ce1">
            <text:p>/wiki/Strip_comments_from_a_string</text:p>
          </table:table-cell>
          <table:table-cell table:number-columns-repeated="16382"/>
        </table:table-row>
        <table:table-row table:style-name="ro1">
          <table:table-cell office:value-type="float" office:value="338" table:style-name="ce8">
            <text:p>338</text:p>
          </table:table-cell>
          <table:table-cell office:value-type="string" table:style-name="ce1">
            <text:p>/wiki/Strip_control_codes_and_extended_characters_from_a_string</text:p>
          </table:table-cell>
          <table:table-cell table:number-columns-repeated="16382"/>
        </table:table-row>
        <table:table-row table:style-name="ro1">
          <table:table-cell office:value-type="float" office:value="339" table:style-name="ce8">
            <text:p>339</text:p>
          </table:table-cell>
          <table:table-cell office:value-type="string" table:style-name="ce1">
            <text:p>/wiki/Strip_whitespace_from_a_string/Top_and_tail</text:p>
          </table:table-cell>
          <table:table-cell table:number-columns-repeated="16382"/>
        </table:table-row>
        <table:table-row table:style-name="ro1">
          <table:table-cell office:value-type="float" office:value="340" table:style-name="ce8">
            <text:p>340</text:p>
          </table:table-cell>
          <table:table-cell office:value-type="string" table:style-name="ce1">
            <text:p>/wiki/Substring</text:p>
          </table:table-cell>
          <table:table-cell table:number-columns-repeated="16382"/>
        </table:table-row>
        <table:table-row table:style-name="ro1">
          <table:table-cell office:value-type="float" office:value="341" table:style-name="ce8">
            <text:p>341</text:p>
          </table:table-cell>
          <table:table-cell office:value-type="string" table:style-name="ce1">
            <text:p>/wiki/Substring/Top_and_tail</text:p>
          </table:table-cell>
          <table:table-cell table:number-columns-repeated="16382"/>
        </table:table-row>
        <table:table-row table:style-name="ro1">
          <table:table-cell office:value-type="float" office:value="342" table:style-name="ce8">
            <text:p>342</text:p>
          </table:table-cell>
          <table:table-cell office:value-type="string" table:style-name="ce1">
            <text:p>/wiki/Sudoku</text:p>
          </table:table-cell>
          <table:table-cell table:number-columns-repeated="16382"/>
        </table:table-row>
        <table:table-row table:style-name="ro1">
          <table:table-cell office:value-type="float" office:value="343" table:style-name="ce8">
            <text:p>343</text:p>
          </table:table-cell>
          <table:table-cell office:value-type="string" table:style-name="ce1">
            <text:p>/wiki/Sum_and_product_of_an_array</text:p>
          </table:table-cell>
          <table:table-cell table:number-columns-repeated="16382"/>
        </table:table-row>
        <table:table-row table:style-name="ro1">
          <table:table-cell office:value-type="float" office:value="344" table:style-name="ce8">
            <text:p>344</text:p>
          </table:table-cell>
          <table:table-cell office:value-type="string" table:style-name="ce1">
            <text:p>/wiki/Sum_digits_of_an_integer</text:p>
          </table:table-cell>
          <table:table-cell table:number-columns-repeated="16382"/>
        </table:table-row>
        <table:table-row table:style-name="ro1">
          <table:table-cell office:value-type="float" office:value="345" table:style-name="ce8">
            <text:p>345</text:p>
          </table:table-cell>
          <table:table-cell office:value-type="string" table:style-name="ce1">
            <text:p>/wiki/Sum_multiples_of_3_and_5</text:p>
          </table:table-cell>
          <table:table-cell table:number-columns-repeated="16382"/>
        </table:table-row>
        <table:table-row table:style-name="ro1">
          <table:table-cell office:value-type="float" office:value="346" table:style-name="ce8">
            <text:p>346</text:p>
          </table:table-cell>
          <table:table-cell office:value-type="string" table:style-name="ce1">
            <text:p>/wiki/Sum_of_a_series</text:p>
          </table:table-cell>
          <table:table-cell table:number-columns-repeated="16382"/>
        </table:table-row>
        <table:table-row table:style-name="ro1">
          <table:table-cell office:value-type="float" office:value="347" table:style-name="ce8">
            <text:p>347</text:p>
          </table:table-cell>
          <table:table-cell office:value-type="string" table:style-name="ce1">
            <text:p>/wiki/Sum_of_squares</text:p>
          </table:table-cell>
          <table:table-cell table:number-columns-repeated="16382"/>
        </table:table-row>
        <table:table-row table:style-name="ro1">
          <table:table-cell office:value-type="float" office:value="348" table:style-name="ce8">
            <text:p>348</text:p>
          </table:table-cell>
          <table:table-cell office:value-type="string" table:style-name="ce1">
            <text:p>/wiki/Symmetric_difference</text:p>
          </table:table-cell>
          <table:table-cell table:number-columns-repeated="16382"/>
        </table:table-row>
        <table:table-row table:style-name="ro1">
          <table:table-cell office:value-type="float" office:value="349" table:style-name="ce8">
            <text:p>349</text:p>
          </table:table-cell>
          <table:table-cell office:value-type="string" table:style-name="ce1">
            <text:p>/wiki/System_time</text:p>
          </table:table-cell>
          <table:table-cell table:number-columns-repeated="16382"/>
        </table:table-row>
        <table:table-row table:style-name="ro1">
          <table:table-cell office:value-type="float" office:value="350" table:style-name="ce8">
            <text:p>350</text:p>
          </table:table-cell>
          <table:table-cell office:value-type="string" table:style-name="ce1">
            <text:p>/wiki/Take_notes_on_the_command_line</text:p>
          </table:table-cell>
          <table:table-cell table:number-columns-repeated="16382"/>
        </table:table-row>
        <table:table-row table:style-name="ro1">
          <table:table-cell office:value-type="float" office:value="351" table:style-name="ce8">
            <text:p>351</text:p>
          </table:table-cell>
          <table:table-cell office:value-type="string" table:style-name="ce1">
            <text:p>/wiki/Temperature_conversion</text:p>
          </table:table-cell>
          <table:table-cell table:number-columns-repeated="16382"/>
        </table:table-row>
        <table:table-row table:style-name="ro1">
          <table:table-cell office:value-type="float" office:value="352" table:style-name="ce8">
            <text:p>352</text:p>
          </table:table-cell>
          <table:table-cell office:value-type="string" table:style-name="ce1">
            <text:p>/wiki/Terminal_control/Ringing_the_terminal_bell</text:p>
          </table:table-cell>
          <table:table-cell table:number-columns-repeated="16382"/>
        </table:table-row>
        <table:table-row table:style-name="ro1">
          <table:table-cell office:value-type="float" office:value="353" table:style-name="ce8">
            <text:p>353</text:p>
          </table:table-cell>
          <table:table-cell office:value-type="string" table:style-name="ce1">
            <text:p>/wiki/Ternary_logic</text:p>
          </table:table-cell>
          <table:table-cell table:number-columns-repeated="16382"/>
        </table:table-row>
        <table:table-row table:style-name="ro1">
          <table:table-cell office:value-type="float" office:value="354" table:style-name="ce8">
            <text:p>354</text:p>
          </table:table-cell>
          <table:table-cell office:value-type="string" table:style-name="ce1">
            <text:p>/wiki/Text_processing/Max_licenses_in_use</text:p>
          </table:table-cell>
          <table:table-cell table:number-columns-repeated="16382"/>
        </table:table-row>
        <table:table-row table:style-name="ro1">
          <table:table-cell office:value-type="float" office:value="355" table:style-name="ce8">
            <text:p>355</text:p>
          </table:table-cell>
          <table:table-cell office:value-type="string" table:style-name="ce1">
            <text:p>/wiki/The_Twelve_Days_of_Christmas</text:p>
          </table:table-cell>
          <table:table-cell table:number-columns-repeated="16382"/>
        </table:table-row>
        <table:table-row table:style-name="ro1">
          <table:table-cell office:value-type="float" office:value="356" table:style-name="ce8">
            <text:p>356</text:p>
          </table:table-cell>
          <table:table-cell office:value-type="string" table:style-name="ce1">
            <text:p>/wiki/Tic-tac-toe</text:p>
          </table:table-cell>
          <table:table-cell table:number-columns-repeated="16382"/>
        </table:table-row>
        <table:table-row table:style-name="ro1">
          <table:table-cell office:value-type="float" office:value="357" table:style-name="ce8">
            <text:p>357</text:p>
          </table:table-cell>
          <table:table-cell office:value-type="string" table:style-name="ce1">
            <text:p>/wiki/Time_a_function</text:p>
          </table:table-cell>
          <table:table-cell table:number-columns-repeated="16382"/>
        </table:table-row>
        <table:table-row table:style-name="ro1">
          <table:table-cell office:value-type="float" office:value="358" table:style-name="ce8">
            <text:p>358</text:p>
          </table:table-cell>
          <table:table-cell office:value-type="string" table:style-name="ce1">
            <text:p>/wiki/Tokenize_a_string</text:p>
          </table:table-cell>
          <table:table-cell table:number-columns-repeated="16382"/>
        </table:table-row>
        <table:table-row table:style-name="ro1">
          <table:table-cell office:value-type="float" office:value="359" table:style-name="ce8">
            <text:p>359</text:p>
          </table:table-cell>
          <table:table-cell office:value-type="string" table:style-name="ce1">
            <text:p>/wiki/Top_rank_per_group</text:p>
          </table:table-cell>
          <table:table-cell table:number-columns-repeated="16382"/>
        </table:table-row>
        <table:table-row table:style-name="ro1">
          <table:table-cell office:value-type="float" office:value="360" table:style-name="ce8">
            <text:p>360</text:p>
          </table:table-cell>
          <table:table-cell office:value-type="string" table:style-name="ce1">
            <text:p>/wiki/Towers_of_Hanoi</text:p>
          </table:table-cell>
          <table:table-cell table:number-columns-repeated="16382"/>
        </table:table-row>
        <table:table-row table:style-name="ro1">
          <table:table-cell office:value-type="float" office:value="361" table:style-name="ce8">
            <text:p>361</text:p>
          </table:table-cell>
          <table:table-cell office:value-type="string" table:style-name="ce1">
            <text:p>/wiki/Tree_traversal</text:p>
          </table:table-cell>
          <table:table-cell table:number-columns-repeated="16382"/>
        </table:table-row>
        <table:table-row table:style-name="ro1">
          <table:table-cell office:value-type="float" office:value="362" table:style-name="ce8">
            <text:p>362</text:p>
          </table:table-cell>
          <table:table-cell office:value-type="string" table:style-name="ce1">
            <text:p>/wiki/Trigonometric_functions</text:p>
          </table:table-cell>
          <table:table-cell table:number-columns-repeated="16382"/>
        </table:table-row>
        <table:table-row table:style-name="ro1">
          <table:table-cell office:value-type="float" office:value="363" table:style-name="ce8">
            <text:p>363</text:p>
          </table:table-cell>
          <table:table-cell office:value-type="string" table:style-name="ce1">
            <text:p>/wiki/Twelve_statements</text:p>
          </table:table-cell>
          <table:table-cell table:number-columns-repeated="16382"/>
        </table:table-row>
        <table:table-row table:style-name="ro1">
          <table:table-cell office:value-type="float" office:value="364" table:style-name="ce8">
            <text:p>364</text:p>
          </table:table-cell>
          <table:table-cell office:value-type="string" table:style-name="ce1">
            <text:p>/wiki/Unicode_variable_names</text:p>
          </table:table-cell>
          <table:table-cell table:number-columns-repeated="16382"/>
        </table:table-row>
        <table:table-row table:style-name="ro1">
          <table:table-cell office:value-type="float" office:value="365" table:style-name="ce8">
            <text:p>365</text:p>
          </table:table-cell>
          <table:table-cell office:value-type="string" table:style-name="ce1">
            <text:p>/wiki/URL_decoding</text:p>
          </table:table-cell>
          <table:table-cell table:number-columns-repeated="16382"/>
        </table:table-row>
        <table:table-row table:style-name="ro1">
          <table:table-cell office:value-type="float" office:value="366" table:style-name="ce8">
            <text:p>366</text:p>
          </table:table-cell>
          <table:table-cell office:value-type="string" table:style-name="ce1">
            <text:p>/wiki/URL_encoding</text:p>
          </table:table-cell>
          <table:table-cell table:number-columns-repeated="16382"/>
        </table:table-row>
        <table:table-row table:style-name="ro1">
          <table:table-cell office:value-type="float" office:value="367" table:style-name="ce8">
            <text:p>367</text:p>
          </table:table-cell>
          <table:table-cell office:value-type="string" table:style-name="ce1">
            <text:p>/wiki/User_input/Text</text:p>
          </table:table-cell>
          <table:table-cell table:number-columns-repeated="16382"/>
        </table:table-row>
        <table:table-row table:style-name="ro1">
          <table:table-cell office:value-type="float" office:value="368" table:style-name="ce8">
            <text:p>368</text:p>
          </table:table-cell>
          <table:table-cell office:value-type="string" table:style-name="ce1">
            <text:p>/wiki/Validate_International_Securities_Identification_Number</text:p>
          </table:table-cell>
          <table:table-cell table:number-columns-repeated="16382"/>
        </table:table-row>
        <table:table-row table:style-name="ro1">
          <table:table-cell office:value-type="float" office:value="369" table:style-name="ce8">
            <text:p>369</text:p>
          </table:table-cell>
          <table:table-cell office:value-type="string" table:style-name="ce1">
            <text:p>/wiki/Variable-length_quantity</text:p>
          </table:table-cell>
          <table:table-cell table:number-columns-repeated="16382"/>
        </table:table-row>
        <table:table-row table:style-name="ro1">
          <table:table-cell office:value-type="float" office:value="370" table:style-name="ce8">
            <text:p>370</text:p>
          </table:table-cell>
          <table:table-cell office:value-type="string" table:style-name="ce1">
            <text:p>/wiki/Variadic_function</text:p>
          </table:table-cell>
          <table:table-cell table:number-columns-repeated="16382"/>
        </table:table-row>
        <table:table-row table:style-name="ro1">
          <table:table-cell office:value-type="float" office:value="371" table:style-name="ce8">
            <text:p>371</text:p>
          </table:table-cell>
          <table:table-cell office:value-type="string" table:style-name="ce1">
            <text:p>/wiki/Vector_products</text:p>
          </table:table-cell>
          <table:table-cell table:number-columns-repeated="16382"/>
        </table:table-row>
        <table:table-row table:style-name="ro1">
          <table:table-cell office:value-type="float" office:value="372" table:style-name="ce8">
            <text:p>372</text:p>
          </table:table-cell>
          <table:table-cell office:value-type="string" table:style-name="ce1">
            <text:p>/wiki/Walk_a_directory/Non-recursively</text:p>
          </table:table-cell>
          <table:table-cell table:number-columns-repeated="16382"/>
        </table:table-row>
        <table:table-row table:style-name="ro1">
          <table:table-cell office:value-type="float" office:value="373" table:style-name="ce8">
            <text:p>373</text:p>
          </table:table-cell>
          <table:table-cell office:value-type="string" table:style-name="ce1">
            <text:p>/wiki/Walk_a_directory/Recursively</text:p>
          </table:table-cell>
          <table:table-cell table:number-columns-repeated="16382"/>
        </table:table-row>
        <table:table-row table:style-name="ro1">
          <table:table-cell office:value-type="float" office:value="374" table:style-name="ce8">
            <text:p>374</text:p>
          </table:table-cell>
          <table:table-cell office:value-type="string" table:style-name="ce1">
            <text:p>/wiki/Water_collected_between_towers</text:p>
          </table:table-cell>
          <table:table-cell table:number-columns-repeated="16382"/>
        </table:table-row>
        <table:table-row table:style-name="ro1">
          <table:table-cell office:value-type="float" office:value="375" table:style-name="ce8">
            <text:p>375</text:p>
          </table:table-cell>
          <table:table-cell office:value-type="string" table:style-name="ce1">
            <text:p>/wiki/Web_scraping</text:p>
          </table:table-cell>
          <table:table-cell table:number-columns-repeated="16382"/>
        </table:table-row>
        <table:table-row table:style-name="ro1">
          <table:table-cell office:value-type="float" office:value="376" table:style-name="ce8">
            <text:p>376</text:p>
          </table:table-cell>
          <table:table-cell office:value-type="string" table:style-name="ce1">
            <text:p>/wiki/Window_creation</text:p>
          </table:table-cell>
          <table:table-cell table:number-columns-repeated="16382"/>
        </table:table-row>
        <table:table-row table:style-name="ro1">
          <table:table-cell office:value-type="float" office:value="377" table:style-name="ce8">
            <text:p>377</text:p>
          </table:table-cell>
          <table:table-cell office:value-type="string" table:style-name="ce1">
            <text:p>/wiki/Window_creation/X11</text:p>
          </table:table-cell>
          <table:table-cell table:number-columns-repeated="16382"/>
        </table:table-row>
        <table:table-row table:style-name="ro1">
          <table:table-cell office:value-type="float" office:value="378" table:style-name="ce8">
            <text:p>378</text:p>
          </table:table-cell>
          <table:table-cell office:value-type="string" table:style-name="ce1">
            <text:p>/wiki/Word_wrap</text:p>
          </table:table-cell>
          <table:table-cell table:number-columns-repeated="16382"/>
        </table:table-row>
        <table:table-row table:style-name="ro1">
          <table:table-cell office:value-type="float" office:value="379" table:style-name="ce8">
            <text:p>379</text:p>
          </table:table-cell>
          <table:table-cell office:value-type="string" table:style-name="ce1">
            <text:p>/wiki/Write_entire_file</text:p>
          </table:table-cell>
          <table:table-cell table:number-columns-repeated="16382"/>
        </table:table-row>
        <table:table-row table:style-name="ro1">
          <table:table-cell office:value-type="float" office:value="380" table:style-name="ce8">
            <text:p>380</text:p>
          </table:table-cell>
          <table:table-cell office:value-type="string" table:style-name="ce1">
            <text:p>/wiki/Write_language_name_in_3D_ASCII</text:p>
          </table:table-cell>
          <table:table-cell table:number-columns-repeated="16382"/>
        </table:table-row>
        <table:table-row table:style-name="ro1">
          <table:table-cell office:value-type="float" office:value="381" table:style-name="ce8">
            <text:p>381</text:p>
          </table:table-cell>
          <table:table-cell office:value-type="string" table:style-name="ce1">
            <text:p>/wiki/XML/DOM_serialization</text:p>
          </table:table-cell>
          <table:table-cell table:number-columns-repeated="16382"/>
        </table:table-row>
        <table:table-row table:style-name="ro1">
          <table:table-cell office:value-type="float" office:value="382" table:style-name="ce8">
            <text:p>382</text:p>
          </table:table-cell>
          <table:table-cell office:value-type="string" table:style-name="ce1">
            <text:p>/wiki/XML/Input</text:p>
          </table:table-cell>
          <table:table-cell table:number-columns-repeated="16382"/>
        </table:table-row>
        <table:table-row table:style-name="ro1">
          <table:table-cell office:value-type="float" office:value="383" table:style-name="ce8">
            <text:p>383</text:p>
          </table:table-cell>
          <table:table-cell office:value-type="string" table:style-name="ce1">
            <text:p>/wiki/XML/Output</text:p>
          </table:table-cell>
          <table:table-cell table:number-columns-repeated="16382"/>
        </table:table-row>
        <table:table-row table:style-name="ro1">
          <table:table-cell office:value-type="float" office:value="384" table:style-name="ce8">
            <text:p>384</text:p>
          </table:table-cell>
          <table:table-cell office:value-type="string" table:style-name="ce1">
            <text:p>/wiki/XML/XPath</text:p>
          </table:table-cell>
          <table:table-cell table:number-columns-repeated="16382"/>
        </table:table-row>
        <table:table-row table:style-name="ro1">
          <table:table-cell office:value-type="float" office:value="385" table:style-name="ce8">
            <text:p>385</text:p>
          </table:table-cell>
          <table:table-cell office:value-type="string" table:style-name="ce1">
            <text:p>/wiki/Y_combinator</text:p>
          </table:table-cell>
          <table:table-cell table:number-columns-repeated="16382"/>
        </table:table-row>
        <table:table-row table:style-name="ro1">
          <table:table-cell office:value-type="float" office:value="386" table:style-name="ce8">
            <text:p>386</text:p>
          </table:table-cell>
          <table:table-cell office:value-type="string" table:style-name="ce1">
            <text:p>/wiki/Zero_to_the_zero_power</text:p>
          </table:table-cell>
          <table:table-cell table:number-columns-repeated="16382"/>
        </table:table-row>
        <table:table-row table:style-name="ro1">
          <table:table-cell office:value-type="float" office:value="387" table:style-name="ce8">
            <text:p>387</text:p>
          </table:table-cell>
          <table:table-cell office:value-type="string" table:style-name="ce1">
            <text:p>/wiki/Zhang-Suen_thinning_algorithm</text:p>
          </table:table-cell>
          <table:table-cell table:number-columns-repeated="16382"/>
        </table:table-row>
        <table:table-row table:style-name="ro1">
          <table:table-cell office:value-type="float" office:value="388" table:style-name="ce8">
            <text:p>388</text:p>
          </table:table-cell>
          <table:table-cell office:value-type="string" table:style-name="ce1">
            <text:p>/wiki/Zig-zag_matrix</text:p>
          </table:table-cell>
          <table:table-cell table:number-columns-repeated="16382"/>
        </table:table-row>
        <table:table-row table:number-rows-repeated="1048187" table:style-name="ro1">
          <table:table-cell table:number-columns-repeated="16384"/>
        </table:table-row>
      </table:table>
      <table:table table:name="groovy-not-in-java" table:style-name="ta1">
        <table:table-column table:style-name="co11" table:default-cell-style-name="ce5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Dynamic_variable_names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Here_document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Multiline_shebang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Ordered_Partitions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Speech_synthesi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missing_groovy_(but_java)" table:style-name="ta3">
        <table:table-column table:style-name="co9" table:default-cell-style-name="ce5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examples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/wiki/15_Puzzle_Game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/wiki/2048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/wiki/24_game/Solve</text:p>
          </table:table-cell>
          <table:table-cell table:number-columns-repeated="1638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/wiki/4-rings_or_4-squares_puzzle</text:p>
          </table:table-cell>
          <table:table-cell table:number-columns-repeated="1638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/wiki/Active_Directory/Connect</text:p>
          </table:table-cell>
          <table:table-cell table:number-columns-repeated="16382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2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/wiki/Active_object</text:p>
          </table:table-cell>
          <table:table-cell table:number-columns-repeated="16382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/wiki/Address_of_a_variable</text:p>
          </table:table-cell>
          <table:table-cell table:number-columns-repeated="16382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/wiki/AKS_test_for_primes</text:p>
          </table:table-cell>
          <table:table-cell table:number-columns-repeated="16382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2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/wiki/Amicable_pairs</text:p>
          </table:table-cell>
          <table:table-cell table:number-columns-repeated="16382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/wiki/Angle_difference_between_two_bearings</text:p>
          </table:table-cell>
          <table:table-cell table:number-columns-repeated="16382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/wiki/Animate_a_pendulum</text:p>
          </table:table-cell>
          <table:table-cell table:number-columns-repeated="16382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/wiki/Anima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/wiki/Archimedean_spiral</text:p>
          </table:table-cell>
          <table:table-cell table:number-columns-repeated="16382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2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/wiki/Aspect_Oriented_Programming</text:p>
          </table:table-cell>
          <table:table-cell table:number-columns-repeated="16382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/wiki/Assertions_in_design_by_contract</text:p>
          </table:table-cell>
          <table:table-cell table:number-columns-repeated="16382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/wiki/AudioAlarm</text:p>
          </table:table-cell>
          <table:table-cell table:number-columns-repeated="16382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/wiki/Average_loop_length</text:p>
          </table:table-cell>
          <table:table-cell table:number-columns-repeated="1638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/wiki/AVL_tree</text:p>
          </table:table-cell>
          <table:table-cell table:number-columns-repeated="16382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/wiki/Barnsley_fern</text:p>
          </table:table-cell>
          <table:table-cell table:number-columns-repeated="16382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/wiki/Base64_encode_data</text:p>
          </table:table-cell>
          <table:table-cell table:number-columns-repeated="16382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/wiki/Benford%27s_law</text:p>
          </table:table-cell>
          <table:table-cell table:number-columns-repeated="16382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/wiki/Bernoulli_numbers</text:p>
          </table:table-cell>
          <table:table-cell table:number-columns-repeated="16382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/wiki/Binary_strings</text:p>
          </table:table-cell>
          <table:table-cell table:number-columns-repeated="1638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/wiki/Birthday_problem</text:p>
          </table:table-cell>
          <table:table-cell table:number-columns-repeated="16382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/wiki/Bitcoin/address_validation</text:p>
          </table:table-cell>
          <table:table-cell table:number-columns-repeated="16382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/wiki/Bitmap</text:p>
          </table:table-cell>
          <table:table-cell table:number-columns-repeated="1638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/wiki/Bitmap/Bresenham%27s_line_algorithm</text:p>
          </table:table-cell>
          <table:table-cell table:number-columns-repeated="16382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/wiki/Bitmap/Flood_fill</text:p>
          </table:table-cell>
          <table:table-cell table:number-columns-repeated="16382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/wiki/Bitmap/Histogram</text:p>
          </table:table-cell>
          <table:table-cell table:number-columns-repeated="16382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/wiki/Bitmap/Midpoint_circle_algorithm</text:p>
          </table:table-cell>
          <table:table-cell table:number-columns-repeated="16382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/wiki/Boids</text:p>
          </table:table-cell>
          <table:table-cell table:number-columns-repeated="16382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/wiki/Brace_expansion</text:p>
          </table:table-cell>
          <table:table-cell table:number-columns-repeated="16382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/wiki/Break_OO_privacy</text:p>
          </table:table-cell>
          <table:table-cell table:number-columns-repeated="16382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/wiki/Brownian_tree</text:p>
          </table:table-cell>
          <table:table-cell table:number-columns-repeated="16382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/wiki/Bulls_and_cows</text:p>
          </table:table-cell>
          <table:table-cell table:number-columns-repeated="16382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/wiki/Calendar</text:p>
          </table:table-cell>
          <table:table-cell table:number-columns-repeated="16382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/wiki/Call_a_foreign-language_function</text:p>
          </table:table-cell>
          <table:table-cell table:number-columns-repeated="1638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/wiki/Call_a_function</text:p>
          </table:table-cell>
          <table:table-cell table:number-columns-repeated="16382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2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/wiki/Call_an_object_method</text:p>
          </table:table-cell>
          <table:table-cell table:number-columns-repeated="16382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/wiki/Card_shuffles</text:p>
          </table:table-cell>
          <table:table-cell table:number-columns-repeated="16382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/wiki/Carmichael_3_strong_pseudoprimes</text:p>
          </table:table-cell>
          <table:table-cell table:number-columns-repeated="16382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/wiki/Casting_out_nines</text:p>
          </table:table-cell>
          <table:table-cell table:number-columns-repeated="16382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/wiki/Chaos_game</text:p>
          </table:table-cell>
          <table:table-cell table:number-columns-repeated="16382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/wiki/Chat_server</text:p>
          </table:table-cell>
          <table:table-cell table:number-columns-repeated="1638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/wiki/Chebyshev_coefficients</text:p>
          </table:table-cell>
          <table:table-cell table:number-columns-repeated="16382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/wiki/Checkpoint_synchronization</text:p>
          </table:table-cell>
          <table:table-cell table:number-columns-repeated="16382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/wiki/Chinese_remainder_theorem</text:p>
          </table:table-cell>
          <table:table-cell table:number-columns-repeated="16382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/wiki/Chinese_zodiac</text:p>
          </table:table-cell>
          <table:table-cell table:number-columns-repeated="16382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/wiki/Cholesky_decomposition</text:p>
          </table:table-cell>
          <table:table-cell table:number-columns-repeated="16382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/wiki/Color_of_a_screen_pixel</text:p>
          </table:table-cell>
          <table:table-cell table:number-columns-repeated="16382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/wiki/Colour_bars/Display</text:p>
          </table:table-cell>
          <table:table-cell table:number-columns-repeated="16382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/wiki/Colour_pinstripe/Display</text:p>
          </table:table-cell>
          <table:table-cell table:number-columns-repeated="16382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/wiki/Combinations_with_repetitions</text:p>
          </table:table-cell>
          <table:table-cell table:number-columns-repeated="16382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/wiki/Commatizing_numbers</text:p>
          </table:table-cell>
          <table:table-cell table:number-columns-repeated="16382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/wiki/Compare_a_list_of_strings</text:p>
          </table:table-cell>
          <table:table-cell table:number-columns-repeated="16382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/wiki/Conditional_structures</text:p>
          </table:table-cell>
          <table:table-cell table:number-columns-repeated="16382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/wiki/Constrained_genericity</text:p>
          </table:table-cell>
          <table:table-cell table:number-columns-repeated="16382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/wiki/Constrained_random_points_on_a_circle</text:p>
          </table:table-cell>
          <table:table-cell table:number-columns-repeated="16382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/wiki/Continued_fraction</text:p>
          </table:table-cell>
          <table:table-cell table:number-columns-repeated="16382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/wiki/Convert_decimal_number_to_rational</text:p>
          </table:table-cell>
          <table:table-cell table:number-columns-repeated="16382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/wiki/Convert_seconds_to_compound_duration</text:p>
          </table:table-cell>
          <table:table-cell table:number-columns-repeated="16382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/wiki/Currency</text:p>
          </table:table-cell>
          <table:table-cell table:number-columns-repeated="16382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/wiki/CUSIP</text:p>
          </table:table-cell>
          <table:table-cell table:number-columns-repeated="16382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/wiki/Cut_a_rectangle</text:p>
          </table:table-cell>
          <table:table-cell table:number-columns-repeated="16382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/wiki/Cycle_detection</text:p>
          </table:table-cell>
          <table:table-cell table:number-columns-repeated="16382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/wiki/Deal_cards_for_FreeCell</text:p>
          </table:table-cell>
          <table:table-cell table:number-columns-repeated="16382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/wiki/Death_Star</text:p>
          </table:table-cell>
          <table:table-cell table:number-columns-repeated="16382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/wiki/Deconvolution/1D</text:p>
          </table:table-cell>
          <table:table-cell table:number-columns-repeated="16382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/wiki/Define_a_primitive_data_type</text:p>
          </table:table-cell>
          <table:table-cell table:number-columns-repeated="16382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/wiki/Delegates</text:p>
          </table:table-cell>
          <table:table-cell table:number-columns-repeated="16382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/wiki/Deming%27s_Funnel</text:p>
          </table:table-cell>
          <table:table-cell table:number-columns-repeated="16382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/wiki/Determine_if_only_one_instance_is_running</text:p>
          </table:table-cell>
          <table:table-cell table:number-columns-repeated="16382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/wiki/Dice_game_probabilities</text:p>
          </table:table-cell>
          <table:table-cell table:number-columns-repeated="16382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/wiki/Digital_root</text:p>
          </table:table-cell>
          <table:table-cell table:number-columns-repeated="1638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/wiki/Digital_root/Multiplicative_digital_root</text:p>
          </table:table-cell>
          <table:table-cell table:number-columns-repeated="16382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/wiki/Dijkstra%27s_algorithm</text:p>
          </table:table-cell>
          <table:table-cell table:number-columns-repeated="16382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/wiki/Dinesman%27s_multiple-dwelling_problem</text:p>
          </table:table-cell>
          <table:table-cell table:number-columns-repeated="16382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/wiki/Discordian_date</text:p>
          </table:table-cell>
          <table:table-cell table:number-columns-repeated="16382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/wiki/Documentation</text:p>
          </table:table-cell>
          <table:table-cell table:number-columns-repeated="16382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/wiki/Doubly-linked_list/Element_definition</text:p>
          </table:table-cell>
          <table:table-cell table:number-columns-repeated="16382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/wiki/Doubly-linked_list/Traversal</text:p>
          </table:table-cell>
          <table:table-cell table:number-columns-repeated="16382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/wiki/Dragon_curve</text:p>
          </table:table-cell>
          <table:table-cell table:number-columns-repeated="16382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/wiki/Draw_a_clock</text:p>
          </table:table-cell>
          <table:table-cell table:number-columns-repeated="16382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/wiki/Draw_a_cuboid</text:p>
          </table:table-cell>
          <table:table-cell table:number-columns-repeated="16382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/wiki/Draw_a_rotating_cube</text:p>
          </table:table-cell>
          <table:table-cell table:number-columns-repeated="16382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/wiki/Draw_a_sphere</text:p>
          </table:table-cell>
          <table:table-cell table:number-columns-repeated="16382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/wiki/Dutch_national_flag_problem</text:p>
          </table:table-cell>
          <table:table-cell table:number-columns-repeated="16382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/wiki/Echo_server</text:p>
          </table:table-cell>
          <table:table-cell table:number-columns-repeated="16382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/wiki/Egyptian_division</text:p>
          </table:table-cell>
          <table:table-cell table:number-columns-repeated="16382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/wiki/Element-wise_operations</text:p>
          </table:table-cell>
          <table:table-cell table:number-columns-repeated="16382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/wiki/Elementary_cellular_automaton</text:p>
          </table:table-cell>
          <table:table-cell table:number-columns-repeated="16382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/wiki/Elliptic_curve_arithmetic</text:p>
          </table:table-cell>
          <table:table-cell table:number-columns-repeated="16382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/wiki/Emirp_primes</text:p>
          </table:table-cell>
          <table:table-cell table:number-columns-repeated="16382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/wiki/Enforced_immutability</text:p>
          </table:table-cell>
          <table:table-cell table:number-columns-repeated="16382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/wiki/Equilibrium_index</text:p>
          </table:table-cell>
          <table:table-cell table:number-columns-repeated="16382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/wiki/Ethiopian_multiplication</text:p>
          </table:table-cell>
          <table:table-cell table:number-columns-repeated="16382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/wiki/Euler%27s_sum_of_powers_conjecture</text:p>
          </table:table-cell>
          <table:table-cell table:number-columns-repeated="16382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/wiki/Evolutionary_algorithm</text:p>
          </table:table-cell>
          <table:table-cell table:number-columns-repeated="16382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/wiki/Exceptions</text:p>
          </table:table-cell>
          <table:table-cell table:number-columns-repeated="16382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/wiki/Exceptions/Catch_an_exception_thrown_in_a_nested_call</text:p>
          </table:table-cell>
          <table:table-cell table:number-columns-repeated="16382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/wiki/Execute_HQ9%2B</text:p>
          </table:table-cell>
          <table:table-cell table:number-columns-repeated="16382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/wiki/Execute_SNUSP</text:p>
          </table:table-cell>
          <table:table-cell table:number-columns-repeated="16382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/wiki/Exponentiation_operator</text:p>
          </table:table-cell>
          <table:table-cell table:number-columns-repeated="16382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/wiki/Exponentiation_order</text:p>
          </table:table-cell>
          <table:table-cell table:number-columns-repeated="16382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/wiki/Extract_file_extension</text:p>
          </table:table-cell>
          <table:table-cell table:number-columns-repeated="16382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/wiki/Factors_of_a_Mersenne_number</text:p>
          </table:table-cell>
          <table:table-cell table:number-columns-repeated="16382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/wiki/Farey_sequence</text:p>
          </table:table-cell>
          <table:table-cell table:number-columns-repeated="16382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/wiki/Fast_Fourier_transform</text:p>
          </table:table-cell>
          <table:table-cell table:number-columns-repeated="16382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/wiki/FASTA_format</text:p>
          </table:table-cell>
          <table:table-cell table:number-columns-repeated="16382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/wiki/Fibonacci_word</text:p>
          </table:table-cell>
          <table:table-cell table:number-columns-repeated="16382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/wiki/Fibonacci_word/fractal</text:p>
          </table:table-cell>
          <table:table-cell table:number-columns-repeated="16382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2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/wiki/File_modification_time</text:p>
          </table:table-cell>
          <table:table-cell table:number-columns-repeated="16382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/wiki/Find_first_and_last_set_bit_of_a_long_integer</text:p>
          </table:table-cell>
          <table:table-cell table:number-columns-repeated="1638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2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2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2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2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/wiki/Finite_state_machine</text:p>
          </table:table-cell>
          <table:table-cell table:number-columns-repeated="16382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/wiki/Flipping_bits_game</text:p>
          </table:table-cell>
          <table:table-cell table:number-columns-repeated="16382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/wiki/Flow-control_structures</text:p>
          </table:table-cell>
          <table:table-cell table:number-columns-repeated="16382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/wiki/Floyd%27s_triangle</text:p>
          </table:table-cell>
          <table:table-cell table:number-columns-repeated="16382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/wiki/Floyd-Warshall_algorithm</text:p>
          </table:table-cell>
          <table:table-cell table:number-columns-repeated="16382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/wiki/Forest_fire</text:p>
          </table:table-cell>
          <table:table-cell table:number-columns-repeated="1638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/wiki/Formal_power_series</text:p>
          </table:table-cell>
          <table:table-cell table:number-columns-repeated="16382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/wiki/Forward_difference</text:p>
          </table:table-cell>
          <table:table-cell table:number-columns-repeated="16382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/wiki/Four_bit_adder</text:p>
          </table:table-cell>
          <table:table-cell table:number-columns-repeated="16382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/wiki/Fractal_tree</text:p>
          </table:table-cell>
          <table:table-cell table:number-columns-repeated="16382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/wiki/Fractran</text:p>
          </table:table-cell>
          <table:table-cell table:number-columns-repeated="16382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/wiki/Free_polyominoes_enumeration</text:p>
          </table:table-cell>
          <table:table-cell table:number-columns-repeated="16382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/wiki/Galton_box_animation</text:p>
          </table:table-cell>
          <table:table-cell table:number-columns-repeated="16382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/wiki/Generate_Chess960_starting_position</text:p>
          </table:table-cell>
          <table:table-cell table:number-columns-repeated="16382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/wiki/Generate_random_chess_position</text:p>
          </table:table-cell>
          <table:table-cell table:number-columns-repeated="16382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/wiki/Generator/Exponential</text:p>
          </table:table-cell>
          <table:table-cell table:number-columns-repeated="1638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/wiki/Get_system_command_output</text:p>
          </table:table-cell>
          <table:table-cell table:number-columns-repeated="16382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/wiki/Globally_replace_text_in_several_files</text:p>
          </table:table-cell>
          <table:table-cell table:number-columns-repeated="16382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/wiki/Go_Fish</text:p>
          </table:table-cell>
          <table:table-cell table:number-columns-repeated="16382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/wiki/Grayscale_image</text:p>
          </table:table-cell>
          <table:table-cell table:number-columns-repeated="16382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/wiki/Greatest_subsequential_sum</text:p>
          </table:table-cell>
          <table:table-cell table:number-columns-repeated="16382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/wiki/Greed</text:p>
          </table:table-cell>
          <table:table-cell table:number-columns-repeated="16382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/wiki/Greyscale_bars/Display</text:p>
          </table:table-cell>
          <table:table-cell table:number-columns-repeated="16382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/wiki/Guess_the_number/With_feedback_(player)</text:p>
          </table:table-cell>
          <table:table-cell table:number-columns-repeated="16382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/wiki/GUI_component_interaction</text:p>
          </table:table-cell>
          <table:table-cell table:number-columns-repeated="16382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/wiki/Hamming_numbers</text:p>
          </table:table-cell>
          <table:table-cell table:number-columns-repeated="16382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/wiki/Handle_a_signal</text:p>
          </table:table-cell>
          <table:table-cell table:number-columns-repeated="16382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/wiki/Hello_world/Web_server</text:p>
          </table:table-cell>
          <table:table-cell table:number-columns-repeated="16382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/wiki/Heronian_triangles</text:p>
          </table:table-cell>
          <table:table-cell table:number-columns-repeated="16382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/wiki/Hickerson_series_of_almost_integers</text:p>
          </table:table-cell>
          <table:table-cell table:number-columns-repeated="16382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/wiki/History_variables</text:p>
          </table:table-cell>
          <table:table-cell table:number-columns-repeated="16382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/wiki/Hofstadter_Figure-Figure_sequences</text:p>
          </table:table-cell>
          <table:table-cell table:number-columns-repeated="16382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/wiki/Hofstadter_Q_sequence</text:p>
          </table:table-cell>
          <table:table-cell table:number-columns-repeated="16382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/wiki/Hofstadter-Conway_$10,000_sequence</text:p>
          </table:table-cell>
          <table:table-cell table:number-columns-repeated="16382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/wiki/Holidays_related_to_Easter</text:p>
          </table:table-cell>
          <table:table-cell table:number-columns-repeated="16382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/wiki/Honeycombs</text:p>
          </table:table-cell>
          <table:table-cell table:number-columns-repeated="16382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/wiki/Horizontal_sundial_calculations</text:p>
          </table:table-cell>
          <table:table-cell table:number-columns-repeated="16382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/wiki/Hough_transform</text:p>
          </table:table-cell>
          <table:table-cell table:number-columns-repeated="16382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/wiki/Hunt_The_Wumpus</text:p>
          </table:table-cell>
          <table:table-cell table:number-columns-repeated="16382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/wiki/I_before_E_except_after_C</text:p>
          </table:table-cell>
          <table:table-cell table:number-columns-repeated="16382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/wiki/Idiomatically_determine_all_the_characters_that_can_be_used_for_symbols</text:p>
          </table:table-cell>
          <table:table-cell table:number-columns-repeated="16382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/wiki/Idiomatically_determine_all_the_lowercase_and_uppercase_letters</text:p>
          </table:table-cell>
          <table:table-cell table:number-columns-repeated="16382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/wiki/Image_convolution</text:p>
          </table:table-cell>
          <table:table-cell table:number-columns-repeated="16382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/wiki/Image_noise</text:p>
          </table:table-cell>
          <table:table-cell table:number-columns-repeated="16382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/wiki/Implicit_type_conversion</text:p>
          </table:table-cell>
          <table:table-cell table:number-columns-repeated="16382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/wiki/Include_a_file</text:p>
          </table:table-cell>
          <table:table-cell table:number-columns-repeated="16382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/wiki/Index_finite_lists_of_positive_integers</text:p>
          </table:table-cell>
          <table:table-cell table:number-columns-repeated="16382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/wiki/Inheritance/Multiple</text:p>
          </table:table-cell>
          <table:table-cell table:number-columns-repeated="16382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/wiki/Input/Output_for_Lines_of_Text</text:p>
          </table:table-cell>
          <table:table-cell table:number-columns-repeated="16382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/wiki/Input/Output_for_Pairs_of_Numbers</text:p>
          </table:table-cell>
          <table:table-cell table:number-columns-repeated="16382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/wiki/Integer_overflow</text:p>
          </table:table-cell>
          <table:table-cell table:number-columns-repeated="16382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/wiki/Integer_sequence</text:p>
          </table:table-cell>
          <table:table-cell table:number-columns-repeated="16382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/wiki/Introspection</text:p>
          </table:table-cell>
          <table:table-cell table:number-columns-repeated="16382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/wiki/Inverted_index</text:p>
          </table:table-cell>
          <table:table-cell table:number-columns-repeated="16382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/wiki/Inverted_syntax</text:p>
          </table:table-cell>
          <table:table-cell table:number-columns-repeated="16382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/wiki/Iterated_digits_squaring</text:p>
          </table:table-cell>
          <table:table-cell table:number-columns-repeated="16382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/wiki/Jaro_distance</text:p>
          </table:table-cell>
          <table:table-cell table:number-columns-repeated="16382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/wiki/JortSort</text:p>
          </table:table-cell>
          <table:table-cell table:number-columns-repeated="16382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/wiki/Julia_set</text:p>
          </table:table-cell>
          <table:table-cell table:number-columns-repeated="16382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/wiki/Jump_anywhere</text:p>
          </table:table-cell>
          <table:table-cell table:number-columns-repeated="16382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/wiki/Kaprekar_numbers</text:p>
          </table:table-cell>
          <table:table-cell table:number-columns-repeated="16382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/wiki/Keyboard_input/Keypress_check</text:p>
          </table:table-cell>
          <table:table-cell table:number-columns-repeated="16382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/wiki/Keyboard_macros</text:p>
          </table:table-cell>
          <table:table-cell table:number-columns-repeated="16382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string" table:style-name="ce1">
            <text:p>/wiki/Knight%27s_tour</text:p>
          </table:table-cell>
          <table:table-cell table:number-columns-repeated="16382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/wiki/Knuth%27s_algorithm_S</text:p>
          </table:table-cell>
          <table:table-cell table:number-columns-repeated="16382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/wiki/Langton%27s_ant</text:p>
          </table:table-cell>
          <table:table-cell table:number-columns-repeated="16382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/wiki/Last_letter-first_letter</text:p>
          </table:table-cell>
          <table:table-cell table:number-columns-repeated="16382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/wiki/Left_factorials</text:p>
          </table:table-cell>
          <table:table-cell table:number-columns-repeated="16382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/wiki/Leonardo_numbers</text:p>
          </table:table-cell>
          <table:table-cell table:number-columns-repeated="16382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/wiki/Levenshtein_distance/Alignment</text:p>
          </table:table-cell>
          <table:table-cell table:number-columns-repeated="16382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/wiki/Linear_congruential_generator</text:p>
          </table:table-cell>
          <table:table-cell table:number-columns-repeated="16382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/wiki/List_comprehensions</text:p>
          </table:table-cell>
          <table:table-cell table:number-columns-repeated="16382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/wiki/Long_multiplication</text:p>
          </table:table-cell>
          <table:table-cell table:number-columns-repeated="16382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/wiki/Longest_common_prefix</text:p>
          </table:table-cell>
          <table:table-cell table:number-columns-repeated="16382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/wiki/Longest_Common_Substring</text:p>
          </table:table-cell>
          <table:table-cell table:number-columns-repeated="16382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/wiki/Longest_increasing_subsequence</text:p>
          </table:table-cell>
          <table:table-cell table:number-columns-repeated="16382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/wiki/LU_decomposition</text:p>
          </table:table-cell>
          <table:table-cell table:number-columns-repeated="1638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/wiki/Lucas-Lehmer_test</text:p>
          </table:table-cell>
          <table:table-cell table:number-columns-repeated="16382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/wiki/Ludic_numbers</text:p>
          </table:table-cell>
          <table:table-cell table:number-columns-repeated="16382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/wiki/Lychrel_numbers</text:p>
          </table:table-cell>
          <table:table-cell table:number-columns-repeated="16382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/wiki/MAC_Vendor_Lookup</text:p>
          </table:table-cell>
          <table:table-cell table:number-columns-repeated="16382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/wiki/Mad_Libs</text:p>
          </table:table-cell>
          <table:table-cell table:number-columns-repeated="16382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/wiki/Magic_squares_of_doubly_even_order</text:p>
          </table:table-cell>
          <table:table-cell table:number-columns-repeated="16382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/wiki/Magic_squares_of_odd_order</text:p>
          </table:table-cell>
          <table:table-cell table:number-columns-repeated="16382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2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/wiki/Make_a_backup_file</text:p>
          </table:table-cell>
          <table:table-cell table:number-columns-repeated="16382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/wiki/Make_directory_path</text:p>
          </table:table-cell>
          <table:table-cell table:number-columns-repeated="16382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/wiki/Mandelbrot_set</text:p>
          </table:table-cell>
          <table:table-cell table:number-columns-repeated="16382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/wiki/Matrix_arithmetic</text:p>
          </table:table-cell>
          <table:table-cell table:number-columns-repeated="16382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/wiki/Maximum_triangle_path_sum</text:p>
          </table:table-cell>
          <table:table-cell table:number-columns-repeated="16382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/wiki/Maze_generation</text:p>
          </table:table-cell>
          <table:table-cell table:number-columns-repeated="16382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/wiki/Maze_solving</text:p>
          </table:table-cell>
          <table:table-cell table:number-columns-repeated="16382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/wiki/MD4</text:p>
          </table:table-cell>
          <table:table-cell table:number-columns-repeated="16382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/wiki/MD5/Implementation</text:p>
          </table:table-cell>
          <table:table-cell table:number-columns-repeated="16382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/wiki/Memory_allocation</text:p>
          </table:table-cell>
          <table:table-cell table:number-columns-repeated="16382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/wiki/Menu</text:p>
          </table:table-cell>
          <table:table-cell table:number-columns-repeated="16382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/wiki/Metronome</text:p>
          </table:table-cell>
          <table:table-cell table:number-columns-repeated="16382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/wiki/Miller%E2%80%93Rabin_primality_test</text:p>
          </table:table-cell>
          <table:table-cell table:number-columns-repeated="16382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/wiki/Minesweeper_game</text:p>
          </table:table-cell>
          <table:table-cell table:number-columns-repeated="16382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/wiki/Modular_inverse</text:p>
          </table:table-cell>
          <table:table-cell table:number-columns-repeated="16382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/wiki/Monte_Carlo_methods</text:p>
          </table:table-cell>
          <table:table-cell table:number-columns-repeated="16382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/wiki/Monty_Hall_problem</text:p>
          </table:table-cell>
          <table:table-cell table:number-columns-repeated="16382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/wiki/Morpion_solitaire</text:p>
          </table:table-cell>
          <table:table-cell table:number-columns-repeated="16382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/wiki/Morse_code</text:p>
          </table:table-cell>
          <table:table-cell table:number-columns-repeated="16382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/wiki/Most_frequent_k_chars_distance</text:p>
          </table:table-cell>
          <table:table-cell table:number-columns-repeated="16382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/wiki/Move-to-front_algorithm</text:p>
          </table:table-cell>
          <table:table-cell table:number-columns-repeated="16382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/wiki/Multifactorial</text:p>
          </table:table-cell>
          <table:table-cell table:number-columns-repeated="16382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/wiki/Multisplit</text:p>
          </table:table-cell>
          <table:table-cell table:number-columns-repeated="16382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/wiki/Munchausen_numbers</text:p>
          </table:table-cell>
          <table:table-cell table:number-columns-repeated="16382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/wiki/Munching_squares</text:p>
          </table:table-cell>
          <table:table-cell table:number-columns-repeated="16382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/wiki/Mutex</text:p>
          </table:table-cell>
          <table:table-cell table:number-columns-repeated="16382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/wiki/N%27th</text:p>
          </table:table-cell>
          <table:table-cell table:number-columns-repeated="16382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/wiki/Named_parameters</text:p>
          </table:table-cell>
          <table:table-cell table:number-columns-repeated="16382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/wiki/Narcissistic_decimal_number</text:p>
          </table:table-cell>
          <table:table-cell table:number-columns-repeated="16382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/wiki/Nautical_bell</text:p>
          </table:table-cell>
          <table:table-cell table:number-columns-repeated="16382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/wiki/Negative_base_numbers</text:p>
          </table:table-cell>
          <table:table-cell table:number-columns-repeated="16382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/wiki/Nested_function</text:p>
          </table:table-cell>
          <table:table-cell table:number-columns-repeated="16382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/wiki/Non-continuous_subsequences</text:p>
          </table:table-cell>
          <table:table-cell table:number-columns-repeated="16382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/wiki/Non-decimal_radices/Input</text:p>
          </table:table-cell>
          <table:table-cell table:number-columns-repeated="16382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/wiki/Non-decimal_radices/Output</text:p>
          </table:table-cell>
          <table:table-cell table:number-columns-repeated="16382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/wiki/Nonoblock</text:p>
          </table:table-cell>
          <table:table-cell table:number-columns-repeated="16382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/wiki/Nonogram_solver</text:p>
          </table:table-cell>
          <table:table-cell table:number-columns-repeated="16382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/wiki/Null_object</text:p>
          </table:table-cell>
          <table:table-cell table:number-columns-repeated="16382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/wiki/Numeric_error_propagation</text:p>
          </table:table-cell>
          <table:table-cell table:number-columns-repeated="16382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/wiki/Numerical_integration/Gauss-Legendre_Quadrature</text:p>
          </table:table-cell>
          <table:table-cell table:number-columns-repeated="16382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/wiki/NYSIIS</text:p>
          </table:table-cell>
          <table:table-cell table:number-columns-repeated="16382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/wiki/Odd_word_problem</text:p>
          </table:table-cell>
          <table:table-cell table:number-columns-repeated="16382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/wiki/Old_lady_swallowed_a_fly</text:p>
          </table:table-cell>
          <table:table-cell table:number-columns-repeated="16382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/wiki/Old_Russian_measure_of_length</text:p>
          </table:table-cell>
          <table:table-cell table:number-columns-repeated="16382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/wiki/One_of_n_lines_in_a_file</text:p>
          </table:table-cell>
          <table:table-cell table:number-columns-repeated="16382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/wiki/OpenGL</text:p>
          </table:table-cell>
          <table:table-cell table:number-columns-repeated="16382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/wiki/Operator_precedence</text:p>
          </table:table-cell>
          <table:table-cell table:number-columns-repeated="16382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/wiki/Order_disjoint_list_items</text:p>
          </table:table-cell>
          <table:table-cell table:number-columns-repeated="1638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/wiki/Pangram_checker</text:p>
          </table:table-cell>
          <table:table-cell table:number-columns-repeated="16382"/>
        </table:table-row>
        <table:table-row table:style-name="ro1">
          <table:table-cell office:value-type="float" office:value="259" table:style-name="ce5">
            <text:p>259</text:p>
          </table:table-cell>
          <table:table-cell office:value-type="string" table:style-name="ce1">
            <text:p>/wiki/Paraffins</text:p>
          </table:table-cell>
          <table:table-cell table:number-columns-repeated="16382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string" table:style-name="ce1">
            <text:p>/wiki/Parallel_Brute_Force</text:p>
          </table:table-cell>
          <table:table-cell table:number-columns-repeated="16382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/wiki/Parallel_calculations</text:p>
          </table:table-cell>
          <table:table-cell table:number-columns-repeated="16382"/>
        </table:table-row>
        <table:table-row table:style-name="ro1">
          <table:table-cell office:value-type="float" office:value="262" table:style-name="ce5">
            <text:p>262</text:p>
          </table:table-cell>
          <table:table-cell office:value-type="string" table:style-name="ce1">
            <text:p>/wiki/Parametrized_SQL_statement</text:p>
          </table:table-cell>
          <table:table-cell table:number-columns-repeated="16382"/>
        </table:table-row>
        <table:table-row table:style-name="ro1">
          <table:table-cell office:value-type="float" office:value="263" table:style-name="ce5">
            <text:p>263</text:p>
          </table:table-cell>
          <table:table-cell office:value-type="string" table:style-name="ce1">
            <text:p>/wiki/Parse_an_IP_Address</text:p>
          </table:table-cell>
          <table:table-cell table:number-columns-repeated="16382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/wiki/Parsing/RPN_to_infix_conversion</text:p>
          </table:table-cell>
          <table:table-cell table:number-columns-repeated="16382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string" table:style-name="ce1">
            <text:p>/wiki/Parsing/Shunting-yard_algorithm</text:p>
          </table:table-cell>
          <table:table-cell table:number-columns-repeated="16382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string" table:style-name="ce1">
            <text:p>/wiki/Pascal_matrix_generation</text:p>
          </table:table-cell>
          <table:table-cell table:number-columns-repeated="16382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string" table:style-name="ce1">
            <text:p>/wiki/Password_generator</text:p>
          </table:table-cell>
          <table:table-cell table:number-columns-repeated="16382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string" table:style-name="ce1">
            <text:p>/wiki/Penney%27s_game</text:p>
          </table:table-cell>
          <table:table-cell table:number-columns-repeated="16382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/wiki/Penrose_tiling</text:p>
          </table:table-cell>
          <table:table-cell table:number-columns-repeated="16382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string" table:style-name="ce1">
            <text:p>/wiki/Pentagram</text:p>
          </table:table-cell>
          <table:table-cell table:number-columns-repeated="16382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/wiki/Pentomino_tiling</text:p>
          </table:table-cell>
          <table:table-cell table:number-columns-repeated="16382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string" table:style-name="ce1">
            <text:p>/wiki/Percentage_difference_between_images</text:p>
          </table:table-cell>
          <table:table-cell table:number-columns-repeated="16382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string" table:style-name="ce1">
            <text:p>/wiki/Perceptron</text:p>
          </table:table-cell>
          <table:table-cell table:number-columns-repeated="16382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string" table:style-name="ce1">
            <text:p>/wiki/Perfect_shuffle</text:p>
          </table:table-cell>
          <table:table-cell table:number-columns-repeated="16382"/>
        </table:table-row>
        <table:table-row table:style-name="ro1">
          <table:table-cell office:value-type="float" office:value="275" table:style-name="ce5">
            <text:p>275</text:p>
          </table:table-cell>
          <table:table-cell office:value-type="string" table:style-name="ce1">
            <text:p>/wiki/Perlin_noise</text:p>
          </table:table-cell>
          <table:table-cell table:number-columns-repeated="16382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/wiki/Permutations_by_swapping</text:p>
          </table:table-cell>
          <table:table-cell table:number-columns-repeated="16382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/wiki/Permutations_with_repetitions</text:p>
          </table:table-cell>
          <table:table-cell table:number-columns-repeated="16382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/wiki/Permutations/Rank_of_a_permutation</text:p>
          </table:table-cell>
          <table:table-cell table:number-columns-repeated="16382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/wiki/Pig_the_dice_game/Player</text:p>
          </table:table-cell>
          <table:table-cell table:number-columns-repeated="16382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/wiki/Pinstripe/Display</text:p>
          </table:table-cell>
          <table:table-cell table:number-columns-repeated="16382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/wiki/Plasma_effect</text:p>
          </table:table-cell>
          <table:table-cell table:number-columns-repeated="16382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/wiki/Playfair_cipher</text:p>
          </table:table-cell>
          <table:table-cell table:number-columns-repeated="16382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/wiki/Pointers_and_references</text:p>
          </table:table-cell>
          <table:table-cell table:number-columns-repeated="16382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/wiki/Poker_hand_analyser</text:p>
          </table:table-cell>
          <table:table-cell table:number-columns-repeated="16382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/wiki/Polynomial_synthetic_division</text:p>
          </table:table-cell>
          <table:table-cell table:number-columns-repeated="16382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/wiki/Polyspiral</text:p>
          </table:table-cell>
          <table:table-cell table:number-columns-repeated="16382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/wiki/Population_count</text:p>
          </table:table-cell>
          <table:table-cell table:number-columns-repeated="16382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/wiki/Prime_conspiracy</text:p>
          </table:table-cell>
          <table:table-cell table:number-columns-repeated="16382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/wiki/Primorial_numbers</text:p>
          </table:table-cell>
          <table:table-cell table:number-columns-repeated="16382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/wiki/Probabilistic_choice</text:p>
          </table:table-cell>
          <table:table-cell table:number-columns-repeated="16382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/wiki/Problem_of_Apollonius</text:p>
          </table:table-cell>
          <table:table-cell table:number-columns-repeated="16382"/>
        </table:table-row>
        <table:table-row table:style-name="ro1">
          <table:table-cell office:value-type="float" office:value="292" table:style-name="ce5">
            <text:p>292</text:p>
          </table:table-cell>
          <table:table-cell office:value-type="string" table:style-name="ce1">
            <text:p>/wiki/Proper_divisors</text:p>
          </table:table-cell>
          <table:table-cell table:number-columns-repeated="16382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/wiki/Pythagoras_tree</text:p>
          </table:table-cell>
          <table:table-cell table:number-columns-repeated="16382"/>
        </table:table-row>
        <table:table-row table:style-name="ro1">
          <table:table-cell office:value-type="float" office:value="294" table:style-name="ce5">
            <text:p>294</text:p>
          </table:table-cell>
          <table:table-cell office:value-type="string" table:style-name="ce1">
            <text:p>/wiki/Pythagorean_quadruples</text:p>
          </table:table-cell>
          <table:table-cell table:number-columns-repeated="16382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/wiki/Quaternion_type</text:p>
          </table:table-cell>
          <table:table-cell table:number-columns-repeated="16382"/>
        </table:table-row>
        <table:table-row table:style-name="ro1">
          <table:table-cell office:value-type="float" office:value="296" table:style-name="ce5">
            <text:p>296</text:p>
          </table:table-cell>
          <table:table-cell office:value-type="string" table:style-name="ce1">
            <text:p>/wiki/Quickselect_algorithm</text:p>
          </table:table-cell>
          <table:table-cell table:number-columns-repeated="16382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/wiki/Railway_circuit</text:p>
          </table:table-cell>
          <table:table-cell table:number-columns-repeated="16382"/>
        </table:table-row>
        <table:table-row table:style-name="ro1">
          <table:table-cell office:value-type="float" office:value="298" table:style-name="ce5">
            <text:p>298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2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/wiki/Ramsey%27s_theorem</text:p>
          </table:table-cell>
          <table:table-cell table:number-columns-repeated="16382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string" table:style-name="ce1">
            <text:p>/wiki/Ranking_methods</text:p>
          </table:table-cell>
          <table:table-cell table:number-columns-repeated="16382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/wiki/Rate_counter</text:p>
          </table:table-cell>
          <table:table-cell table:number-columns-repeated="16382"/>
        </table:table-row>
        <table:table-row table:style-name="ro1">
          <table:table-cell office:value-type="float" office:value="302" table:style-name="ce5">
            <text:p>302</text:p>
          </table:table-cell>
          <table:table-cell office:value-type="string" table:style-name="ce1">
            <text:p>/wiki/Ray-casting_algorithm</text:p>
          </table:table-cell>
          <table:table-cell table:number-columns-repeated="16382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/wiki/RCRPG</text:p>
          </table:table-cell>
          <table:table-cell table:number-columns-repeated="16382"/>
        </table:table-row>
        <table:table-row table:style-name="ro1">
          <table:table-cell office:value-type="float" office:value="304" table:style-name="ce5">
            <text:p>304</text:p>
          </table:table-cell>
          <table:table-cell office:value-type="string" table:style-name="ce1">
            <text:p>/wiki/Read_a_file_character_by_character/UTF8</text:p>
          </table:table-cell>
          <table:table-cell table:number-columns-repeated="16382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/wiki/Reflection/List_methods</text:p>
          </table:table-cell>
          <table:table-cell table:number-columns-repeated="16382"/>
        </table:table-row>
        <table:table-row table:style-name="ro1">
          <table:table-cell office:value-type="float" office:value="306" table:style-name="ce5">
            <text:p>306</text:p>
          </table:table-cell>
          <table:table-cell office:value-type="string" table:style-name="ce1">
            <text:p>/wiki/Reflection/List_properties</text:p>
          </table:table-cell>
          <table:table-cell table:number-columns-repeated="16382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/wiki/Remove_lines_from_a_file</text:p>
          </table:table-cell>
          <table:table-cell table:number-columns-repeated="16382"/>
        </table:table-row>
        <table:table-row table:style-name="ro1">
          <table:table-cell office:value-type="float" office:value="308" table:style-name="ce5">
            <text:p>308</text:p>
          </table:table-cell>
          <table:table-cell office:value-type="string" table:style-name="ce1">
            <text:p>/wiki/Rep-string</text:p>
          </table:table-cell>
          <table:table-cell table:number-columns-repeated="16382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/wiki/Repeat</text:p>
          </table:table-cell>
          <table:table-cell table:number-columns-repeated="16382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string" table:style-name="ce1">
            <text:p>/wiki/Resistor_mesh</text:p>
          </table:table-cell>
          <table:table-cell table:number-columns-repeated="16382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/wiki/Reverse_the_gender_of_a_string</text:p>
          </table:table-cell>
          <table:table-cell table:number-columns-repeated="16382"/>
        </table:table-row>
        <table:table-row table:style-name="ro1">
          <table:table-cell office:value-type="float" office:value="312" table:style-name="ce5">
            <text:p>312</text:p>
          </table:table-cell>
          <table:table-cell office:value-type="string" table:style-name="ce1">
            <text:p>/wiki/RIPEMD-160</text:p>
          </table:table-cell>
          <table:table-cell table:number-columns-repeated="16382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/wiki/Robots</text:p>
          </table:table-cell>
          <table:table-cell table:number-columns-repeated="16382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/wiki/Rock-paper-scissors</text:p>
          </table:table-cell>
          <table:table-cell table:number-columns-repeated="16382"/>
        </table:table-row>
        <table:table-row table:style-name="ro1">
          <table:table-cell office:value-type="float" office:value="315" table:style-name="ce5">
            <text:p>315</text:p>
          </table:table-cell>
          <table:table-cell office:value-type="string" table:style-name="ce1">
            <text:p>/wiki/Roots_of_a_function</text:p>
          </table:table-cell>
          <table:table-cell table:number-columns-repeated="16382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/wiki/Roots_of_a_quadratic_function</text:p>
          </table:table-cell>
          <table:table-cell table:number-columns-repeated="16382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/wiki/Rosetta_Code/Count_examples</text:p>
          </table:table-cell>
          <table:table-cell table:number-columns-repeated="16382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/wiki/Rosetta_Code/Fix_code_tags</text:p>
          </table:table-cell>
          <table:table-cell table:number-columns-repeated="16382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/wiki/RSA_code</text:p>
          </table:table-cell>
          <table:table-cell table:number-columns-repeated="16382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/wiki/S-Expressions</text:p>
          </table:table-cell>
          <table:table-cell table:number-columns-repeated="16382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2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/wiki/Same_Fringe</text:p>
          </table:table-cell>
          <table:table-cell table:number-columns-repeated="16382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/wiki/Sattolo_cycle</text:p>
          </table:table-cell>
          <table:table-cell table:number-columns-repeated="16382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/wiki/Scope_modifiers</text:p>
          </table:table-cell>
          <table:table-cell table:number-columns-repeated="16382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/wiki/Search_a_list_of_records</text:p>
          </table:table-cell>
          <table:table-cell table:number-columns-repeated="16382"/>
        </table:table-row>
        <table:table-row table:style-name="ro1">
          <table:table-cell office:value-type="float" office:value="326" table:style-name="ce5">
            <text:p>326</text:p>
          </table:table-cell>
          <table:table-cell office:value-type="string" table:style-name="ce1">
            <text:p>/wiki/Selective_File_Copy</text:p>
          </table:table-cell>
          <table:table-cell table:number-columns-repeated="16382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/wiki/Self-describing_numbers</text:p>
          </table:table-cell>
          <table:table-cell table:number-columns-repeated="16382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/wiki/Semiprime</text:p>
          </table:table-cell>
          <table:table-cell table:number-columns-repeated="16382"/>
        </table:table-row>
        <table:table-row table:style-name="ro1">
          <table:table-cell office:value-type="float" office:value="329" table:style-name="ce5">
            <text:p>329</text:p>
          </table:table-cell>
          <table:table-cell office:value-type="string" table:style-name="ce1">
            <text:p>/wiki/Sequence_of_primes_by_Trial_Division</text:p>
          </table:table-cell>
          <table:table-cell table:number-columns-repeated="16382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/wiki/Sequence_of_primorial_primes</text:p>
          </table:table-cell>
          <table:table-cell table:number-columns-repeated="16382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/wiki/Set_consolidation</text:p>
          </table:table-cell>
          <table:table-cell table:number-columns-repeated="16382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/wiki/Set_puzzle</text:p>
          </table:table-cell>
          <table:table-cell table:number-columns-repeated="16382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/wiki/SHA-1</text:p>
          </table:table-cell>
          <table:table-cell table:number-columns-repeated="16382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2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/wiki/Sierpinski_pentagon</text:p>
          </table:table-cell>
          <table:table-cell table:number-columns-repeated="16382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/wiki/Sierpinski_triangle/Graphical</text:p>
          </table:table-cell>
          <table:table-cell table:number-columns-repeated="16382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/wiki/Simple_database</text:p>
          </table:table-cell>
          <table:table-cell table:number-columns-repeated="16382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/wiki/Simulate_input/Keyboard</text:p>
          </table:table-cell>
          <table:table-cell table:number-columns-repeated="16382"/>
        </table:table-row>
        <table:table-row table:style-name="ro1">
          <table:table-cell office:value-type="float" office:value="339" table:style-name="ce5">
            <text:p>339</text:p>
          </table:table-cell>
          <table:table-cell office:value-type="string" table:style-name="ce1">
            <text:p>/wiki/Simulate_input/Mouse</text:p>
          </table:table-cell>
          <table:table-cell table:number-columns-repeated="16382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string" table:style-name="ce1">
            <text:p>/wiki/Singly-linked_list/Traversal</text:p>
          </table:table-cell>
          <table:table-cell table:number-columns-repeated="16382"/>
        </table:table-row>
        <table:table-row table:style-name="ro1">
          <table:table-cell office:value-type="float" office:value="341" table:style-name="ce5">
            <text:p>341</text:p>
          </table:table-cell>
          <table:table-cell office:value-type="string" table:style-name="ce1">
            <text:p>/wiki/Smith_numbers</text:p>
          </table:table-cell>
          <table:table-cell table:number-columns-repeated="16382"/>
        </table:table-row>
        <table:table-row table:style-name="ro1">
          <table:table-cell office:value-type="float" office:value="342" table:style-name="ce5">
            <text:p>342</text:p>
          </table:table-cell>
          <table:table-cell office:value-type="string" table:style-name="ce1">
            <text:p>/wiki/Snake</text:p>
          </table:table-cell>
          <table:table-cell table:number-columns-repeated="16382"/>
        </table:table-row>
        <table:table-row table:style-name="ro1">
          <table:table-cell office:value-type="float" office:value="343" table:style-name="ce5">
            <text:p>343</text:p>
          </table:table-cell>
          <table:table-cell office:value-type="string" table:style-name="ce1">
            <text:p>/wiki/Sokoban</text:p>
          </table:table-cell>
          <table:table-cell table:number-columns-repeated="16382"/>
        </table:table-row>
        <table:table-row table:style-name="ro1">
          <table:table-cell office:value-type="float" office:value="344" table:style-name="ce5">
            <text:p>344</text:p>
          </table:table-cell>
          <table:table-cell office:value-type="string" table:style-name="ce1">
            <text:p>/wiki/Solve_a_Hidato_puzzle</text:p>
          </table:table-cell>
          <table:table-cell table:number-columns-repeated="16382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/wiki/Solve_a_Holy_Knight%27s_tour</text:p>
          </table:table-cell>
          <table:table-cell table:number-columns-repeated="16382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/wiki/Solve_a_Hopido_puzzle</text:p>
          </table:table-cell>
          <table:table-cell table:number-columns-repeated="16382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/wiki/Solve_a_Numbrix_puzzle</text:p>
          </table:table-cell>
          <table:table-cell table:number-columns-repeated="16382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/wiki/Solve_the_no_connection_puzzle</text:p>
          </table:table-cell>
          <table:table-cell table:number-columns-repeated="16382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/wiki/Sort_three_variables</text:p>
          </table:table-cell>
          <table:table-cell table:number-columns-repeated="16382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/wiki/Sorting_Algorithms/Circle_Sort</text:p>
          </table:table-cell>
          <table:table-cell table:number-columns-repeated="16382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/wiki/Sorting_algorithms/Cycle_sort</text:p>
          </table:table-cell>
          <table:table-cell table:number-columns-repeated="16382"/>
        </table:table-row>
        <table:table-row table:style-name="ro1">
          <table:table-cell office:value-type="float" office:value="352" table:style-name="ce5">
            <text:p>352</text:p>
          </table:table-cell>
          <table:table-cell office:value-type="string" table:style-name="ce1">
            <text:p>/wiki/Sorting_algorithms/Patience_sort</text:p>
          </table:table-cell>
          <table:table-cell table:number-columns-repeated="16382"/>
        </table:table-row>
        <table:table-row table:style-name="ro1">
          <table:table-cell office:value-type="float" office:value="353" table:style-name="ce5">
            <text:p>353</text:p>
          </table:table-cell>
          <table:table-cell office:value-type="string" table:style-name="ce1">
            <text:p>/wiki/Sorting_algorithms/Quicksort</text:p>
          </table:table-cell>
          <table:table-cell table:number-columns-repeated="16382"/>
        </table:table-row>
        <table:table-row table:style-name="ro1">
          <table:table-cell office:value-type="float" office:value="354" table:style-name="ce5">
            <text:p>354</text:p>
          </table:table-cell>
          <table:table-cell office:value-type="string" table:style-name="ce1">
            <text:p>/wiki/Sorting_algorithms/Selection_sort</text:p>
          </table:table-cell>
          <table:table-cell table:number-columns-repeated="16382"/>
        </table:table-row>
        <table:table-row table:style-name="ro1">
          <table:table-cell office:value-type="float" office:value="355" table:style-name="ce5">
            <text:p>355</text:p>
          </table:table-cell>
          <table:table-cell office:value-type="string" table:style-name="ce1">
            <text:p>/wiki/Sorting_algorithms/Shell_sort</text:p>
          </table:table-cell>
          <table:table-cell table:number-columns-repeated="16382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/wiki/Sorting_algorithms/Stooge_sort</text:p>
          </table:table-cell>
          <table:table-cell table:number-columns-repeated="16382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/wiki/Sorting_algorithms/Strand_sort</text:p>
          </table:table-cell>
          <table:table-cell table:number-columns-repeated="16382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/wiki/Special_characters</text:p>
          </table:table-cell>
          <table:table-cell table:number-columns-repeated="16382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/wiki/Special_variables</text:p>
          </table:table-cell>
          <table:table-cell table:number-columns-repeated="16382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/wiki/Split_a_character_string_based_on_change_of_character</text:p>
          </table:table-cell>
          <table:table-cell table:number-columns-repeated="16382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/wiki/SQL-based_authentication</text:p>
          </table:table-cell>
          <table:table-cell table:number-columns-repeated="16382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/wiki/State_name_puzzle</text:p>
          </table:table-cell>
          <table:table-cell table:number-columns-repeated="16382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/wiki/Statistics/Basic</text:p>
          </table:table-cell>
          <table:table-cell table:number-columns-repeated="16382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/wiki/Statistics/Normal_distribution</text:p>
          </table:table-cell>
          <table:table-cell table:number-columns-repeated="16382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/wiki/Stem-and-leaf_plot</text:p>
          </table:table-cell>
          <table:table-cell table:number-columns-repeated="16382"/>
        </table:table-row>
        <table:table-row table:style-name="ro1">
          <table:table-cell office:value-type="float" office:value="366" table:style-name="ce5">
            <text:p>366</text:p>
          </table:table-cell>
          <table:table-cell office:value-type="string" table:style-name="ce1">
            <text:p>/wiki/Stern-Brocot_sequence</text:p>
          </table:table-cell>
          <table:table-cell table:number-columns-repeated="16382"/>
        </table:table-row>
        <table:table-row table:style-name="ro1">
          <table:table-cell office:value-type="float" office:value="367" table:style-name="ce5">
            <text:p>367</text:p>
          </table:table-cell>
          <table:table-cell office:value-type="string" table:style-name="ce1">
            <text:p>/wiki/Straddling_checkerboard</text:p>
          </table:table-cell>
          <table:table-cell table:number-columns-repeated="16382"/>
        </table:table-row>
        <table:table-row table:style-name="ro1">
          <table:table-cell office:value-type="float" office:value="368" table:style-name="ce5">
            <text:p>368</text:p>
          </table:table-cell>
          <table:table-cell office:value-type="string" table:style-name="ce1">
            <text:p>/wiki/Stream_Merge</text:p>
          </table:table-cell>
          <table:table-cell table:number-columns-repeated="16382"/>
        </table:table-row>
        <table:table-row table:style-name="ro1">
          <table:table-cell office:value-type="float" office:value="369" table:style-name="ce5">
            <text:p>369</text:p>
          </table:table-cell>
          <table:table-cell office:value-type="string" table:style-name="ce1">
            <text:p>/wiki/String_comparison</text:p>
          </table:table-cell>
          <table:table-cell table:number-columns-repeated="16382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/wiki/String_prepend</text:p>
          </table:table-cell>
          <table:table-cell table:number-columns-repeated="16382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/wiki/Subleq</text:p>
          </table:table-cell>
          <table:table-cell table:number-columns-repeated="16382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/wiki/Substitution_Cipher</text:p>
          </table:table-cell>
          <table:table-cell table:number-columns-repeated="16382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/wiki/Subtractive_generator</text:p>
          </table:table-cell>
          <table:table-cell table:number-columns-repeated="16382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/wiki/Sum_and_Product_Puzzle</text:p>
          </table:table-cell>
          <table:table-cell table:number-columns-repeated="16382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/wiki/Sum_to_100</text:p>
          </table:table-cell>
          <table:table-cell table:number-columns-repeated="16382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/wiki/Superellipse</text:p>
          </table:table-cell>
          <table:table-cell table:number-columns-repeated="16382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/wiki/Superpermutation_minimisation</text:p>
          </table:table-cell>
          <table:table-cell table:number-columns-repeated="16382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/wiki/Sutherland-Hodgman_polygon_clipping</text:p>
          </table:table-cell>
          <table:table-cell table:number-columns-repeated="16382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/wiki/Synchronous_concurrency</text:p>
          </table:table-cell>
          <table:table-cell table:number-columns-repeated="16382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/wiki/Taxicab_numbers</text:p>
          </table:table-cell>
          <table:table-cell table:number-columns-repeated="16382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/wiki/Terminal_control/Clear_the_screen</text:p>
          </table:table-cell>
          <table:table-cell table:number-columns-repeated="16382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/wiki/Terminal_control/Display_an_extended_character</text:p>
          </table:table-cell>
          <table:table-cell table:number-columns-repeated="16382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/wiki/Test_a_function</text:p>
          </table:table-cell>
          <table:table-cell table:number-columns-repeated="16382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/wiki/Test_integerness</text:p>
          </table:table-cell>
          <table:table-cell table:number-columns-repeated="16382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/wiki/Tetris</text:p>
          </table:table-cell>
          <table:table-cell table:number-columns-repeated="16382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/wiki/Text_between</text:p>
          </table:table-cell>
          <table:table-cell table:number-columns-repeated="16382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/wiki/Text_processing/1</text:p>
          </table:table-cell>
          <table:table-cell table:number-columns-repeated="16382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/wiki/Text_processing/2</text:p>
          </table:table-cell>
          <table:table-cell table:number-columns-repeated="16382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/wiki/Textonyms</text:p>
          </table:table-cell>
          <table:table-cell table:number-columns-repeated="16382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/wiki/The_ISAAC_Cipher</text:p>
          </table:table-cell>
          <table:table-cell table:number-columns-repeated="16382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/wiki/Thiele%27s_interpolation_formula</text:p>
          </table:table-cell>
          <table:table-cell table:number-columns-repeated="16382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/wiki/Thue-Morse</text:p>
          </table:table-cell>
          <table:table-cell table:number-columns-repeated="16382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/wiki/Tokenize_a_string_with_escaping</text:p>
          </table:table-cell>
          <table:table-cell table:number-columns-repeated="16382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/wiki/Topological_sort</text:p>
          </table:table-cell>
          <table:table-cell table:number-columns-repeated="16382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/wiki/Topological_sort/Extracted_top_item</text:p>
          </table:table-cell>
          <table:table-cell table:number-columns-repeated="16382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/wiki/Topswops</text:p>
          </table:table-cell>
          <table:table-cell table:number-columns-repeated="16382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/wiki/Total_circles_area</text:p>
          </table:table-cell>
          <table:table-cell table:number-columns-repeated="16382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/wiki/Trabb_Pardo%E2%80%93Knuth_algorithm</text:p>
          </table:table-cell>
          <table:table-cell table:number-columns-repeated="16382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/wiki/Transportation_problem</text:p>
          </table:table-cell>
          <table:table-cell table:number-columns-repeated="16382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/wiki/Truncatable_primes</text:p>
          </table:table-cell>
          <table:table-cell table:number-columns-repeated="16382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/wiki/Truncate_a_file</text:p>
          </table:table-cell>
          <table:table-cell table:number-columns-repeated="16382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/wiki/Truth_table</text:p>
          </table:table-cell>
          <table:table-cell table:number-columns-repeated="16382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/wiki/Two_Sum</text:p>
          </table:table-cell>
          <table:table-cell table:number-columns-repeated="16382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/wiki/Ulam_spiral_(for_primes)</text:p>
          </table:table-cell>
          <table:table-cell table:number-columns-repeated="16382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/wiki/Unbias_a_random_generator</text:p>
          </table:table-cell>
          <table:table-cell table:number-columns-repeated="16382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/wiki/Undefined_values</text:p>
          </table:table-cell>
          <table:table-cell table:number-columns-repeated="16382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/wiki/Unicode_strings</text:p>
          </table:table-cell>
          <table:table-cell table:number-columns-repeated="16382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/wiki/Universal_Turing_machine</text:p>
          </table:table-cell>
          <table:table-cell table:number-columns-repeated="16382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/wiki/Unix/ls</text:p>
          </table:table-cell>
          <table:table-cell table:number-columns-repeated="16382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/wiki/Update_a_configuration_file</text:p>
          </table:table-cell>
          <table:table-cell table:number-columns-repeated="16382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/wiki/URL_parser</text:p>
          </table:table-cell>
          <table:table-cell table:number-columns-repeated="16382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/wiki/Use_another_language_to_call_a_function</text:p>
          </table:table-cell>
          <table:table-cell table:number-columns-repeated="16382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/wiki/User_input/Graphical</text:p>
          </table:table-cell>
          <table:table-cell table:number-columns-repeated="16382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/wiki/Using_the_Meetup.com_API</text:p>
          </table:table-cell>
          <table:table-cell table:number-columns-repeated="16382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/wiki/UTF-8_encode_and_decode</text:p>
          </table:table-cell>
          <table:table-cell table:number-columns-repeated="16382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/wiki/Vampire_number</text:p>
          </table:table-cell>
          <table:table-cell table:number-columns-repeated="16382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/wiki/Van_der_Corput_sequence</text:p>
          </table:table-cell>
          <table:table-cell table:number-columns-repeated="16382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/wiki/Variables</text:p>
          </table:table-cell>
          <table:table-cell table:number-columns-repeated="16382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/wiki/Vector</text:p>
          </table:table-cell>
          <table:table-cell table:number-columns-repeated="16382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/wiki/Verify_distribution_uniformity/Chi-squared_test</text:p>
          </table:table-cell>
          <table:table-cell table:number-columns-repeated="16382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/wiki/Verify_distribution_uniformity/Naive</text:p>
          </table:table-cell>
          <table:table-cell table:number-columns-repeated="16382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/wiki/Vigen%C3%A8re_cipher</text:p>
          </table:table-cell>
          <table:table-cell table:number-columns-repeated="16382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2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/wiki/Visualize_a_tree</text:p>
          </table:table-cell>
          <table:table-cell table:number-columns-repeated="16382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/wiki/Vogel%27s_approximation_method</text:p>
          </table:table-cell>
          <table:table-cell table:number-columns-repeated="16382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/wiki/Voronoi_diagram</text:p>
          </table:table-cell>
          <table:table-cell table:number-columns-repeated="16382"/>
        </table:table-row>
        <table:table-row table:style-name="ro1">
          <table:table-cell office:value-type="float" office:value="427" table:style-name="ce5">
            <text:p>427</text:p>
          </table:table-cell>
          <table:table-cell office:value-type="string" table:style-name="ce1">
            <text:p>/wiki/Welch%27s_t-test</text:p>
          </table:table-cell>
          <table:table-cell table:number-columns-repeated="16382"/>
        </table:table-row>
        <table:table-row table:style-name="ro1">
          <table:table-cell office:value-type="float" office:value="428" table:style-name="ce5">
            <text:p>428</text:p>
          </table:table-cell>
          <table:table-cell office:value-type="string" table:style-name="ce1">
            <text:p>/wiki/Window_management</text:p>
          </table:table-cell>
          <table:table-cell table:number-columns-repeated="16382"/>
        </table:table-row>
        <table:table-row table:style-name="ro1">
          <table:table-cell office:value-type="float" office:value="429" table:style-name="ce5">
            <text:p>429</text:p>
          </table:table-cell>
          <table:table-cell office:value-type="string" table:style-name="ce1">
            <text:p>/wiki/Wireworld</text:p>
          </table:table-cell>
          <table:table-cell table:number-columns-repeated="16382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string" table:style-name="ce1">
            <text:p>/wiki/Word_search</text:p>
          </table:table-cell>
          <table:table-cell table:number-columns-repeated="16382"/>
        </table:table-row>
        <table:table-row table:style-name="ro1">
          <table:table-cell office:value-type="float" office:value="431" table:style-name="ce5">
            <text:p>431</text:p>
          </table:table-cell>
          <table:table-cell office:value-type="string" table:style-name="ce1">
            <text:p>/wiki/World_Cup_group_stage</text:p>
          </table:table-cell>
          <table:table-cell table:number-columns-repeated="16382"/>
        </table:table-row>
        <table:table-row table:style-name="ro1">
          <table:table-cell office:value-type="float" office:value="432" table:style-name="ce5">
            <text:p>432</text:p>
          </table:table-cell>
          <table:table-cell office:value-type="string" table:style-name="ce1">
            <text:p>/wiki/Write_float_arrays_to_a_text_file</text:p>
          </table:table-cell>
          <table:table-cell table:number-columns-repeated="16382"/>
        </table:table-row>
        <table:table-row table:style-name="ro1">
          <table:table-cell office:value-type="float" office:value="433" table:style-name="ce5">
            <text:p>433</text:p>
          </table:table-cell>
          <table:table-cell office:value-type="string" table:style-name="ce1">
            <text:p>/wiki/Xiaolin_Wu%27s_line_algorithm</text:p>
          </table:table-cell>
          <table:table-cell table:number-columns-repeated="16382"/>
        </table:table-row>
        <table:table-row table:style-name="ro1">
          <table:table-cell office:value-type="float" office:value="434" table:style-name="ce5">
            <text:p>434</text:p>
          </table:table-cell>
          <table:table-cell office:value-type="string" table:style-name="ce1">
            <text:p>/wiki/XML_Validation</text:p>
          </table:table-cell>
          <table:table-cell table:number-columns-repeated="16382"/>
        </table:table-row>
        <table:table-row table:style-name="ro1">
          <table:table-cell office:value-type="float" office:value="435" table:style-name="ce5">
            <text:p>435</text:p>
          </table:table-cell>
          <table:table-cell office:value-type="string" table:style-name="ce1">
            <text:p>/wiki/Yahoo!_search_interface</text:p>
          </table:table-cell>
          <table:table-cell table:number-columns-repeated="16382"/>
        </table:table-row>
        <table:table-row table:style-name="ro1">
          <table:table-cell office:value-type="float" office:value="436" table:style-name="ce5">
            <text:p>436</text:p>
          </table:table-cell>
          <table:table-cell office:value-type="string" table:style-name="ce1">
            <text:p>/wiki/Yin_and_yang</text:p>
          </table:table-cell>
          <table:table-cell table:number-columns-repeated="16382"/>
        </table:table-row>
        <table:table-row table:style-name="ro1">
          <table:table-cell office:value-type="float" office:value="437" table:style-name="ce5">
            <text:p>437</text:p>
          </table:table-cell>
          <table:table-cell office:value-type="string" table:style-name="ce1">
            <text:p>/wiki/Zebra_puzzle</text:p>
          </table:table-cell>
          <table:table-cell table:number-columns-repeated="16382"/>
        </table:table-row>
        <table:table-row table:style-name="ro1">
          <table:table-cell office:value-type="float" office:value="438" table:style-name="ce5">
            <text:p>438</text:p>
          </table:table-cell>
          <table:table-cell office:value-type="string" table:style-name="ce1">
            <text:p>/wiki/Zeckendorf_arithmetic</text:p>
          </table:table-cell>
          <table:table-cell table:number-columns-repeated="16382"/>
        </table:table-row>
        <table:table-row table:style-name="ro1">
          <table:table-cell office:value-type="float" office:value="439" table:style-name="ce5">
            <text:p>439</text:p>
          </table:table-cell>
          <table:table-cell office:value-type="string" table:style-name="ce1">
            <text:p>/wiki/Zeckendorf_number_representation</text:p>
          </table:table-cell>
          <table:table-cell table:number-columns-repeated="16382"/>
        </table:table-row>
        <table:table-row table:number-rows-repeated="1048136" table:style-name="ro1">
          <table:table-cell table:number-columns-repeated="16384"/>
        </table:table-row>
      </table:table>
      <table:table table:name="missing_java" table:style-name="ta4">
        <table:table-column table:style-name="co7" table:number-columns-repeated="2" table:default-cell-style-name="ce5"/>
        <table:table-column table:style-name="co14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All-ID*</text:p>
          </table:table-cell>
          <table:table-cell office:value-type="string" table:style-name="ce3">
            <text:p>examples</text:p>
          </table:table-cell>
          <table:table-cell office:value-type="string" table:style-name="ce9">
            <text:p>* All-ID values &gt; 1000 are draft tasks</text:p>
          </table:table-cell>
          <table:table-cell table:number-columns-repeated="1638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01" table:style-name="ce5">
            <text:p>1001</text:p>
          </table:table-cell>
          <table:table-cell office:value-type="string" table:style-name="ce1">
            <text:p>/wiki/A*_search_algorithm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02" table:style-name="ce5">
            <text:p>1002</text:p>
          </table:table-cell>
          <table:table-cell office:value-type="string" table:style-name="ce1">
            <text:p>/wiki/Abbreviations,_automatic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003" table:style-name="ce5">
            <text:p>1003</text:p>
          </table:table-cell>
          <table:table-cell office:value-type="string" table:style-name="ce1">
            <text:p>/wiki/Abbreviations,_easy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004" table:style-name="ce5">
            <text:p>1004</text:p>
          </table:table-cell>
          <table:table-cell office:value-type="string" table:style-name="ce1">
            <text:p>/wiki/Abbreviations,_simple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005" table:style-name="ce5">
            <text:p>1005</text:p>
          </table:table-cell>
          <table:table-cell office:value-type="string" table:style-name="ce1">
            <text:p>/wiki/Addition_chains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006" table:style-name="ce5">
            <text:p>1006</text:p>
          </table:table-cell>
          <table:table-cell office:value-type="string" table:style-name="ce1">
            <text:p>/wiki/Addition-chain_exponentiation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/wiki/Amb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/wiki/Arena_storage_pool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007" table:style-name="ce5">
            <text:p>1007</text:p>
          </table:table-cell>
          <table:table-cell office:value-type="string" table:style-name="ce1">
            <text:p>/wiki/Arithmetic_coding/As_a_generalized_change_of_radix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008" table:style-name="ce5">
            <text:p>1008</text:p>
          </table:table-cell>
          <table:table-cell office:value-type="string" table:style-name="ce1">
            <text:p>/wiki/ASCII_art_diagram_converter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11" table:style-name="ce5">
            <text:p>1011</text:p>
          </table:table-cell>
          <table:table-cell office:value-type="string" table:style-name="ce1">
            <text:p>/wiki/Audio_frequency_generator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012" table:style-name="ce5">
            <text:p>1012</text:p>
          </table:table-cell>
          <table:table-cell office:value-type="string" table:style-name="ce1">
            <text:p>/wiki/Audio_Overlap_Loop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014" table:style-name="ce5">
            <text:p>1014</text:p>
          </table:table-cell>
          <table:table-cell office:value-type="string" table:style-name="ce1">
            <text:p>/wiki/Bacon_cipher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015" table:style-name="ce5">
            <text:p>1015</text:p>
          </table:table-cell>
          <table:table-cell office:value-type="string" table:style-name="ce1">
            <text:p>/wiki/Banker%27s_algorithm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016" table:style-name="ce5">
            <text:p>1016</text:p>
          </table:table-cell>
          <table:table-cell office:value-type="string" table:style-name="ce1">
            <text:p>/wiki/Base58Check_encoding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18" table:style-name="ce5">
            <text:p>1018</text:p>
          </table:table-cell>
          <table:table-cell office:value-type="string" table:style-name="ce1">
            <text:p>/wiki/Bilinear_interpolation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/wiki/Bitcoin/public_point_to_address</text:p>
          </table:table-cell>
          <table:table-cell table:number-columns-repeated="1638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/wiki/Bitmap/B%C3%A9zier_curves/Cubic</text:p>
          </table:table-cell>
          <table:table-cell table:number-columns-repeated="1638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/wiki/Bitmap/B%C3%A9zier_curves/Quadratic</text:p>
          </table:table-cell>
          <table:table-cell table:number-columns-repeated="1638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/wiki/Bitmap/PPM_conversion_through_a_pipe</text:p>
          </table:table-cell>
          <table:table-cell table:number-columns-repeated="1638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/wiki/Bitmap/Read_a_PPM_file</text:p>
          </table:table-cell>
          <table:table-cell table:number-columns-repeated="1638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/wiki/Bitmap/Read_an_image_through_a_pipe</text:p>
          </table:table-cell>
          <table:table-cell table:number-columns-repeated="1638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/wiki/Bitmap/Write_a_PPM_file</text:p>
          </table:table-cell>
          <table:table-cell table:number-columns-repeated="1638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020" table:style-name="ce5">
            <text:p>1020</text:p>
          </table:table-cell>
          <table:table-cell office:value-type="string" table:style-name="ce1">
            <text:p>/wiki/Black_Box</text:p>
          </table:table-cell>
          <table:table-cell table:number-columns-repeated="1638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021" table:style-name="ce5">
            <text:p>1021</text:p>
          </table:table-cell>
          <table:table-cell office:value-type="string" table:style-name="ce1">
            <text:p>/wiki/Blackjack_strategy</text:p>
          </table:table-cell>
          <table:table-cell table:number-columns-repeated="1638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/wiki/Bulls_and_cows/Player</text:p>
          </table:table-cell>
          <table:table-cell table:number-columns-repeated="1638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103" table:style-name="ce5">
            <text:p>103</text:p>
          </table:table-cell>
          <table:table-cell office:value-type="string" table:style-name="ce1">
            <text:p>/wiki/Cartesian_product_of_two_or_more_lists</text:p>
          </table:table-cell>
          <table:table-cell table:number-columns-repeated="1638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109" table:style-name="ce5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1025" table:style-name="ce5">
            <text:p>1025</text:p>
          </table:table-cell>
          <table:table-cell office:value-type="string" table:style-name="ce1">
            <text:p>/wiki/Check_input_device_is_a_terminal</text:p>
          </table:table-cell>
          <table:table-cell table:number-columns-repeated="1638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113" table:style-name="ce5">
            <text:p>113</text:p>
          </table:table-cell>
          <table:table-cell office:value-type="string" table:style-name="ce1">
            <text:p>/wiki/Check_Machin-like_formulas</text:p>
          </table:table-cell>
          <table:table-cell table:number-columns-repeated="1638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1026" table:style-name="ce5">
            <text:p>1026</text:p>
          </table:table-cell>
          <table:table-cell office:value-type="string" table:style-name="ce1">
            <text:p>/wiki/Check_output_device_is_a_terminal</text:p>
          </table:table-cell>
          <table:table-cell table:number-columns-repeated="1638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1027" table:style-name="ce5">
            <text:p>1027</text:p>
          </table:table-cell>
          <table:table-cell office:value-type="string" table:style-name="ce1">
            <text:p>/wiki/Chess_player</text:p>
          </table:table-cell>
          <table:table-cell table:number-columns-repeated="1638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028" table:style-name="ce5">
            <text:p>1028</text:p>
          </table:table-cell>
          <table:table-cell office:value-type="string" table:style-name="ce1">
            <text:p>/wiki/Chess_player/Move_generation</text:p>
          </table:table-cell>
          <table:table-cell table:number-columns-repeated="1638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029" table:style-name="ce5">
            <text:p>10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1030" table:style-name="ce5">
            <text:p>10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1031" table:style-name="ce5">
            <text:p>1031</text:p>
          </table:table-cell>
          <table:table-cell office:value-type="string" table:style-name="ce1">
            <text:p>/wiki/Cipolla%27s_algorithm</text:p>
          </table:table-cell>
          <table:table-cell table:number-columns-repeated="1638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119" table:style-name="ce5">
            <text:p>119</text:p>
          </table:table-cell>
          <table:table-cell office:value-type="string" table:style-name="ce1">
            <text:p>/wiki/Circles_of_given_radius_through_two_points</text:p>
          </table:table-cell>
          <table:table-cell table:number-columns-repeated="1638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1032" table:style-name="ce5">
            <text:p>1032</text:p>
          </table:table-cell>
          <table:table-cell office:value-type="string" table:style-name="ce1">
            <text:p>/wiki/Code_segment_unload</text:p>
          </table:table-cell>
          <table:table-cell table:number-columns-repeated="1638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125" table:style-name="ce5">
            <text:p>125</text:p>
          </table:table-cell>
          <table:table-cell office:value-type="string" table:style-name="ce1">
            <text:p>/wiki/Color_quantization</text:p>
          </table:table-cell>
          <table:table-cell table:number-columns-repeated="1638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1033" table:style-name="ce5">
            <text:p>1033</text:p>
          </table:table-cell>
          <table:table-cell office:value-type="string" table:style-name="ce1">
            <text:p>/wiki/Color_wheel</text:p>
          </table:table-cell>
          <table:table-cell table:number-columns-repeated="1638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128" table:style-name="ce5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130" table:style-name="ce5">
            <text:p>130</text:p>
          </table:table-cell>
          <table:table-cell office:value-type="string" table:style-name="ce1">
            <text:p>/wiki/Combinations_and_permutations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1034" table:style-name="ce5">
            <text:p>10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137" table:style-name="ce5">
            <text:p>137</text:p>
          </table:table-cell>
          <table:table-cell office:value-type="string" table:style-name="ce1">
            <text:p>/wiki/Compare_sorting_algorithms%27_performance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139" table:style-name="ce5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140" table:style-name="ce5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141" table:style-name="ce5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142" table:style-name="ce5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143" table:style-name="ce5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138" table:style-name="ce5">
            <text:p>138</text:p>
          </table:table-cell>
          <table:table-cell office:value-type="string" table:style-name="ce1">
            <text:p>/wiki/Compile-time_calculation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147" table:style-name="ce5">
            <text:p>147</text:p>
          </table:table-cell>
          <table:table-cell office:value-type="string" table:style-name="ce1">
            <text:p>/wiki/Conjugate_transpose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1035" table:style-name="ce5">
            <text:p>10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1036" table:style-name="ce5">
            <text:p>10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1037" table:style-name="ce5">
            <text:p>1037</text:p>
          </table:table-cell>
          <table:table-cell office:value-type="string" table:style-name="ce1">
            <text:p>/wiki/Convex_hull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160" table:style-name="ce5">
            <text:p>160</text:p>
          </table:table-cell>
          <table:table-cell office:value-type="string" table:style-name="ce1">
            <text:p>/wiki/Cramer%27s_rule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163" table:style-name="ce5">
            <text:p>163</text:p>
          </table:table-cell>
          <table:table-cell office:value-type="string" table:style-name="ce1">
            <text:p>/wiki/Create_a_file_on_magnetic_tape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1038" table:style-name="ce5">
            <text:p>10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string" table:style-name="ce1">
            <text:p>/wiki/Create_an_object_at_a_given_address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1041" table:style-name="ce5">
            <text:p>1041</text:p>
          </table:table-cell>
          <table:table-cell office:value-type="string" table:style-name="ce1">
            <text:p>/wiki/Damm_algorithm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1042" table:style-name="ce5">
            <text:p>1042</text:p>
          </table:table-cell>
          <table:table-cell office:value-type="string" table:style-name="ce1">
            <text:p>/wiki/Data_Encryption_Standard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1043" table:style-name="ce5">
            <text:p>10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1044" table:style-name="ce5">
            <text:p>1044</text:p>
          </table:table-cell>
          <table:table-cell office:value-type="string" table:style-name="ce1">
            <text:p>/wiki/Decision_tables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179" table:style-name="ce5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180" table:style-name="ce5">
            <text:p>180</text:p>
          </table:table-cell>
          <table:table-cell office:value-type="string" table:style-name="ce1">
            <text:p>/wiki/Deepcopy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184" table:style-name="ce5">
            <text:p>184</text:p>
          </table:table-cell>
          <table:table-cell office:value-type="string" table:style-name="ce1">
            <text:p>/wiki/Department_Numbers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1046" table:style-name="ce5">
            <text:p>10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1049" table:style-name="ce5">
            <text:p>1049</text:p>
          </table:table-cell>
          <table:table-cell office:value-type="string" table:style-name="ce1">
            <text:p>/wiki/Display_a_linear_combination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193" table:style-name="ce5">
            <text:p>193</text:p>
          </table:table-cell>
          <table:table-cell office:value-type="string" table:style-name="ce1">
            <text:p>/wiki/Distributed_programming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1050" table:style-name="ce5">
            <text:p>1050</text:p>
          </table:table-cell>
          <table:table-cell office:value-type="string" table:style-name="ce1">
            <text:p>/wiki/Diversity_prediction_theorem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197" table:style-name="ce5">
            <text:p>197</text:p>
          </table:table-cell>
          <table:table-cell office:value-type="string" table:style-name="ce1">
            <text:p>/wiki/Doubly-linked_list/Definition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199" table:style-name="ce5">
            <text:p>199</text:p>
          </table:table-cell>
          <table:table-cell office:value-type="string" table:style-name="ce1">
            <text:p>/wiki/Doubly-linked_list/Element_insertion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207" table:style-name="ce5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1051" table:style-name="ce5">
            <text:p>1051</text:p>
          </table:table-cell>
          <table:table-cell office:value-type="string" table:style-name="ce1">
            <text:p>/wiki/Eertree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210" table:style-name="ce5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1052" table:style-name="ce5">
            <text:p>10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1053" table:style-name="ce5">
            <text:p>10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219" table:style-name="ce5">
            <text:p>219</text:p>
          </table:table-cell>
          <table:table-cell office:value-type="string" table:style-name="ce1">
            <text:p>/wiki/Entropy/Narcissist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228" table:style-name="ce5">
            <text:p>228</text:p>
          </table:table-cell>
          <table:table-cell office:value-type="string" table:style-name="ce1">
            <text:p>/wiki/Events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232" table:style-name="ce5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240" table:style-name="ce5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241" table:style-name="ce5">
            <text:p>241</text:p>
          </table:table-cell>
          <table:table-cell office:value-type="string" table:style-name="ce1">
            <text:p>/wiki/Extensible_prime_generator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1055" table:style-name="ce5">
            <text:p>1055</text:p>
          </table:table-cell>
          <table:table-cell office:value-type="string" table:style-name="ce1">
            <text:p>/wiki/External_sort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1057" table:style-name="ce5">
            <text:p>1057</text:p>
          </table:table-cell>
          <table:table-cell office:value-type="string" table:style-name="ce1">
            <text:p>/wiki/Faulhaber%27s_formula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1058" table:style-name="ce5">
            <text:p>1058</text:p>
          </table:table-cell>
          <table:table-cell office:value-type="string" table:style-name="ce1">
            <text:p>/wiki/Faulhaber%27s_triangle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1059" table:style-name="ce5">
            <text:p>1059</text:p>
          </table:table-cell>
          <table:table-cell office:value-type="string" table:style-name="ce1">
            <text:p>/wiki/Fibonacci_heap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1061" table:style-name="ce5">
            <text:p>1061</text:p>
          </table:table-cell>
          <table:table-cell office:value-type="string" table:style-name="ce1">
            <text:p>/wiki/File_size_distribution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1062" table:style-name="ce5">
            <text:p>1062</text:p>
          </table:table-cell>
          <table:table-cell office:value-type="string" table:style-name="ce1">
            <text:p>/wiki/Find_duplicate_files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1064" table:style-name="ce5">
            <text:p>1064</text:p>
          </table:table-cell>
          <table:table-cell office:value-type="string" table:style-name="ce1">
            <text:p>/wiki/Find_URI_in_text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265" table:style-name="ce5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267" table:style-name="ce5">
            <text:p>267</text:p>
          </table:table-cell>
          <table:table-cell office:value-type="string" table:style-name="ce1">
            <text:p>/wiki/First-class_functions/Use_numbers_analogously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1066" table:style-name="ce5">
            <text:p>1066</text:p>
          </table:table-cell>
          <table:table-cell office:value-type="string" table:style-name="ce1">
            <text:p>/wiki/Four_is_magic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1067" table:style-name="ce5">
            <text:p>10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1069" table:style-name="ce5">
            <text:p>1069</text:p>
          </table:table-cell>
          <table:table-cell office:value-type="string" table:style-name="ce1">
            <text:p>/wiki/French_Republican_calendar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286" table:style-name="ce5">
            <text:p>286</text:p>
          </table:table-cell>
          <table:table-cell office:value-type="string" table:style-name="ce1">
            <text:p>/wiki/Function_frequency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287" table:style-name="ce5">
            <text:p>287</text:p>
          </table:table-cell>
          <table:table-cell office:value-type="string" table:style-name="ce1">
            <text:p>/wiki/Function_prototype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1070" table:style-name="ce5">
            <text:p>1070</text:p>
          </table:table-cell>
          <table:table-cell office:value-type="string" table:style-name="ce1">
            <text:p>/wiki/Functional_coverage_tree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290" table:style-name="ce5">
            <text:p>290</text:p>
          </table:table-cell>
          <table:table-cell office:value-type="string" table:style-name="ce1">
            <text:p>/wiki/Gaussian_elimination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1071" table:style-name="ce5">
            <text:p>10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1072" table:style-name="ce5">
            <text:p>10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1074" table:style-name="ce5">
            <text:p>1074</text:p>
          </table:table-cell>
          <table:table-cell office:value-type="string" table:style-name="ce1">
            <text:p>/wiki/Geometric_algebra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326" table:style-name="ce5">
            <text:p>326</text:p>
          </table:table-cell>
          <table:table-cell office:value-type="string" table:style-name="ce1">
            <text:p>/wiki/Here_document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1076" table:style-name="ce5">
            <text:p>1076</text:p>
          </table:table-cell>
          <table:table-cell office:value-type="string" table:style-name="ce1">
            <text:p>/wiki/Hexapawn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343" table:style-name="ce5">
            <text:p>343</text:p>
          </table:table-cell>
          <table:table-cell office:value-type="string" table:style-name="ce1">
            <text:p>/wiki/HTTPS/Authenticated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344" table:style-name="ce5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1077" table:style-name="ce5">
            <text:p>1077</text:p>
          </table:table-cell>
          <table:table-cell office:value-type="string" table:style-name="ce1">
            <text:p>/wiki/I.Q._Puzzle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1080" table:style-name="ce5">
            <text:p>1080</text:p>
          </table:table-cell>
          <table:table-cell office:value-type="string" table:style-name="ce1">
            <text:p>/wiki/Imaginary_base_numbers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1085" table:style-name="ce5">
            <text:p>1085</text:p>
          </table:table-cell>
          <table:table-cell office:value-type="string" table:style-name="ce1">
            <text:p>/wiki/Integer_roots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1086" table:style-name="ce5">
            <text:p>1086</text:p>
          </table:table-cell>
          <table:table-cell office:value-type="string" table:style-name="ce1">
            <text:p>/wiki/IPC_via_named_pipe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1087" table:style-name="ce5">
            <text:p>1087</text:p>
          </table:table-cell>
          <table:table-cell office:value-type="string" table:style-name="ce1">
            <text:p>/wiki/IRC_gateway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370" table:style-name="ce5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1088" table:style-name="ce5">
            <text:p>10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1089" table:style-name="ce5">
            <text:p>1089</text:p>
          </table:table-cell>
          <table:table-cell office:value-type="string" table:style-name="ce1">
            <text:p>/wiki/Kahan_summation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374" table:style-name="ce5">
            <text:p>374</text:p>
          </table:table-cell>
          <table:table-cell office:value-type="string" table:style-name="ce1">
            <text:p>/wiki/K-d_tree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377" table:style-name="ce5">
            <text:p>377</text:p>
          </table:table-cell>
          <table:table-cell office:value-type="string" table:style-name="ce1">
            <text:p>/wiki/Keyboard_input/Flush_the_keyboard_buffer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379" table:style-name="ce5">
            <text:p>379</text:p>
          </table:table-cell>
          <table:table-cell office:value-type="string" table:style-name="ce1">
            <text:p>/wiki/Keyboard_input/Obtain_a_Y_or_N_response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375" table:style-name="ce5">
            <text:p>375</text:p>
          </table:table-cell>
          <table:table-cell office:value-type="string" table:style-name="ce1">
            <text:p>/wiki/K-means%2B%2B_clustering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1090" table:style-name="ce5">
            <text:p>1090</text:p>
          </table:table-cell>
          <table:table-cell office:value-type="string" table:style-name="ce1">
            <text:p>/wiki/Knuth%27s_power_tree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1091" table:style-name="ce5">
            <text:p>1091</text:p>
          </table:table-cell>
          <table:table-cell office:value-type="string" table:style-name="ce1">
            <text:p>/wiki/Kosaraju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388" table:style-name="ce5">
            <text:p>388</text:p>
          </table:table-cell>
          <table:table-cell office:value-type="string" table:style-name="ce1">
            <text:p>/wiki/Kronecker_product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389" table:style-name="ce5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1092" table:style-name="ce5">
            <text:p>10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1094" table:style-name="ce5">
            <text:p>1094</text:p>
          </table:table-cell>
          <table:table-cell office:value-type="string" table:style-name="ce1">
            <text:p>/wiki/Linux_CPU_utilization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1095" table:style-name="ce5">
            <text:p>1095</text:p>
          </table:table-cell>
          <table:table-cell office:value-type="string" table:style-name="ce1">
            <text:p>/wiki/List_rooted_trees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425" table:style-name="ce5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431" table:style-name="ce5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436" table:style-name="ce5">
            <text:p>436</text:p>
          </table:table-cell>
          <table:table-cell office:value-type="string" table:style-name="ce1">
            <text:p>/wiki/Main_step_of_GOST_28147-89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1099" table:style-name="ce5">
            <text:p>1099</text:p>
          </table:table-cell>
          <table:table-cell office:value-type="string" table:style-name="ce1">
            <text:p>/wiki/Markov_chain_text_generator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1100" table:style-name="ce5">
            <text:p>1100</text:p>
          </table:table-cell>
          <table:table-cell office:value-type="string" table:style-name="ce1">
            <text:p>/wiki/Mastermind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444" table:style-name="ce5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451" table:style-name="ce5">
            <text:p>451</text:p>
          </table:table-cell>
          <table:table-cell office:value-type="string" table:style-name="ce1">
            <text:p>/wiki/Median_filter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453" table:style-name="ce5">
            <text:p>453</text:p>
          </table:table-cell>
          <table:table-cell office:value-type="string" table:style-name="ce1">
            <text:p>/wiki/Memory_layout_of_a_data_structure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1101" table:style-name="ce5">
            <text:p>1101</text:p>
          </table:table-cell>
          <table:table-cell office:value-type="string" table:style-name="ce1">
            <text:p>/wiki/Mersenne_primes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455" table:style-name="ce5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1102" table:style-name="ce5">
            <text:p>1102</text:p>
          </table:table-cell>
          <table:table-cell office:value-type="string" table:style-name="ce1">
            <text:p>/wiki/Modular_arithmetic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1104" table:style-name="ce5">
            <text:p>1104</text:p>
          </table:table-cell>
          <table:table-cell office:value-type="string" table:style-name="ce1">
            <text:p>/wiki/Monads/List_monad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1105" table:style-name="ce5">
            <text:p>1105</text:p>
          </table:table-cell>
          <table:table-cell office:value-type="string" table:style-name="ce1">
            <text:p>/wiki/Monads/Maybe_monad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1106" table:style-name="ce5">
            <text:p>1106</text:p>
          </table:table-cell>
          <table:table-cell office:value-type="string" table:style-name="ce1">
            <text:p>/wiki/Monads/Writer_monad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1107" table:style-name="ce5">
            <text:p>1107</text:p>
          </table:table-cell>
          <table:table-cell office:value-type="string" table:style-name="ce1">
            <text:p>/wiki/Montgomery_reduction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1110" table:style-name="ce5">
            <text:p>1110</text:p>
          </table:table-cell>
          <table:table-cell office:value-type="string" table:style-name="ce1">
            <text:p>/wiki/Multi-dimensional_array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1111" table:style-name="ce5">
            <text:p>1111</text:p>
          </table:table-cell>
          <table:table-cell office:value-type="string" table:style-name="ce1">
            <text:p>/wiki/Multiline_shebang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470" table:style-name="ce5">
            <text:p>470</text:p>
          </table:table-cell>
          <table:table-cell office:value-type="string" table:style-name="ce1">
            <text:p>/wiki/Multiple_regression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472" table:style-name="ce5">
            <text:p>472</text:p>
          </table:table-cell>
          <table:table-cell office:value-type="string" table:style-name="ce1">
            <text:p>/wiki/Multiplicative_order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1112" table:style-name="ce5">
            <text:p>1112</text:p>
          </table:table-cell>
          <table:table-cell office:value-type="string" table:style-name="ce1">
            <text:p>/wiki/Musical_scale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1114" table:style-name="ce5">
            <text:p>1114</text:p>
          </table:table-cell>
          <table:table-cell office:value-type="string" table:style-name="ce1">
            <text:p>/wiki/Names_to_numbers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480" table:style-name="ce5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481" table:style-name="ce5">
            <text:p>481</text:p>
          </table:table-cell>
          <table:table-cell office:value-type="string" table:style-name="ce1">
            <text:p>/wiki/Narcissist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1115" table:style-name="ce5">
            <text:p>1115</text:p>
          </table:table-cell>
          <table:table-cell office:value-type="string" table:style-name="ce1">
            <text:p>/wiki/Native_shebang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483" table:style-name="ce5">
            <text:p>483</text:p>
          </table:table-cell>
          <table:table-cell office:value-type="string" table:style-name="ce1">
            <text:p>/wiki/Natural_sorting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1113" table:style-name="ce5">
            <text:p>1113</text:p>
          </table:table-cell>
          <table:table-cell office:value-type="string" table:style-name="ce1">
            <text:p>/wiki/N-body_problem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503" table:style-name="ce5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1118" table:style-name="ce5">
            <text:p>1118</text:p>
          </table:table-cell>
          <table:table-cell office:value-type="string" table:style-name="ce1">
            <text:p>/wiki/One-time_pad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1120" table:style-name="ce5">
            <text:p>1120</text:p>
          </table:table-cell>
          <table:table-cell office:value-type="string" table:style-name="ce1">
            <text:p>/wiki/OpenGL/Utah_Teapot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1119" table:style-name="ce5">
            <text:p>1119</text:p>
          </table:table-cell>
          <table:table-cell office:value-type="string" table:style-name="ce1">
            <text:p>/wiki/OpenGL_Pixel_Shader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1121" table:style-name="ce5">
            <text:p>1121</text:p>
          </table:table-cell>
          <table:table-cell office:value-type="string" table:style-name="ce1">
            <text:p>/wiki/OpenWebNet_Password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1122" table:style-name="ce5">
            <text:p>1122</text:p>
          </table:table-cell>
          <table:table-cell office:value-type="string" table:style-name="ce1">
            <text:p>/wiki/Orbital_elements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511" table:style-name="ce5">
            <text:p>511</text:p>
          </table:table-cell>
          <table:table-cell office:value-type="string" table:style-name="ce1">
            <text:p>/wiki/Ordered_Partitions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1124" table:style-name="ce5">
            <text:p>1124</text:p>
          </table:table-cell>
          <table:table-cell office:value-type="string" table:style-name="ce1">
            <text:p>/wiki/Parse_command-line_arguments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1125" table:style-name="ce5">
            <text:p>1125</text:p>
          </table:table-cell>
          <table:table-cell office:value-type="string" table:style-name="ce1">
            <text:p>/wiki/Parse_EBNF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1126" table:style-name="ce5">
            <text:p>1126</text:p>
          </table:table-cell>
          <table:table-cell office:value-type="string" table:style-name="ce1">
            <text:p>/wiki/Particle_Swarm_Optimization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525" table:style-name="ce5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528" table:style-name="ce5">
            <text:p>528</text:p>
          </table:table-cell>
          <table:table-cell office:value-type="string" table:style-name="ce1">
            <text:p>/wiki/Pascal%27s_triangle/Puzzle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530" table:style-name="ce5">
            <text:p>530</text:p>
          </table:table-cell>
          <table:table-cell office:value-type="string" table:style-name="ce1">
            <text:p>/wiki/Pathological_floating_point_problems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531" table:style-name="ce5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535" table:style-name="ce5">
            <text:p>535</text:p>
          </table:table-cell>
          <table:table-cell office:value-type="string" table:style-name="ce1">
            <text:p>/wiki/Percolation/Bond_percolation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536" table:style-name="ce5">
            <text:p>536</text:p>
          </table:table-cell>
          <table:table-cell office:value-type="string" table:style-name="ce1">
            <text:p>/wiki/Percolation/Mean_cluster_density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537" table:style-name="ce5">
            <text:p>537</text:p>
          </table:table-cell>
          <table:table-cell office:value-type="string" table:style-name="ce1">
            <text:p>/wiki/Percolation/Mean_run_density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538" table:style-name="ce5">
            <text:p>538</text:p>
          </table:table-cell>
          <table:table-cell office:value-type="string" table:style-name="ce1">
            <text:p>/wiki/Percolation/Site_percolation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541" table:style-name="ce5">
            <text:p>541</text:p>
          </table:table-cell>
          <table:table-cell office:value-type="string" table:style-name="ce1">
            <text:p>/wiki/Permutation_test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553" table:style-name="ce5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555" table:style-name="ce5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562" table:style-name="ce5">
            <text:p>562</text:p>
          </table:table-cell>
          <table:table-cell office:value-type="string" table:style-name="ce1">
            <text:p>/wiki/Polynomial_long_division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563" table:style-name="ce5">
            <text:p>563</text:p>
          </table:table-cell>
          <table:table-cell office:value-type="string" table:style-name="ce1">
            <text:p>/wiki/Polynomial_regression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567" table:style-name="ce5">
            <text:p>567</text:p>
          </table:table-cell>
          <table:table-cell office:value-type="string" table:style-name="ce1">
            <text:p>/wiki/Pragmatic_directives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571" table:style-name="ce5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135" table:style-name="ce5">
            <text:p>1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136" table:style-name="ce5">
            <text:p>1136</text:p>
          </table:table-cell>
          <table:table-cell office:value-type="string" table:style-name="ce1">
            <text:p>/wiki/Proof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123" table:style-name="ce5">
            <text:p>1123</text:p>
          </table:table-cell>
          <table:table-cell office:value-type="string" table:style-name="ce1">
            <text:p>/wiki/P-value_correction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581" table:style-name="ce5">
            <text:p>581</text:p>
          </table:table-cell>
          <table:table-cell office:value-type="string" table:style-name="ce1">
            <text:p>/wiki/QR_decomposition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141" table:style-name="ce5">
            <text:p>1141</text:p>
          </table:table-cell>
          <table:table-cell office:value-type="string" table:style-name="ce1">
            <text:p>/wiki/Readline_interface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602" table:style-name="ce5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142" table:style-name="ce5">
            <text:p>1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604" table:style-name="ce5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1144" table:style-name="ce5">
            <text:p>1144</text:p>
          </table:table-cell>
          <table:table-cell office:value-type="string" table:style-name="ce1">
            <text:p>/wiki/Remote_agent/Agent_interface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1145" table:style-name="ce5">
            <text:p>1145</text:p>
          </table:table-cell>
          <table:table-cell office:value-type="string" table:style-name="ce1">
            <text:p>/wiki/Remote_agent/Agent_logic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1146" table:style-name="ce5">
            <text:p>1146</text:p>
          </table:table-cell>
          <table:table-cell office:value-type="string" table:style-name="ce1">
            <text:p>/wiki/Remote_agent/Simulation</text:p>
          </table:table-cell>
          <table:table-cell table:number-columns-repeated="1638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611" table:style-name="ce5">
            <text:p>611</text:p>
          </table:table-cell>
          <table:table-cell office:value-type="string" table:style-name="ce1">
            <text:p>/wiki/Rendezvous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615" table:style-name="ce5">
            <text:p>615</text:p>
          </table:table-cell>
          <table:table-cell office:value-type="string" table:style-name="ce1">
            <text:p>/wiki/Respond_to_an_unknown_method_call</text:p>
          </table:table-cell>
          <table:table-cell table:number-columns-repeated="1638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616" table:style-name="ce5">
            <text:p>616</text:p>
          </table:table-cell>
          <table:table-cell office:value-type="string" table:style-name="ce1">
            <text:p>/wiki/Retrieve_and_search_chat_history</text:p>
          </table:table-cell>
          <table:table-cell table:number-columns-repeated="1638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628" table:style-name="ce5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629" table:style-name="ce5">
            <text:p>629</text:p>
          </table:table-cell>
          <table:table-cell office:value-type="string" table:style-name="ce1">
            <text:p>/wiki/Rosetta_Code/Find_unimplemented_tasks</text:p>
          </table:table-cell>
          <table:table-cell table:number-columns-repeated="1638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1150" table:style-name="ce5">
            <text:p>1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1151" table:style-name="ce5">
            <text:p>1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1152" table:style-name="ce5">
            <text:p>1152</text:p>
          </table:table-cell>
          <table:table-cell office:value-type="string" table:style-name="ce1">
            <text:p>/wiki/Rosetta_Code/Run_examples</text:p>
          </table:table-cell>
          <table:table-cell table:number-columns-repeated="1638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1153" table:style-name="ce5">
            <text:p>1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1154" table:style-name="ce5">
            <text:p>1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1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1155" table:style-name="ce5">
            <text:p>1155</text:p>
          </table:table-cell>
          <table:table-cell office:value-type="string" table:style-name="ce1">
            <text:p>/wiki/Run_as_a_daemon_or_service</text:p>
          </table:table-cell>
          <table:table-cell table:number-columns-repeated="1638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639" table:style-name="ce5">
            <text:p>639</text:p>
          </table:table-cell>
          <table:table-cell office:value-type="string" table:style-name="ce1">
            <text:p>/wiki/Safe_addition</text:p>
          </table:table-cell>
          <table:table-cell table:number-columns-repeated="1638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643" table:style-name="ce5">
            <text:p>643</text:p>
          </table:table-cell>
          <table:table-cell office:value-type="string" table:style-name="ce1">
            <text:p>/wiki/Scope/Function_names_and_labels</text:p>
          </table:table-cell>
          <table:table-cell table:number-columns-repeated="1638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1158" table:style-name="ce5">
            <text:p>1158</text:p>
          </table:table-cell>
          <table:table-cell office:value-type="string" table:style-name="ce1">
            <text:p>/wiki/Self-hosting_compiler</text:p>
          </table:table-cell>
          <table:table-cell table:number-columns-repeated="1638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1159" table:style-name="ce5">
            <text:p>1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658" table:style-name="ce5">
            <text:p>658</text:p>
          </table:table-cell>
          <table:table-cell office:value-type="string" table:style-name="ce1">
            <text:p>/wiki/Set_of_real_numbers</text:p>
          </table:table-cell>
          <table:table-cell table:number-columns-repeated="1638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1161" table:style-name="ce5">
            <text:p>1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1162" table:style-name="ce5">
            <text:p>1162</text:p>
          </table:table-cell>
          <table:table-cell office:value-type="string" table:style-name="ce1">
            <text:p>/wiki/Simulated_annealing</text:p>
          </table:table-cell>
          <table:table-cell table:number-columns-repeated="1638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1163" table:style-name="ce5">
            <text:p>1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1165" table:style-name="ce5">
            <text:p>1165</text:p>
          </table:table-cell>
          <table:table-cell office:value-type="string" table:style-name="ce1">
            <text:p>/wiki/Snake_And_Ladder</text:p>
          </table:table-cell>
          <table:table-cell table:number-columns-repeated="1638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682" table:style-name="ce5">
            <text:p>682</text:p>
          </table:table-cell>
          <table:table-cell office:value-type="string" table:style-name="ce1">
            <text:p>/wiki/SOAP</text:p>
          </table:table-cell>
          <table:table-cell table:number-columns-repeated="1638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1166" table:style-name="ce5">
            <text:p>1166</text:p>
          </table:table-cell>
          <table:table-cell office:value-type="string" table:style-name="ce1">
            <text:p>/wiki/Solve_a_Rubik%27s_Cube</text:p>
          </table:table-cell>
          <table:table-cell table:number-columns-repeated="1638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1167" table:style-name="ce5">
            <text:p>1167</text:p>
          </table:table-cell>
          <table:table-cell office:value-type="string" table:style-name="ce1">
            <text:p>/wiki/Solving_coin_problems</text:p>
          </table:table-cell>
          <table:table-cell table:number-columns-repeated="1638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690" table:style-name="ce5">
            <text:p>690</text:p>
          </table:table-cell>
          <table:table-cell office:value-type="string" table:style-name="ce1">
            <text:p>/wiki/Sort_a_list_of_object_identifiers</text:p>
          </table:table-cell>
          <table:table-cell table:number-columns-repeated="16381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float" office:value="1171" table:style-name="ce5">
            <text:p>1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1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float" office:value="720" table:style-name="ce5">
            <text:p>720</text:p>
          </table:table-cell>
          <table:table-cell office:value-type="string" table:style-name="ce1">
            <text:p>/wiki/Speech_synthesis</text:p>
          </table:table-cell>
          <table:table-cell table:number-columns-repeated="16381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float" office:value="1172" table:style-name="ce5">
            <text:p>1172</text:p>
          </table:table-cell>
          <table:table-cell office:value-type="string" table:style-name="ce1">
            <text:p>/wiki/Spelling_of_ordinal_numbers</text:p>
          </table:table-cell>
          <table:table-cell table:number-columns-repeated="16381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float" office:value="728" table:style-name="ce5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1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float" office:value="1173" table:style-name="ce5">
            <text:p>1173</text:p>
          </table:table-cell>
          <table:table-cell office:value-type="string" table:style-name="ce1">
            <text:p>/wiki/Starting_a_web_browser</text:p>
          </table:table-cell>
          <table:table-cell table:number-columns-repeated="16381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float" office:value="1174" table:style-name="ce5">
            <text:p>1174</text:p>
          </table:table-cell>
          <table:table-cell office:value-type="string" table:style-name="ce1">
            <text:p>/wiki/Subset_sum_problem</text:p>
          </table:table-cell>
          <table:table-cell table:number-columns-repeated="16381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float" office:value="1176" table:style-name="ce5">
            <text:p>1176</text:p>
          </table:table-cell>
          <table:table-cell office:value-type="string" table:style-name="ce1">
            <text:p>/wiki/Suffix_tree</text:p>
          </table:table-cell>
          <table:table-cell table:number-columns-repeated="16381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float" office:value="1178" table:style-name="ce5">
            <text:p>1178</text:p>
          </table:table-cell>
          <table:table-cell office:value-type="string" table:style-name="ce1">
            <text:p>/wiki/Table_creation</text:p>
          </table:table-cell>
          <table:table-cell table:number-columns-repeated="16381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float" office:value="766" table:style-name="ce5">
            <text:p>766</text:p>
          </table:table-cell>
          <table:table-cell office:value-type="string" table:style-name="ce1">
            <text:p>/wiki/Table_creation/Postal_addresses</text:p>
          </table:table-cell>
          <table:table-cell table:number-columns-repeated="16381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float" office:value="1179" table:style-name="ce5">
            <text:p>1179</text:p>
          </table:table-cell>
          <table:table-cell office:value-type="string" table:style-name="ce1">
            <text:p>/wiki/Tamagotchi_emulator</text:p>
          </table:table-cell>
          <table:table-cell table:number-columns-repeated="16381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float" office:value="1180" table:style-name="ce5">
            <text:p>1180</text:p>
          </table:table-cell>
          <table:table-cell office:value-type="string" table:style-name="ce1">
            <text:p>/wiki/Tarjan</text:p>
          </table:table-cell>
          <table:table-cell table:number-columns-repeated="16381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float" office:value="771" table:style-name="ce5">
            <text:p>771</text:p>
          </table:table-cell>
          <table:table-cell office:value-type="string" table:style-name="ce1">
            <text:p>/wiki/Terminal_control/Coloured_text</text:p>
          </table:table-cell>
          <table:table-cell table:number-columns-repeated="16381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float" office:value="772" table:style-name="ce5">
            <text:p>772</text:p>
          </table:table-cell>
          <table:table-cell office:value-type="string" table:style-name="ce1">
            <text:p>/wiki/Terminal_control/Cursor_movement</text:p>
          </table:table-cell>
          <table:table-cell table:number-columns-repeated="16381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float" office:value="773" table:style-name="ce5">
            <text:p>773</text:p>
          </table:table-cell>
          <table:table-cell office:value-type="string" table:style-name="ce1">
            <text:p>/wiki/Terminal_control/Cursor_positioning</text:p>
          </table:table-cell>
          <table:table-cell table:number-columns-repeated="16381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float" office:value="774" table:style-name="ce5">
            <text:p>774</text:p>
          </table:table-cell>
          <table:table-cell office:value-type="string" table:style-name="ce1">
            <text:p>/wiki/Terminal_control/Dimensions</text:p>
          </table:table-cell>
          <table:table-cell table:number-columns-repeated="16381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float" office:value="776" table:style-name="ce5">
            <text:p>776</text:p>
          </table:table-cell>
          <table:table-cell office:value-type="string" table:style-name="ce1">
            <text:p>/wiki/Terminal_control/Hiding_the_cursor</text:p>
          </table:table-cell>
          <table:table-cell table:number-columns-repeated="16381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float" office:value="777" table:style-name="ce5">
            <text:p>777</text:p>
          </table:table-cell>
          <table:table-cell office:value-type="string" table:style-name="ce1">
            <text:p>/wiki/Terminal_control/Inverse_video</text:p>
          </table:table-cell>
          <table:table-cell table:number-columns-repeated="16381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float" office:value="778" table:style-name="ce5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1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float" office:value="779" table:style-name="ce5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1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float" office:value="1181" table:style-name="ce5">
            <text:p>1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1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float" office:value="1182" table:style-name="ce5">
            <text:p>1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1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float" office:value="781" table:style-name="ce5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1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float" office:value="1185" table:style-name="ce5">
            <text:p>1185</text:p>
          </table:table-cell>
          <table:table-cell office:value-type="string" table:style-name="ce1">
            <text:p>/wiki/Text_to_HTML</text:p>
          </table:table-cell>
          <table:table-cell table:number-columns-repeated="16381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float" office:value="1186" table:style-name="ce5">
            <text:p>1186</text:p>
          </table:table-cell>
          <table:table-cell office:value-type="string" table:style-name="ce1">
            <text:p>/wiki/Time-based_One-time_Password_Algorithm</text:p>
          </table:table-cell>
          <table:table-cell table:number-columns-repeated="16381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float" office:value="1187" table:style-name="ce5">
            <text:p>1187</text:p>
          </table:table-cell>
          <table:table-cell office:value-type="string" table:style-name="ce1">
            <text:p>/wiki/Tonelli-Shanks_algorithm</text:p>
          </table:table-cell>
          <table:table-cell table:number-columns-repeated="16381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float" office:value="798" table:style-name="ce5">
            <text:p>798</text:p>
          </table:table-cell>
          <table:table-cell office:value-type="string" table:style-name="ce1">
            <text:p>/wiki/Topic_variable</text:p>
          </table:table-cell>
          <table:table-cell table:number-columns-repeated="16381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float" office:value="1191" table:style-name="ce5">
            <text:p>1191</text:p>
          </table:table-cell>
          <table:table-cell office:value-type="string" table:style-name="ce1">
            <text:p>/wiki/Type_detection</text:p>
          </table:table-cell>
          <table:table-cell table:number-columns-repeated="16381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float" office:value="1192" table:style-name="ce5">
            <text:p>1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1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float" office:value="1193" table:style-name="ce5">
            <text:p>1193</text:p>
          </table:table-cell>
          <table:table-cell office:value-type="string" table:style-name="ce1">
            <text:p>/wiki/Unicode_polynomial_equation</text:p>
          </table:table-cell>
          <table:table-cell table:number-columns-repeated="16381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float" office:value="1194" table:style-name="ce5">
            <text:p>1194</text:p>
          </table:table-cell>
          <table:table-cell office:value-type="string" table:style-name="ce1">
            <text:p>/wiki/Untrusted_environment</text:p>
          </table:table-cell>
          <table:table-cell table:number-columns-repeated="16381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float" office:value="1195" table:style-name="ce5">
            <text:p>1195</text:p>
          </table:table-cell>
          <table:table-cell office:value-type="string" table:style-name="ce1">
            <text:p>/wiki/User_defined_pipe_and_redirection_operators</text:p>
          </table:table-cell>
          <table:table-cell table:number-columns-repeated="16381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float" office:value="1196" table:style-name="ce5">
            <text:p>1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1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float" office:value="828" table:style-name="ce5">
            <text:p>828</text:p>
          </table:table-cell>
          <table:table-cell office:value-type="string" table:style-name="ce1">
            <text:p>/wiki/Variable_size/Get</text:p>
          </table:table-cell>
          <table:table-cell table:number-columns-repeated="16381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float" office:value="829" table:style-name="ce5">
            <text:p>829</text:p>
          </table:table-cell>
          <table:table-cell office:value-type="string" table:style-name="ce1">
            <text:p>/wiki/Variable_size/Set</text:p>
          </table:table-cell>
          <table:table-cell table:number-columns-repeated="16381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float" office:value="836" table:style-name="ce5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1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float" office:value="1199" table:style-name="ce5">
            <text:p>1199</text:p>
          </table:table-cell>
          <table:table-cell office:value-type="string" table:style-name="ce1">
            <text:p>/wiki/VList</text:p>
          </table:table-cell>
          <table:table-cell table:number-columns-repeated="16381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float" office:value="1200" table:style-name="ce5">
            <text:p>1200</text:p>
          </table:table-cell>
          <table:table-cell office:value-type="string" table:style-name="ce1">
            <text:p>/wiki/Waveform_analysis/Doh_ray_me</text:p>
          </table:table-cell>
          <table:table-cell table:number-columns-repeated="16381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float" office:value="1201" table:style-name="ce5">
            <text:p>1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1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float" office:value="1202" table:style-name="ce5">
            <text:p>1202</text:p>
          </table:table-cell>
          <table:table-cell office:value-type="string" table:style-name="ce1">
            <text:p>/wiki/Weather_Routing</text:p>
          </table:table-cell>
          <table:table-cell table:number-columns-repeated="16381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float" office:value="1204" table:style-name="ce5">
            <text:p>1204</text:p>
          </table:table-cell>
          <table:table-cell office:value-type="string" table:style-name="ce1">
            <text:p>/wiki/Word_break_problem</text:p>
          </table:table-cell>
          <table:table-cell table:number-columns-repeated="16381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float" office:value="1205" table:style-name="ce5">
            <text:p>1205</text:p>
          </table:table-cell>
          <table:table-cell office:value-type="string" table:style-name="ce1">
            <text:p>/wiki/Word_count</text:p>
          </table:table-cell>
          <table:table-cell table:number-columns-repeated="16381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float" office:value="856" table:style-name="ce5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1"/>
        </table:table-row>
        <table:table-row table:number-rows-repeated="1048318" table:style-name="ro1">
          <table:table-cell table:number-columns-repeated="16384"/>
        </table:table-row>
      </table:table>
      <table:table table:name="missing_go" table:style-name="ta2">
        <table:table-column table:style-name="co1" table:number-columns-repeated="2" table:default-cell-style-name="ce5"/>
        <table:table-column table:style-name="co15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All-ID*</text:p>
          </table:table-cell>
          <table:table-cell office:value-type="string" table:style-name="ce3">
            <text:p>examples</text:p>
          </table:table-cell>
          <table:table-cell office:value-type="string" table:style-name="ce9">
            <text:p>* All-ID values &gt; 1000 are draft tasks</text:p>
          </table:table-cell>
          <table:table-cell table:number-columns-repeated="1638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/wiki/15_puzzle_solver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/wiki/9_billion_names_of_God_the_integer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02" table:style-name="ce5">
            <text:p>1002</text:p>
          </table:table-cell>
          <table:table-cell office:value-type="string" table:style-name="ce1">
            <text:p>/wiki/Abbreviations,_automatic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003" table:style-name="ce5">
            <text:p>1003</text:p>
          </table:table-cell>
          <table:table-cell office:value-type="string" table:style-name="ce1">
            <text:p>/wiki/Abbreviations,_easy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004" table:style-name="ce5">
            <text:p>1004</text:p>
          </table:table-cell>
          <table:table-cell office:value-type="string" table:style-name="ce1">
            <text:p>/wiki/Abbreviations,_simple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/wiki/Active_Directory/Connect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/wiki/Active_Directory/Search_for_a_user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/wiki/Add_a_variable_to_a_class_instance_at_runtime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005" table:style-name="ce5">
            <text:p>1005</text:p>
          </table:table-cell>
          <table:table-cell office:value-type="string" table:style-name="ce1">
            <text:p>/wiki/Addition_chains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/wiki/Aliquot_sequence_classifications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/wiki/Apply_a_digital_filter_(direct_form_II_transposed)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/wiki/Arithmetic-geometric_mean/Calculate_Pi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008" table:style-name="ce5">
            <text:p>1008</text:p>
          </table:table-cell>
          <table:table-cell office:value-type="string" table:style-name="ce1">
            <text:p>/wiki/ASCII_art_diagram_converter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009" table:style-name="ce5">
            <text:p>1009</text:p>
          </table:table-cell>
          <table:table-cell office:value-type="string" table:style-name="ce1">
            <text:p>/wiki/Aspect_Oriented_Programming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011" table:style-name="ce5">
            <text:p>1011</text:p>
          </table:table-cell>
          <table:table-cell office:value-type="string" table:style-name="ce1">
            <text:p>/wiki/Audio_frequency_generator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012" table:style-name="ce5">
            <text:p>1012</text:p>
          </table:table-cell>
          <table:table-cell office:value-type="string" table:style-name="ce1">
            <text:p>/wiki/Audio_Overlap_Loop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013" table:style-name="ce5">
            <text:p>1013</text:p>
          </table:table-cell>
          <table:table-cell office:value-type="string" table:style-name="ce1">
            <text:p>/wiki/AudioAlarm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016" table:style-name="ce5">
            <text:p>1016</text:p>
          </table:table-cell>
          <table:table-cell office:value-type="string" table:style-name="ce1">
            <text:p>/wiki/Base58Check_encoding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18" table:style-name="ce5">
            <text:p>1018</text:p>
          </table:table-cell>
          <table:table-cell office:value-type="string" table:style-name="ce1">
            <text:p>/wiki/Bilinear_interpolation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/wiki/Bitwise_IO</text:p>
          </table:table-cell>
          <table:table-cell table:number-columns-repeated="1638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020" table:style-name="ce5">
            <text:p>1020</text:p>
          </table:table-cell>
          <table:table-cell office:value-type="string" table:style-name="ce1">
            <text:p>/wiki/Black_Box</text:p>
          </table:table-cell>
          <table:table-cell table:number-columns-repeated="1638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021" table:style-name="ce5">
            <text:p>1021</text:p>
          </table:table-cell>
          <table:table-cell office:value-type="string" table:style-name="ce1">
            <text:p>/wiki/Blackjack_strategy</text:p>
          </table:table-cell>
          <table:table-cell table:number-columns-repeated="1638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022" table:style-name="ce5">
            <text:p>1022</text:p>
          </table:table-cell>
          <table:table-cell office:value-type="string" table:style-name="ce1">
            <text:p>/wiki/Boids</text:p>
          </table:table-cell>
          <table:table-cell table:number-columns-repeated="1638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/wiki/Calendar_-_for_%22REAL%22_programmers</text:p>
          </table:table-cell>
          <table:table-cell table:number-columns-repeated="1638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/wiki/Call_a_function_in_a_shared_library</text:p>
          </table:table-cell>
          <table:table-cell table:number-columns-repeated="1638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/wiki/Canny_edge_detector</text:p>
          </table:table-cell>
          <table:table-cell table:number-columns-repeated="1638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1023" table:style-name="ce5">
            <text:p>1023</text:p>
          </table:table-cell>
          <table:table-cell office:value-type="string" table:style-name="ce1">
            <text:p>/wiki/Card_shuffles</text:p>
          </table:table-cell>
          <table:table-cell table:number-columns-repeated="1638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07" table:style-name="ce5">
            <text:p>107</text:p>
          </table:table-cell>
          <table:table-cell office:value-type="string" table:style-name="ce1">
            <text:p>/wiki/Catalan_numbers/Pascal%27s_triangle</text:p>
          </table:table-cell>
          <table:table-cell table:number-columns-repeated="1638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09" table:style-name="ce5">
            <text:p>109</text:p>
          </table:table-cell>
          <table:table-cell office:value-type="string" table:style-name="ce1">
            <text:p>/wiki/Catmull%E2%80%93Clark_subdivision_surface</text:p>
          </table:table-cell>
          <table:table-cell table:number-columns-repeated="1638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110" table:style-name="ce5">
            <text:p>110</text:p>
          </table:table-cell>
          <table:table-cell office:value-type="string" table:style-name="ce1">
            <text:p>/wiki/Chaos_game</text:p>
          </table:table-cell>
          <table:table-cell table:number-columns-repeated="1638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1027" table:style-name="ce5">
            <text:p>1027</text:p>
          </table:table-cell>
          <table:table-cell office:value-type="string" table:style-name="ce1">
            <text:p>/wiki/Chess_player</text:p>
          </table:table-cell>
          <table:table-cell table:number-columns-repeated="1638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1028" table:style-name="ce5">
            <text:p>1028</text:p>
          </table:table-cell>
          <table:table-cell office:value-type="string" table:style-name="ce1">
            <text:p>/wiki/Chess_player/Move_generation</text:p>
          </table:table-cell>
          <table:table-cell table:number-columns-repeated="1638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1029" table:style-name="ce5">
            <text:p>1029</text:p>
          </table:table-cell>
          <table:table-cell office:value-type="string" table:style-name="ce1">
            <text:p>/wiki/Chess_player/Program_options_and_user_interface</text:p>
          </table:table-cell>
          <table:table-cell table:number-columns-repeated="1638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1030" table:style-name="ce5">
            <text:p>1030</text:p>
          </table:table-cell>
          <table:table-cell office:value-type="string" table:style-name="ce1">
            <text:p>/wiki/Chess_player/Search_and_evaluation</text:p>
          </table:table-cell>
          <table:table-cell table:number-columns-repeated="1638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1032" table:style-name="ce5">
            <text:p>1032</text:p>
          </table:table-cell>
          <table:table-cell office:value-type="string" table:style-name="ce1">
            <text:p>/wiki/Code_segment_unload</text:p>
          </table:table-cell>
          <table:table-cell table:number-columns-repeated="1638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124" table:style-name="ce5">
            <text:p>124</text:p>
          </table:table-cell>
          <table:table-cell office:value-type="string" table:style-name="ce1">
            <text:p>/wiki/Color_of_a_screen_pixel</text:p>
          </table:table-cell>
          <table:table-cell table:number-columns-repeated="1638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1033" table:style-name="ce5">
            <text:p>1033</text:p>
          </table:table-cell>
          <table:table-cell office:value-type="string" table:style-name="ce1">
            <text:p>/wiki/Color_wheel</text:p>
          </table:table-cell>
          <table:table-cell table:number-columns-repeated="1638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126" table:style-name="ce5">
            <text:p>126</text:p>
          </table:table-cell>
          <table:table-cell office:value-type="string" table:style-name="ce1">
            <text:p>/wiki/Colour_bars/Display</text:p>
          </table:table-cell>
          <table:table-cell table:number-columns-repeated="1638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27" table:style-name="ce5">
            <text:p>127</text:p>
          </table:table-cell>
          <table:table-cell office:value-type="string" table:style-name="ce1">
            <text:p>/wiki/Colour_pinstripe/Display</text:p>
          </table:table-cell>
          <table:table-cell table:number-columns-repeated="1638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28" table:style-name="ce5">
            <text:p>128</text:p>
          </table:table-cell>
          <table:table-cell office:value-type="string" table:style-name="ce1">
            <text:p>/wiki/Colour_pinstripe/Printer</text:p>
          </table:table-cell>
          <table:table-cell table:number-columns-repeated="1638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1034" table:style-name="ce5">
            <text:p>1034</text:p>
          </table:table-cell>
          <table:table-cell office:value-type="string" table:style-name="ce1">
            <text:p>/wiki/Combinations_with_repetitions/Square_Digit_Chain</text:p>
          </table:table-cell>
          <table:table-cell table:number-columns-repeated="1638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134" table:style-name="ce5">
            <text:p>134</text:p>
          </table:table-cell>
          <table:table-cell office:value-type="string" table:style-name="ce1">
            <text:p>/wiki/Commatizing_numbers</text:p>
          </table:table-cell>
          <table:table-cell table:number-columns-repeated="1638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139" table:style-name="ce5">
            <text:p>139</text:p>
          </table:table-cell>
          <table:table-cell office:value-type="string" table:style-name="ce1">
            <text:p>/wiki/Compiler/AST_interpreter</text:p>
          </table:table-cell>
          <table:table-cell table:number-columns-repeated="1638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140" table:style-name="ce5">
            <text:p>140</text:p>
          </table:table-cell>
          <table:table-cell office:value-type="string" table:style-name="ce1">
            <text:p>/wiki/Compiler/code_generator</text:p>
          </table:table-cell>
          <table:table-cell table:number-columns-repeated="1638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141" table:style-name="ce5">
            <text:p>141</text:p>
          </table:table-cell>
          <table:table-cell office:value-type="string" table:style-name="ce1">
            <text:p>/wiki/Compiler/lexical_analyzer</text:p>
          </table:table-cell>
          <table:table-cell table:number-columns-repeated="1638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142" table:style-name="ce5">
            <text:p>142</text:p>
          </table:table-cell>
          <table:table-cell office:value-type="string" table:style-name="ce1">
            <text:p>/wiki/Compiler/syntax_analyzer</text:p>
          </table:table-cell>
          <table:table-cell table:number-columns-repeated="1638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143" table:style-name="ce5">
            <text:p>143</text:p>
          </table:table-cell>
          <table:table-cell office:value-type="string" table:style-name="ce1">
            <text:p>/wiki/Compiler/virtual_machine_interpreter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151" table:style-name="ce5">
            <text:p>151</text:p>
          </table:table-cell>
          <table:table-cell office:value-type="string" table:style-name="ce1">
            <text:p>/wiki/Continued_fraction/Arithmetic/Construct_from_rational_number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1035" table:style-name="ce5">
            <text:p>1035</text:p>
          </table:table-cell>
          <table:table-cell office:value-type="string" table:style-name="ce1">
            <text:p>/wiki/Continued_fraction/Arithmetic/G(matrix_NG,_Contined_Fraction_N)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1036" table:style-name="ce5">
            <text:p>1036</text:p>
          </table:table-cell>
          <table:table-cell office:value-type="string" table:style-name="ce1">
            <text:p>/wiki/Continued_fraction/Arithmetic/G(matrix_NG,_Contined_Fraction_N1,_Contined_Fraction_N2)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1038" table:style-name="ce5">
            <text:p>1038</text:p>
          </table:table-cell>
          <table:table-cell office:value-type="string" table:style-name="ce1">
            <text:p>/wiki/Create_an_object/Native_demonstration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1041" table:style-name="ce5">
            <text:p>1041</text:p>
          </table:table-cell>
          <table:table-cell office:value-type="string" table:style-name="ce1">
            <text:p>/wiki/Damm_algorithm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1042" table:style-name="ce5">
            <text:p>1042</text:p>
          </table:table-cell>
          <table:table-cell office:value-type="string" table:style-name="ce1">
            <text:p>/wiki/Data_Encryption_Standard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1043" table:style-name="ce5">
            <text:p>1043</text:p>
          </table:table-cell>
          <table:table-cell office:value-type="string" table:style-name="ce1">
            <text:p>/wiki/Decimal_floating_point_number_to_binary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179" table:style-name="ce5">
            <text:p>179</text:p>
          </table:table-cell>
          <table:table-cell office:value-type="string" table:style-name="ce1">
            <text:p>/wiki/Deconvolution/2D%2B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181" table:style-name="ce5">
            <text:p>181</text:p>
          </table:table-cell>
          <table:table-cell office:value-type="string" table:style-name="ce1">
            <text:p>/wiki/Define_a_primitive_data_type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1045" table:style-name="ce5">
            <text:p>1045</text:p>
          </table:table-cell>
          <table:table-cell office:value-type="string" table:style-name="ce1">
            <text:p>/wiki/Deming%27s_Funnel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1046" table:style-name="ce5">
            <text:p>1046</text:p>
          </table:table-cell>
          <table:table-cell office:value-type="string" table:style-name="ce1">
            <text:p>/wiki/Determine_if_two_triangles_overlap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1047" table:style-name="ce5">
            <text:p>1047</text:p>
          </table:table-cell>
          <table:table-cell office:value-type="string" table:style-name="ce1">
            <text:p>/wiki/Dice_game_probabilities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1049" table:style-name="ce5">
            <text:p>1049</text:p>
          </table:table-cell>
          <table:table-cell office:value-type="string" table:style-name="ce1">
            <text:p>/wiki/Display_a_linear_combination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1050" table:style-name="ce5">
            <text:p>1050</text:p>
          </table:table-cell>
          <table:table-cell office:value-type="string" table:style-name="ce1">
            <text:p>/wiki/Diversity_prediction_theorem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207" table:style-name="ce5">
            <text:p>207</text:p>
          </table:table-cell>
          <table:table-cell office:value-type="string" table:style-name="ce1">
            <text:p>/wiki/Dynamic_variable_names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209" table:style-name="ce5">
            <text:p>209</text:p>
          </table:table-cell>
          <table:table-cell office:value-type="string" table:style-name="ce1">
            <text:p>/wiki/Egyptian_division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210" table:style-name="ce5">
            <text:p>210</text:p>
          </table:table-cell>
          <table:table-cell office:value-type="string" table:style-name="ce1">
            <text:p>/wiki/Egyptian_fractions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1052" table:style-name="ce5">
            <text:p>1052</text:p>
          </table:table-cell>
          <table:table-cell office:value-type="string" table:style-name="ce1">
            <text:p>/wiki/Elementary_cellular_automaton/Infinite_length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1053" table:style-name="ce5">
            <text:p>1053</text:p>
          </table:table-cell>
          <table:table-cell office:value-type="string" table:style-name="ce1">
            <text:p>/wiki/Elementary_cellular_automaton/Random_Number_Generator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232" table:style-name="ce5">
            <text:p>232</text:p>
          </table:table-cell>
          <table:table-cell office:value-type="string" table:style-name="ce1">
            <text:p>/wiki/Executable_library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240" table:style-name="ce5">
            <text:p>240</text:p>
          </table:table-cell>
          <table:table-cell office:value-type="string" table:style-name="ce1">
            <text:p>/wiki/Extend_your_language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1055" table:style-name="ce5">
            <text:p>1055</text:p>
          </table:table-cell>
          <table:table-cell office:value-type="string" table:style-name="ce1">
            <text:p>/wiki/External_sort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1057" table:style-name="ce5">
            <text:p>1057</text:p>
          </table:table-cell>
          <table:table-cell office:value-type="string" table:style-name="ce1">
            <text:p>/wiki/Faulhaber%27s_formula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1058" table:style-name="ce5">
            <text:p>1058</text:p>
          </table:table-cell>
          <table:table-cell office:value-type="string" table:style-name="ce1">
            <text:p>/wiki/Faulhaber%27s_triangle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252" table:style-name="ce5">
            <text:p>252</text:p>
          </table:table-cell>
          <table:table-cell office:value-type="string" table:style-name="ce1">
            <text:p>/wiki/Fibonacci_word/fractal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1060" table:style-name="ce5">
            <text:p>1060</text:p>
          </table:table-cell>
          <table:table-cell office:value-type="string" table:style-name="ce1">
            <text:p>/wiki/File_extension_is_in_extensions_list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1061" table:style-name="ce5">
            <text:p>1061</text:p>
          </table:table-cell>
          <table:table-cell office:value-type="string" table:style-name="ce1">
            <text:p>/wiki/File_size_distribution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1062" table:style-name="ce5">
            <text:p>1062</text:p>
          </table:table-cell>
          <table:table-cell office:value-type="string" table:style-name="ce1">
            <text:p>/wiki/Find_duplicate_files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258" table:style-name="ce5">
            <text:p>258</text:p>
          </table:table-cell>
          <table:table-cell office:value-type="string" table:style-name="ce1">
            <text:p>/wiki/Find_largest_left_truncatable_prime_in_a_given_base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260" table:style-name="ce5">
            <text:p>260</text:p>
          </table:table-cell>
          <table:table-cell office:value-type="string" table:style-name="ce1">
            <text:p>/wiki/Find_palindromic_numbers_in_both_binary_and_ternary_bases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261" table:style-name="ce5">
            <text:p>261</text:p>
          </table:table-cell>
          <table:table-cell office:value-type="string" table:style-name="ce1">
            <text:p>/wiki/Find_the_intersection_of_a_line_with_a_plane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262" table:style-name="ce5">
            <text:p>262</text:p>
          </table:table-cell>
          <table:table-cell office:value-type="string" table:style-name="ce1">
            <text:p>/wiki/Find_the_intersection_of_two_lines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1064" table:style-name="ce5">
            <text:p>1064</text:p>
          </table:table-cell>
          <table:table-cell office:value-type="string" table:style-name="ce1">
            <text:p>/wiki/Find_URI_in_text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1065" table:style-name="ce5">
            <text:p>1065</text:p>
          </table:table-cell>
          <table:table-cell office:value-type="string" table:style-name="ce1">
            <text:p>/wiki/Finite_state_machine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265" table:style-name="ce5">
            <text:p>265</text:p>
          </table:table-cell>
          <table:table-cell office:value-type="string" table:style-name="ce1">
            <text:p>/wiki/First_class_environments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1066" table:style-name="ce5">
            <text:p>1066</text:p>
          </table:table-cell>
          <table:table-cell office:value-type="string" table:style-name="ce1">
            <text:p>/wiki/Four_is_magic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1067" table:style-name="ce5">
            <text:p>1067</text:p>
          </table:table-cell>
          <table:table-cell office:value-type="string" table:style-name="ce1">
            <text:p>/wiki/Four_is_the_number_of_letters_in_the_...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1068" table:style-name="ce5">
            <text:p>1068</text:p>
          </table:table-cell>
          <table:table-cell office:value-type="string" table:style-name="ce1">
            <text:p>/wiki/Free_polyominoes_enumeration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1070" table:style-name="ce5">
            <text:p>1070</text:p>
          </table:table-cell>
          <table:table-cell office:value-type="string" table:style-name="ce1">
            <text:p>/wiki/Functional_coverage_tree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288" table:style-name="ce5">
            <text:p>288</text:p>
          </table:table-cell>
          <table:table-cell office:value-type="string" table:style-name="ce1">
            <text:p>/wiki/Galton_box_animation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291" table:style-name="ce5">
            <text:p>291</text:p>
          </table:table-cell>
          <table:table-cell office:value-type="string" table:style-name="ce1">
            <text:p>/wiki/General_FizzBuzz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1071" table:style-name="ce5">
            <text:p>1071</text:p>
          </table:table-cell>
          <table:table-cell office:value-type="string" table:style-name="ce1">
            <text:p>/wiki/Generalised_floating_point_addition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1072" table:style-name="ce5">
            <text:p>1072</text:p>
          </table:table-cell>
          <table:table-cell office:value-type="string" table:style-name="ce1">
            <text:p>/wiki/Generalised_floating_point_multiplication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1073" table:style-name="ce5">
            <text:p>1073</text:p>
          </table:table-cell>
          <table:table-cell office:value-type="string" table:style-name="ce1">
            <text:p>/wiki/Generate_random_chess_position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1074" table:style-name="ce5">
            <text:p>1074</text:p>
          </table:table-cell>
          <table:table-cell office:value-type="string" table:style-name="ce1">
            <text:p>/wiki/Geometric_algebra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1075" table:style-name="ce5">
            <text:p>1075</text:p>
          </table:table-cell>
          <table:table-cell office:value-type="string" table:style-name="ce1">
            <text:p>/wiki/Greed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304" table:style-name="ce5">
            <text:p>304</text:p>
          </table:table-cell>
          <table:table-cell office:value-type="string" table:style-name="ce1">
            <text:p>/wiki/Greyscale_bars/Display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310" table:style-name="ce5">
            <text:p>310</text:p>
          </table:table-cell>
          <table:table-cell office:value-type="string" table:style-name="ce1">
            <text:p>/wiki/GUI/Maximum_window_dimensions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308" table:style-name="ce5">
            <text:p>308</text:p>
          </table:table-cell>
          <table:table-cell office:value-type="string" table:style-name="ce1">
            <text:p>/wiki/GUI_component_interaction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309" table:style-name="ce5">
            <text:p>309</text:p>
          </table:table-cell>
          <table:table-cell office:value-type="string" table:style-name="ce1">
            <text:p>/wiki/GUI_enabling/disabling_of_controls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335" table:style-name="ce5">
            <text:p>335</text:p>
          </table:table-cell>
          <table:table-cell office:value-type="string" table:style-name="ce1">
            <text:p>/wiki/Honeycombs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344" table:style-name="ce5">
            <text:p>344</text:p>
          </table:table-cell>
          <table:table-cell office:value-type="string" table:style-name="ce1">
            <text:p>/wiki/HTTPS/Client-authenticated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346" table:style-name="ce5">
            <text:p>346</text:p>
          </table:table-cell>
          <table:table-cell office:value-type="string" table:style-name="ce1">
            <text:p>/wiki/Hunt_The_Wumpus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1077" table:style-name="ce5">
            <text:p>1077</text:p>
          </table:table-cell>
          <table:table-cell office:value-type="string" table:style-name="ce1">
            <text:p>/wiki/I.Q._Puzzle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1080" table:style-name="ce5">
            <text:p>1080</text:p>
          </table:table-cell>
          <table:table-cell office:value-type="string" table:style-name="ce1">
            <text:p>/wiki/Imaginary_base_numbers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1081" table:style-name="ce5">
            <text:p>1081</text:p>
          </table:table-cell>
          <table:table-cell office:value-type="string" table:style-name="ce1">
            <text:p>/wiki/Implicit_type_conversion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352" table:style-name="ce5">
            <text:p>352</text:p>
          </table:table-cell>
          <table:table-cell office:value-type="string" table:style-name="ce1">
            <text:p>/wiki/Include_a_file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364" table:style-name="ce5">
            <text:p>364</text:p>
          </table:table-cell>
          <table:table-cell office:value-type="string" table:style-name="ce1">
            <text:p>/wiki/Inverted_syntax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1087" table:style-name="ce5">
            <text:p>1087</text:p>
          </table:table-cell>
          <table:table-cell office:value-type="string" table:style-name="ce1">
            <text:p>/wiki/IRC_gateway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367" table:style-name="ce5">
            <text:p>367</text:p>
          </table:table-cell>
          <table:table-cell office:value-type="string" table:style-name="ce1">
            <text:p>/wiki/Jensen%27s_Device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370" table:style-name="ce5">
            <text:p>370</text:p>
          </table:table-cell>
          <table:table-cell office:value-type="string" table:style-name="ce1">
            <text:p>/wiki/Joystick_position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1088" table:style-name="ce5">
            <text:p>1088</text:p>
          </table:table-cell>
          <table:table-cell office:value-type="string" table:style-name="ce1">
            <text:p>/wiki/Just_in_time_processing_on_a_character_stream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380" table:style-name="ce5">
            <text:p>380</text:p>
          </table:table-cell>
          <table:table-cell office:value-type="string" table:style-name="ce1">
            <text:p>/wiki/Keyboard_macros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1090" table:style-name="ce5">
            <text:p>1090</text:p>
          </table:table-cell>
          <table:table-cell office:value-type="string" table:style-name="ce1">
            <text:p>/wiki/Knuth%27s_power_tree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389" table:style-name="ce5">
            <text:p>389</text:p>
          </table:table-cell>
          <table:table-cell office:value-type="string" table:style-name="ce1">
            <text:p>/wiki/Kronecker_product_based_fractals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1092" table:style-name="ce5">
            <text:p>1092</text:p>
          </table:table-cell>
          <table:table-cell office:value-type="string" table:style-name="ce1">
            <text:p>/wiki/Largest_number_divisible_by_its_digits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1094" table:style-name="ce5">
            <text:p>1094</text:p>
          </table:table-cell>
          <table:table-cell office:value-type="string" table:style-name="ce1">
            <text:p>/wiki/Linux_CPU_utilization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401" table:style-name="ce5">
            <text:p>401</text:p>
          </table:table-cell>
          <table:table-cell office:value-type="string" table:style-name="ce1">
            <text:p>/wiki/List_comprehensions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1095" table:style-name="ce5">
            <text:p>1095</text:p>
          </table:table-cell>
          <table:table-cell office:value-type="string" table:style-name="ce1">
            <text:p>/wiki/List_rooted_trees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425" table:style-name="ce5">
            <text:p>425</text:p>
          </table:table-cell>
          <table:table-cell office:value-type="string" table:style-name="ce1">
            <text:p>/wiki/Lucky_and_even_lucky_numbers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431" table:style-name="ce5">
            <text:p>431</text:p>
          </table:table-cell>
          <table:table-cell office:value-type="string" table:style-name="ce1">
            <text:p>/wiki/Machine_code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435" table:style-name="ce5">
            <text:p>435</text:p>
          </table:table-cell>
          <table:table-cell office:value-type="string" table:style-name="ce1">
            <text:p>/wiki/Magic_squares_of_singly_even_order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1099" table:style-name="ce5">
            <text:p>1099</text:p>
          </table:table-cell>
          <table:table-cell office:value-type="string" table:style-name="ce1">
            <text:p>/wiki/Markov_chain_text_generator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1100" table:style-name="ce5">
            <text:p>1100</text:p>
          </table:table-cell>
          <table:table-cell office:value-type="string" table:style-name="ce1">
            <text:p>/wiki/Mastermind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444" table:style-name="ce5">
            <text:p>444</text:p>
          </table:table-cell>
          <table:table-cell office:value-type="string" table:style-name="ce1">
            <text:p>/wiki/Matrix-exponentiation_operator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1101" table:style-name="ce5">
            <text:p>1101</text:p>
          </table:table-cell>
          <table:table-cell office:value-type="string" table:style-name="ce1">
            <text:p>/wiki/Mersenne_primes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455" table:style-name="ce5">
            <text:p>455</text:p>
          </table:table-cell>
          <table:table-cell office:value-type="string" table:style-name="ce1">
            <text:p>/wiki/Metaprogramming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460" table:style-name="ce5">
            <text:p>460</text:p>
          </table:table-cell>
          <table:table-cell office:value-type="string" table:style-name="ce1">
            <text:p>/wiki/Minesweeper_game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1103" table:style-name="ce5">
            <text:p>1103</text:p>
          </table:table-cell>
          <table:table-cell office:value-type="string" table:style-name="ce1">
            <text:p>/wiki/Modulinos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1104" table:style-name="ce5">
            <text:p>1104</text:p>
          </table:table-cell>
          <table:table-cell office:value-type="string" table:style-name="ce1">
            <text:p>/wiki/Monads/List_monad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1105" table:style-name="ce5">
            <text:p>1105</text:p>
          </table:table-cell>
          <table:table-cell office:value-type="string" table:style-name="ce1">
            <text:p>/wiki/Monads/Maybe_monad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1106" table:style-name="ce5">
            <text:p>1106</text:p>
          </table:table-cell>
          <table:table-cell office:value-type="string" table:style-name="ce1">
            <text:p>/wiki/Monads/Writer_monad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1108" table:style-name="ce5">
            <text:p>1108</text:p>
          </table:table-cell>
          <table:table-cell office:value-type="string" table:style-name="ce1">
            <text:p>/wiki/Morpion_solitaire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1109" table:style-name="ce5">
            <text:p>1109</text:p>
          </table:table-cell>
          <table:table-cell office:value-type="string" table:style-name="ce1">
            <text:p>/wiki/Most_frequent_k_chars_distance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466" table:style-name="ce5">
            <text:p>466</text:p>
          </table:table-cell>
          <table:table-cell office:value-type="string" table:style-name="ce1">
            <text:p>/wiki/Mouse_position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1112" table:style-name="ce5">
            <text:p>1112</text:p>
          </table:table-cell>
          <table:table-cell office:value-type="string" table:style-name="ce1">
            <text:p>/wiki/Musical_scale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479" table:style-name="ce5">
            <text:p>479</text:p>
          </table:table-cell>
          <table:table-cell office:value-type="string" table:style-name="ce1">
            <text:p>/wiki/Named_parameters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1114" table:style-name="ce5">
            <text:p>1114</text:p>
          </table:table-cell>
          <table:table-cell office:value-type="string" table:style-name="ce1">
            <text:p>/wiki/Names_to_numbers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480" table:style-name="ce5">
            <text:p>480</text:p>
          </table:table-cell>
          <table:table-cell office:value-type="string" table:style-name="ce1">
            <text:p>/wiki/Naming_conventions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1115" table:style-name="ce5">
            <text:p>1115</text:p>
          </table:table-cell>
          <table:table-cell office:value-type="string" table:style-name="ce1">
            <text:p>/wiki/Native_shebang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484" table:style-name="ce5">
            <text:p>484</text:p>
          </table:table-cell>
          <table:table-cell office:value-type="string" table:style-name="ce1">
            <text:p>/wiki/Nautical_bell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1113" table:style-name="ce5">
            <text:p>1113</text:p>
          </table:table-cell>
          <table:table-cell office:value-type="string" table:style-name="ce1">
            <text:p>/wiki/N-body_problem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485" table:style-name="ce5">
            <text:p>485</text:p>
          </table:table-cell>
          <table:table-cell office:value-type="string" table:style-name="ce1">
            <text:p>/wiki/Negative_base_numbers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491" table:style-name="ce5">
            <text:p>491</text:p>
          </table:table-cell>
          <table:table-cell office:value-type="string" table:style-name="ce1">
            <text:p>/wiki/Nonoblock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492" table:style-name="ce5">
            <text:p>492</text:p>
          </table:table-cell>
          <table:table-cell office:value-type="string" table:style-name="ce1">
            <text:p>/wiki/Nonogram_solver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1116" table:style-name="ce5">
            <text:p>1116</text:p>
          </table:table-cell>
          <table:table-cell office:value-type="string" table:style-name="ce1">
            <text:p>/wiki/NYSIIS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1117" table:style-name="ce5">
            <text:p>1117</text:p>
          </table:table-cell>
          <table:table-cell office:value-type="string" table:style-name="ce1">
            <text:p>/wiki/Old_Russian_measure_of_length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503" table:style-name="ce5">
            <text:p>503</text:p>
          </table:table-cell>
          <table:table-cell office:value-type="string" table:style-name="ce1">
            <text:p>/wiki/OLE_Automation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1118" table:style-name="ce5">
            <text:p>1118</text:p>
          </table:table-cell>
          <table:table-cell office:value-type="string" table:style-name="ce1">
            <text:p>/wiki/One-time_pad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1120" table:style-name="ce5">
            <text:p>1120</text:p>
          </table:table-cell>
          <table:table-cell office:value-type="string" table:style-name="ce1">
            <text:p>/wiki/OpenGL/Utah_Teapot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1119" table:style-name="ce5">
            <text:p>1119</text:p>
          </table:table-cell>
          <table:table-cell office:value-type="string" table:style-name="ce1">
            <text:p>/wiki/OpenGL_Pixel_Shader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1121" table:style-name="ce5">
            <text:p>1121</text:p>
          </table:table-cell>
          <table:table-cell office:value-type="string" table:style-name="ce1">
            <text:p>/wiki/OpenWebNet_Password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1122" table:style-name="ce5">
            <text:p>1122</text:p>
          </table:table-cell>
          <table:table-cell office:value-type="string" table:style-name="ce1">
            <text:p>/wiki/Orbital_elements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1125" table:style-name="ce5">
            <text:p>1125</text:p>
          </table:table-cell>
          <table:table-cell office:value-type="string" table:style-name="ce1">
            <text:p>/wiki/Parse_EBNF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1126" table:style-name="ce5">
            <text:p>1126</text:p>
          </table:table-cell>
          <table:table-cell office:value-type="string" table:style-name="ce1">
            <text:p>/wiki/Particle_Swarm_Optimization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525" table:style-name="ce5">
            <text:p>525</text:p>
          </table:table-cell>
          <table:table-cell office:value-type="string" table:style-name="ce1">
            <text:p>/wiki/Partition_an_integer_X_into_N_primes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526" table:style-name="ce5">
            <text:p>526</text:p>
          </table:table-cell>
          <table:table-cell office:value-type="string" table:style-name="ce1">
            <text:p>/wiki/Pascal_matrix_generation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531" table:style-name="ce5">
            <text:p>531</text:p>
          </table:table-cell>
          <table:table-cell office:value-type="string" table:style-name="ce1">
            <text:p>/wiki/Pattern_matching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1127" table:style-name="ce5">
            <text:p>1127</text:p>
          </table:table-cell>
          <table:table-cell office:value-type="string" table:style-name="ce1">
            <text:p>/wiki/Penrose_tiling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533" table:style-name="ce5">
            <text:p>533</text:p>
          </table:table-cell>
          <table:table-cell office:value-type="string" table:style-name="ce1">
            <text:p>/wiki/Pentagram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1128" table:style-name="ce5">
            <text:p>1128</text:p>
          </table:table-cell>
          <table:table-cell office:value-type="string" table:style-name="ce1">
            <text:p>/wiki/Pentomino_tiling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1129" table:style-name="ce5">
            <text:p>1129</text:p>
          </table:table-cell>
          <table:table-cell office:value-type="string" table:style-name="ce1">
            <text:p>/wiki/Perceptron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552" table:style-name="ce5">
            <text:p>552</text:p>
          </table:table-cell>
          <table:table-cell office:value-type="string" table:style-name="ce1">
            <text:p>/wiki/Pinstripe/Display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553" table:style-name="ce5">
            <text:p>553</text:p>
          </table:table-cell>
          <table:table-cell office:value-type="string" table:style-name="ce1">
            <text:p>/wiki/Pinstripe/Printer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554" table:style-name="ce5">
            <text:p>554</text:p>
          </table:table-cell>
          <table:table-cell office:value-type="string" table:style-name="ce1">
            <text:p>/wiki/Plasma_effect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555" table:style-name="ce5">
            <text:p>555</text:p>
          </table:table-cell>
          <table:table-cell office:value-type="string" table:style-name="ce1">
            <text:p>/wiki/Play_recorded_sounds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1132" table:style-name="ce5">
            <text:p>1132</text:p>
          </table:table-cell>
          <table:table-cell office:value-type="string" table:style-name="ce1">
            <text:p>/wiki/Playfair_cipher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559" table:style-name="ce5">
            <text:p>559</text:p>
          </table:table-cell>
          <table:table-cell office:value-type="string" table:style-name="ce1">
            <text:p>/wiki/Poker_hand_analyser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564" table:style-name="ce5">
            <text:p>564</text:p>
          </table:table-cell>
          <table:table-cell office:value-type="string" table:style-name="ce1">
            <text:p>/wiki/Polyspiral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1134" table:style-name="ce5">
            <text:p>1134</text:p>
          </table:table-cell>
          <table:table-cell office:value-type="string" table:style-name="ce1">
            <text:p>/wiki/Prime_conspiracy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571" table:style-name="ce5">
            <text:p>571</text:p>
          </table:table-cell>
          <table:table-cell office:value-type="string" table:style-name="ce1">
            <text:p>/wiki/Primes_-_allocate_descendants_to_their_ancestors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135" table:style-name="ce5">
            <text:p>1135</text:p>
          </table:table-cell>
          <table:table-cell office:value-type="string" table:style-name="ce1">
            <text:p>/wiki/Process_SMIL_directives_in_XML_data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136" table:style-name="ce5">
            <text:p>1136</text:p>
          </table:table-cell>
          <table:table-cell office:value-type="string" table:style-name="ce1">
            <text:p>/wiki/Proof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37" table:style-name="ce5">
            <text:p>1137</text:p>
          </table:table-cell>
          <table:table-cell office:value-type="string" table:style-name="ce1">
            <text:p>/wiki/Proper_divisors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23" table:style-name="ce5">
            <text:p>1123</text:p>
          </table:table-cell>
          <table:table-cell office:value-type="string" table:style-name="ce1">
            <text:p>/wiki/P-value_correction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138" table:style-name="ce5">
            <text:p>1138</text:p>
          </table:table-cell>
          <table:table-cell office:value-type="string" table:style-name="ce1">
            <text:p>/wiki/Railway_circuit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587" table:style-name="ce5">
            <text:p>587</text:p>
          </table:table-cell>
          <table:table-cell office:value-type="string" table:style-name="ce1">
            <text:p>/wiki/Ramer-Douglas-Peucker_line_simplification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139" table:style-name="ce5">
            <text:p>1139</text:p>
          </table:table-cell>
          <table:table-cell office:value-type="string" table:style-name="ce1">
            <text:p>/wiki/Ramsey%27s_theorem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141" table:style-name="ce5">
            <text:p>1141</text:p>
          </table:table-cell>
          <table:table-cell office:value-type="string" table:style-name="ce1">
            <text:p>/wiki/Readline_interface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602" table:style-name="ce5">
            <text:p>602</text:p>
          </table:table-cell>
          <table:table-cell office:value-type="string" table:style-name="ce1">
            <text:p>/wiki/Record_sound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142" table:style-name="ce5">
            <text:p>1142</text:p>
          </table:table-cell>
          <table:table-cell office:value-type="string" table:style-name="ce1">
            <text:p>/wiki/Recursive_descent_parser_generator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604" table:style-name="ce5">
            <text:p>604</text:p>
          </table:table-cell>
          <table:table-cell office:value-type="string" table:style-name="ce1">
            <text:p>/wiki/Reflection/Get_source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606" table:style-name="ce5">
            <text:p>606</text:p>
          </table:table-cell>
          <table:table-cell office:value-type="string" table:style-name="ce1">
            <text:p>/wiki/Reflection/List_properties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149" table:style-name="ce5">
            <text:p>1149</text:p>
          </table:table-cell>
          <table:table-cell office:value-type="string" table:style-name="ce1">
            <text:p>/wiki/Robots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628" table:style-name="ce5">
            <text:p>628</text:p>
          </table:table-cell>
          <table:table-cell office:value-type="string" table:style-name="ce1">
            <text:p>/wiki/Rosetta_Code/Find_bare_lang_tags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150" table:style-name="ce5">
            <text:p>1150</text:p>
          </table:table-cell>
          <table:table-cell office:value-type="string" table:style-name="ce1">
            <text:p>/wiki/Rosetta_Code/List_authors_of_task_descriptions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151" table:style-name="ce5">
            <text:p>1151</text:p>
          </table:table-cell>
          <table:table-cell office:value-type="string" table:style-name="ce1">
            <text:p>/wiki/Rosetta_Code/Rank_languages_by_number_of_users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152" table:style-name="ce5">
            <text:p>1152</text:p>
          </table:table-cell>
          <table:table-cell office:value-type="string" table:style-name="ce1">
            <text:p>/wiki/Rosetta_Code/Run_examples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153" table:style-name="ce5">
            <text:p>1153</text:p>
          </table:table-cell>
          <table:table-cell office:value-type="string" table:style-name="ce1">
            <text:p>/wiki/Rosetta_Code/Tasks_sorted_by_average_lines_of_code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154" table:style-name="ce5">
            <text:p>1154</text:p>
          </table:table-cell>
          <table:table-cell office:value-type="string" table:style-name="ce1">
            <text:p>/wiki/Rosetta_Code/Tasks_without_examples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1155" table:style-name="ce5">
            <text:p>1155</text:p>
          </table:table-cell>
          <table:table-cell office:value-type="string" table:style-name="ce1">
            <text:p>/wiki/Run_as_a_daemon_or_service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640" table:style-name="ce5">
            <text:p>640</text:p>
          </table:table-cell>
          <table:table-cell office:value-type="string" table:style-name="ce1">
            <text:p>/wiki/Sailors,_coconuts_and_a_monkey_problem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1156" table:style-name="ce5">
            <text:p>1156</text:p>
          </table:table-cell>
          <table:table-cell office:value-type="string" table:style-name="ce1">
            <text:p>/wiki/Sattolo_cycle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1158" table:style-name="ce5">
            <text:p>1158</text:p>
          </table:table-cell>
          <table:table-cell office:value-type="string" table:style-name="ce1">
            <text:p>/wiki/Self-hosting_compiler</text:p>
          </table:table-cell>
          <table:table-cell table:number-columns-repeated="1638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1159" table:style-name="ce5">
            <text:p>1159</text:p>
          </table:table-cell>
          <table:table-cell office:value-type="string" table:style-name="ce1">
            <text:p>/wiki/Separate_the_house_number_from_the_street_name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1160" table:style-name="ce5">
            <text:p>1160</text:p>
          </table:table-cell>
          <table:table-cell office:value-type="string" table:style-name="ce1">
            <text:p>/wiki/Sequence_of_primorial_primes</text:p>
          </table:table-cell>
          <table:table-cell table:number-columns-repeated="1638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664" table:style-name="ce5">
            <text:p>664</text:p>
          </table:table-cell>
          <table:table-cell office:value-type="string" table:style-name="ce1">
            <text:p>/wiki/Shoelace_formula_for_polygonal_area</text:p>
          </table:table-cell>
          <table:table-cell table:number-columns-repeated="1638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1161" table:style-name="ce5">
            <text:p>1161</text:p>
          </table:table-cell>
          <table:table-cell office:value-type="string" table:style-name="ce1">
            <text:p>/wiki/Shortest_common_supersequence</text:p>
          </table:table-cell>
          <table:table-cell table:number-columns-repeated="1638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668" table:style-name="ce5">
            <text:p>668</text:p>
          </table:table-cell>
          <table:table-cell office:value-type="string" table:style-name="ce1">
            <text:p>/wiki/Sierpinski_pentagon</text:p>
          </table:table-cell>
          <table:table-cell table:number-columns-repeated="1638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674" table:style-name="ce5">
            <text:p>674</text:p>
          </table:table-cell>
          <table:table-cell office:value-type="string" table:style-name="ce1">
            <text:p>/wiki/Simulate_input/Keyboard</text:p>
          </table:table-cell>
          <table:table-cell table:number-columns-repeated="1638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675" table:style-name="ce5">
            <text:p>675</text:p>
          </table:table-cell>
          <table:table-cell office:value-type="string" table:style-name="ce1">
            <text:p>/wiki/Simulate_input/Mouse</text:p>
          </table:table-cell>
          <table:table-cell table:number-columns-repeated="1638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1162" table:style-name="ce5">
            <text:p>1162</text:p>
          </table:table-cell>
          <table:table-cell office:value-type="string" table:style-name="ce1">
            <text:p>/wiki/Simulated_annealing</text:p>
          </table:table-cell>
          <table:table-cell table:number-columns-repeated="1638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1163" table:style-name="ce5">
            <text:p>1163</text:p>
          </table:table-cell>
          <table:table-cell office:value-type="string" table:style-name="ce1">
            <text:p>/wiki/Singly-linked_list/Element_removal</text:p>
          </table:table-cell>
          <table:table-cell table:number-columns-repeated="1638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1164" table:style-name="ce5">
            <text:p>1164</text:p>
          </table:table-cell>
          <table:table-cell office:value-type="string" table:style-name="ce1">
            <text:p>/wiki/Snake</text:p>
          </table:table-cell>
          <table:table-cell table:number-columns-repeated="16381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1165" table:style-name="ce5">
            <text:p>1165</text:p>
          </table:table-cell>
          <table:table-cell office:value-type="string" table:style-name="ce1">
            <text:p>/wiki/Snake_And_Ladder</text:p>
          </table:table-cell>
          <table:table-cell table:number-columns-repeated="1638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682" table:style-name="ce5">
            <text:p>682</text:p>
          </table:table-cell>
          <table:table-cell office:value-type="string" table:style-name="ce1">
            <text:p>/wiki/SOAP</text:p>
          </table:table-cell>
          <table:table-cell table:number-columns-repeated="1638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685" table:style-name="ce5">
            <text:p>685</text:p>
          </table:table-cell>
          <table:table-cell office:value-type="string" table:style-name="ce1">
            <text:p>/wiki/Solve_a_Hidato_puzzle</text:p>
          </table:table-cell>
          <table:table-cell table:number-columns-repeated="1638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686" table:style-name="ce5">
            <text:p>686</text:p>
          </table:table-cell>
          <table:table-cell office:value-type="string" table:style-name="ce1">
            <text:p>/wiki/Solve_a_Holy_Knight%27s_tour</text:p>
          </table:table-cell>
          <table:table-cell table:number-columns-repeated="1638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687" table:style-name="ce5">
            <text:p>687</text:p>
          </table:table-cell>
          <table:table-cell office:value-type="string" table:style-name="ce1">
            <text:p>/wiki/Solve_a_Hopido_puzzle</text:p>
          </table:table-cell>
          <table:table-cell table:number-columns-repeated="1638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688" table:style-name="ce5">
            <text:p>688</text:p>
          </table:table-cell>
          <table:table-cell office:value-type="string" table:style-name="ce1">
            <text:p>/wiki/Solve_a_Numbrix_puzzle</text:p>
          </table:table-cell>
          <table:table-cell table:number-columns-repeated="1638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1166" table:style-name="ce5">
            <text:p>1166</text:p>
          </table:table-cell>
          <table:table-cell office:value-type="string" table:style-name="ce1">
            <text:p>/wiki/Solve_a_Rubik%27s_Cube</text:p>
          </table:table-cell>
          <table:table-cell table:number-columns-repeated="1638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1167" table:style-name="ce5">
            <text:p>1167</text:p>
          </table:table-cell>
          <table:table-cell office:value-type="string" table:style-name="ce1">
            <text:p>/wiki/Solving_coin_problems</text:p>
          </table:table-cell>
          <table:table-cell table:number-columns-repeated="1638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1168" table:style-name="ce5">
            <text:p>1168</text:p>
          </table:table-cell>
          <table:table-cell office:value-type="string" table:style-name="ce1">
            <text:p>/wiki/Sorting_Algorithms/Circle_Sort</text:p>
          </table:table-cell>
          <table:table-cell table:number-columns-repeated="1638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1171" table:style-name="ce5">
            <text:p>1171</text:p>
          </table:table-cell>
          <table:table-cell office:value-type="string" table:style-name="ce1">
            <text:p>/wiki/Sorting_algorithms/Tree_sort_on_a_linked_list</text:p>
          </table:table-cell>
          <table:table-cell table:number-columns-repeated="1638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1172" table:style-name="ce5">
            <text:p>1172</text:p>
          </table:table-cell>
          <table:table-cell office:value-type="string" table:style-name="ce1">
            <text:p>/wiki/Spelling_of_ordinal_numbers</text:p>
          </table:table-cell>
          <table:table-cell table:number-columns-repeated="1638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728" table:style-name="ce5">
            <text:p>728</text:p>
          </table:table-cell>
          <table:table-cell office:value-type="string" table:style-name="ce1">
            <text:p>/wiki/Start_from_a_main_routine</text:p>
          </table:table-cell>
          <table:table-cell table:number-columns-repeated="1638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1173" table:style-name="ce5">
            <text:p>1173</text:p>
          </table:table-cell>
          <table:table-cell office:value-type="string" table:style-name="ce1">
            <text:p>/wiki/Starting_a_web_browser</text:p>
          </table:table-cell>
          <table:table-cell table:number-columns-repeated="1638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1175" table:style-name="ce5">
            <text:p>1175</text:p>
          </table:table-cell>
          <table:table-cell office:value-type="string" table:style-name="ce1">
            <text:p>/wiki/Substitution_Cipher</text:p>
          </table:table-cell>
          <table:table-cell table:number-columns-repeated="16381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float" office:value="760" table:style-name="ce5">
            <text:p>760</text:p>
          </table:table-cell>
          <table:table-cell office:value-type="string" table:style-name="ce1">
            <text:p>/wiki/Sum_to_100</text:p>
          </table:table-cell>
          <table:table-cell table:number-columns-repeated="16381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float" office:value="761" table:style-name="ce5">
            <text:p>761</text:p>
          </table:table-cell>
          <table:table-cell office:value-type="string" table:style-name="ce1">
            <text:p>/wiki/Superellipse</text:p>
          </table:table-cell>
          <table:table-cell table:number-columns-repeated="16381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float" office:value="1177" table:style-name="ce5">
            <text:p>1177</text:p>
          </table:table-cell>
          <table:table-cell office:value-type="string" table:style-name="ce1">
            <text:p>/wiki/Superpermutation_minimisation</text:p>
          </table:table-cell>
          <table:table-cell table:number-columns-repeated="16381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float" office:value="1178" table:style-name="ce5">
            <text:p>1178</text:p>
          </table:table-cell>
          <table:table-cell office:value-type="string" table:style-name="ce1">
            <text:p>/wiki/Table_creation</text:p>
          </table:table-cell>
          <table:table-cell table:number-columns-repeated="16381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float" office:value="1179" table:style-name="ce5">
            <text:p>1179</text:p>
          </table:table-cell>
          <table:table-cell office:value-type="string" table:style-name="ce1">
            <text:p>/wiki/Tamagotchi_emulator</text:p>
          </table:table-cell>
          <table:table-cell table:number-columns-repeated="16381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float" office:value="778" table:style-name="ce5">
            <text:p>778</text:p>
          </table:table-cell>
          <table:table-cell office:value-type="string" table:style-name="ce1">
            <text:p>/wiki/Terminal_control/Positional_read</text:p>
          </table:table-cell>
          <table:table-cell table:number-columns-repeated="16381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float" office:value="779" table:style-name="ce5">
            <text:p>779</text:p>
          </table:table-cell>
          <table:table-cell office:value-type="string" table:style-name="ce1">
            <text:p>/wiki/Terminal_control/Preserve_screen</text:p>
          </table:table-cell>
          <table:table-cell table:number-columns-repeated="16381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float" office:value="1181" table:style-name="ce5">
            <text:p>1181</text:p>
          </table:table-cell>
          <table:table-cell office:value-type="string" table:style-name="ce1">
            <text:p>/wiki/Terminal_control/Restricted_width_positional_input/No_wrapping</text:p>
          </table:table-cell>
          <table:table-cell table:number-columns-repeated="16381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float" office:value="1182" table:style-name="ce5">
            <text:p>1182</text:p>
          </table:table-cell>
          <table:table-cell office:value-type="string" table:style-name="ce1">
            <text:p>/wiki/Terminal_control/Restricted_width_positional_input/With_wrapping</text:p>
          </table:table-cell>
          <table:table-cell table:number-columns-repeated="16381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float" office:value="781" table:style-name="ce5">
            <text:p>781</text:p>
          </table:table-cell>
          <table:table-cell office:value-type="string" table:style-name="ce1">
            <text:p>/wiki/Terminal_control/Unicode_output</text:p>
          </table:table-cell>
          <table:table-cell table:number-columns-repeated="16381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float" office:value="1183" table:style-name="ce5">
            <text:p>1183</text:p>
          </table:table-cell>
          <table:table-cell office:value-type="string" table:style-name="ce1">
            <text:p>/wiki/Tetris</text:p>
          </table:table-cell>
          <table:table-cell table:number-columns-repeated="16381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float" office:value="1184" table:style-name="ce5">
            <text:p>1184</text:p>
          </table:table-cell>
          <table:table-cell office:value-type="string" table:style-name="ce1">
            <text:p>/wiki/Text_between</text:p>
          </table:table-cell>
          <table:table-cell table:number-columns-repeated="16381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float" office:value="1185" table:style-name="ce5">
            <text:p>1185</text:p>
          </table:table-cell>
          <table:table-cell office:value-type="string" table:style-name="ce1">
            <text:p>/wiki/Text_to_HTML</text:p>
          </table:table-cell>
          <table:table-cell table:number-columns-repeated="16381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float" office:value="1189" table:style-name="ce5">
            <text:p>1189</text:p>
          </table:table-cell>
          <table:table-cell office:value-type="string" table:style-name="ce1">
            <text:p>/wiki/Transportation_problem</text:p>
          </table:table-cell>
          <table:table-cell table:number-columns-repeated="16381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float" office:value="1190" table:style-name="ce5">
            <text:p>1190</text:p>
          </table:table-cell>
          <table:table-cell office:value-type="string" table:style-name="ce1">
            <text:p>/wiki/Two_Sum</text:p>
          </table:table-cell>
          <table:table-cell table:number-columns-repeated="16381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float" office:value="1191" table:style-name="ce5">
            <text:p>1191</text:p>
          </table:table-cell>
          <table:table-cell office:value-type="string" table:style-name="ce1">
            <text:p>/wiki/Type_detection</text:p>
          </table:table-cell>
          <table:table-cell table:number-columns-repeated="16381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float" office:value="1192" table:style-name="ce5">
            <text:p>1192</text:p>
          </table:table-cell>
          <table:table-cell office:value-type="string" table:style-name="ce1">
            <text:p>/wiki/Ukkonen%E2%80%99s_Suffix_Tree_Construction</text:p>
          </table:table-cell>
          <table:table-cell table:number-columns-repeated="16381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float" office:value="1193" table:style-name="ce5">
            <text:p>1193</text:p>
          </table:table-cell>
          <table:table-cell office:value-type="string" table:style-name="ce1">
            <text:p>/wiki/Unicode_polynomial_equation</text:p>
          </table:table-cell>
          <table:table-cell table:number-columns-repeated="16381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float" office:value="1194" table:style-name="ce5">
            <text:p>1194</text:p>
          </table:table-cell>
          <table:table-cell office:value-type="string" table:style-name="ce1">
            <text:p>/wiki/Untrusted_environment</text:p>
          </table:table-cell>
          <table:table-cell table:number-columns-repeated="16381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float" office:value="822" table:style-name="ce5">
            <text:p>822</text:p>
          </table:table-cell>
          <table:table-cell office:value-type="string" table:style-name="ce1">
            <text:p>/wiki/User_input/Graphical</text:p>
          </table:table-cell>
          <table:table-cell table:number-columns-repeated="16381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float" office:value="1196" table:style-name="ce5">
            <text:p>1196</text:p>
          </table:table-cell>
          <table:table-cell office:value-type="string" table:style-name="ce1">
            <text:p>/wiki/Using_a_Speech_engine_to_highlight_words</text:p>
          </table:table-cell>
          <table:table-cell table:number-columns-repeated="16381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float" office:value="836" table:style-name="ce5">
            <text:p>836</text:p>
          </table:table-cell>
          <table:table-cell office:value-type="string" table:style-name="ce1">
            <text:p>/wiki/Video_display_modes</text:p>
          </table:table-cell>
          <table:table-cell table:number-columns-repeated="16381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float" office:value="838" table:style-name="ce5">
            <text:p>838</text:p>
          </table:table-cell>
          <table:table-cell office:value-type="string" table:style-name="ce1">
            <text:p>/wiki/Vigen%C3%A8re_cipher/Cryptanalysis</text:p>
          </table:table-cell>
          <table:table-cell table:number-columns-repeated="16381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float" office:value="840" table:style-name="ce5">
            <text:p>840</text:p>
          </table:table-cell>
          <table:table-cell office:value-type="string" table:style-name="ce1">
            <text:p>/wiki/Vogel%27s_approximation_method</text:p>
          </table:table-cell>
          <table:table-cell table:number-columns-repeated="16381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float" office:value="1200" table:style-name="ce5">
            <text:p>1200</text:p>
          </table:table-cell>
          <table:table-cell office:value-type="string" table:style-name="ce1">
            <text:p>/wiki/Waveform_analysis/Doh_ray_me</text:p>
          </table:table-cell>
          <table:table-cell table:number-columns-repeated="16381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float" office:value="1201" table:style-name="ce5">
            <text:p>1201</text:p>
          </table:table-cell>
          <table:table-cell office:value-type="string" table:style-name="ce1">
            <text:p>/wiki/Waveform_analysis/Top_and_tail</text:p>
          </table:table-cell>
          <table:table-cell table:number-columns-repeated="16381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float" office:value="1202" table:style-name="ce5">
            <text:p>1202</text:p>
          </table:table-cell>
          <table:table-cell office:value-type="string" table:style-name="ce1">
            <text:p>/wiki/Weather_Routing</text:p>
          </table:table-cell>
          <table:table-cell table:number-columns-repeated="16381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float" office:value="848" table:style-name="ce5">
            <text:p>848</text:p>
          </table:table-cell>
          <table:table-cell office:value-type="string" table:style-name="ce1">
            <text:p>/wiki/Window_management</text:p>
          </table:table-cell>
          <table:table-cell table:number-columns-repeated="16381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float" office:value="1204" table:style-name="ce5">
            <text:p>1204</text:p>
          </table:table-cell>
          <table:table-cell office:value-type="string" table:style-name="ce1">
            <text:p>/wiki/Word_break_problem</text:p>
          </table:table-cell>
          <table:table-cell table:number-columns-repeated="16381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float" office:value="1205" table:style-name="ce5">
            <text:p>1205</text:p>
          </table:table-cell>
          <table:table-cell office:value-type="string" table:style-name="ce1">
            <text:p>/wiki/Word_count</text:p>
          </table:table-cell>
          <table:table-cell table:number-columns-repeated="16381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float" office:value="850" table:style-name="ce5">
            <text:p>850</text:p>
          </table:table-cell>
          <table:table-cell office:value-type="string" table:style-name="ce1">
            <text:p>/wiki/Word_search</text:p>
          </table:table-cell>
          <table:table-cell table:number-columns-repeated="16381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float" office:value="852" table:style-name="ce5">
            <text:p>852</text:p>
          </table:table-cell>
          <table:table-cell office:value-type="string" table:style-name="ce1">
            <text:p>/wiki/World_Cup_group_stage</text:p>
          </table:table-cell>
          <table:table-cell table:number-columns-repeated="16381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float" office:value="856" table:style-name="ce5">
            <text:p>856</text:p>
          </table:table-cell>
          <table:table-cell office:value-type="string" table:style-name="ce1">
            <text:p>/wiki/Write_to_Windows_event_log</text:p>
          </table:table-cell>
          <table:table-cell table:number-columns-repeated="16381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float" office:value="1206" table:style-name="ce5">
            <text:p>1206</text:p>
          </table:table-cell>
          <table:table-cell office:value-type="string" table:style-name="ce1">
            <text:p>/wiki/XML_Validation</text:p>
          </table:table-cell>
          <table:table-cell table:number-columns-repeated="16381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float" office:value="863" table:style-name="ce5">
            <text:p>863</text:p>
          </table:table-cell>
          <table:table-cell office:value-type="string" table:style-name="ce1">
            <text:p>/wiki/Yahoo!_search_interface</text:p>
          </table:table-cell>
          <table:table-cell table:number-columns-repeated="16381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float" office:value="866" table:style-name="ce5">
            <text:p>866</text:p>
          </table:table-cell>
          <table:table-cell office:value-type="string" table:style-name="ce1">
            <text:p>/wiki/Zeckendorf_arithmetic</text:p>
          </table:table-cell>
          <table:table-cell table:number-columns-repeated="16381"/>
        </table:table-row>
        <table:table-row table:number-rows-repeated="1048324" table:style-name="ro1">
          <table:table-cell table:number-columns-repeated="16384"/>
        </table:table-row>
      </table:table>
      <table:database-ranges>
        <table:database-range table:target-range-address="all.A1:all.B1077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Detlef Burkhardt</meta:initial-creator>
    <dc:creator>Detlef Burkhardt</dc:creator>
    <meta:creation-date>2018-02-11T11:11:49Z</meta:creation-date>
    <dc:date>2018-02-11T13:33:05Z</dc:date>
    <meta:editing-duration>PT0S</meta:editing-duration>
  </office:meta>
</office:document-meta>
</file>